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-si" table:style-name="ta1"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1.1909">
            <text:p>1.1909</text:p>
          </table:table-cell>
          <table:table-cell office:value-type="float" office:value="14.942">
            <text:p>14.942</text:p>
          </table:table-cell>
          <table:table-cell office:value-type="float" office:value="14.433">
            <text:p>14.433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-0.020609">
            <text:p>-0.020609</text:p>
          </table:table-cell>
          <table:table-cell office:value-type="float" office:value="11.667">
            <text:p>11.667</text:p>
          </table:table-cell>
          <table:table-cell office:value-type="float" office:value="12.836">
            <text:p>12.836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5.86">
            <text:p>5.86</text:p>
          </table:table-cell>
          <table:table-cell office:value-type="float" office:value="11.938">
            <text:p>11.938</text:p>
          </table:table-cell>
          <table:table-cell office:value-type="float" office:value="6.2516">
            <text:p>6.2516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7.2331">
            <text:p>7.2331</text:p>
          </table:table-cell>
          <table:table-cell office:value-type="float" office:value="5.6303">
            <text:p>5.6303</text:p>
          </table:table-cell>
          <table:table-cell office:value-type="float" office:value="1.4311">
            <text:p>1.4311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15.481">
            <text:p>15.481</text:p>
          </table:table-cell>
          <table:table-cell office:value-type="float" office:value="15.967">
            <text:p>15.967</text:p>
          </table:table-cell>
          <table:table-cell office:value-type="float" office:value="13.602">
            <text:p>13.602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8.262">
            <text:p>8.262</text:p>
          </table:table-cell>
          <table:table-cell office:value-type="float" office:value="8.5863">
            <text:p>8.5863</text:p>
          </table:table-cell>
          <table:table-cell office:value-type="float" office:value="13.338">
            <text:p>13.338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3.5066">
            <text:p>3.5066</text:p>
          </table:table-cell>
          <table:table-cell office:value-type="float" office:value="4.1649">
            <text:p>4.1649</text:p>
          </table:table-cell>
          <table:table-cell office:value-type="float" office:value="3.7466">
            <text:p>3.7466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2.3368">
            <text:p>2.3368</text:p>
          </table:table-cell>
          <table:table-cell office:value-type="float" office:value="16.246">
            <text:p>16.246</text:p>
          </table:table-cell>
          <table:table-cell office:value-type="float" office:value="4.3463">
            <text:p>4.3463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13.734">
            <text:p>13.734</text:p>
          </table:table-cell>
          <table:table-cell office:value-type="float" office:value="13.848">
            <text:p>13.848</text:p>
          </table:table-cell>
          <table:table-cell office:value-type="float" office:value="10.539">
            <text:p>10.539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15.17">
            <text:p>15.17</text:p>
          </table:table-cell>
          <table:table-cell office:value-type="float" office:value="2.0068">
            <text:p>2.0068</text:p>
          </table:table-cell>
          <table:table-cell office:value-type="float" office:value="5.6484">
            <text:p>5.6484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13.574">
            <text:p>13.574</text:p>
          </table:table-cell>
          <table:table-cell office:value-type="float" office:value="8.3187">
            <text:p>8.3187</text:p>
          </table:table-cell>
          <table:table-cell office:value-type="float" office:value="9.7157">
            <text:p>9.7157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2.5127">
            <text:p>2.5127</text:p>
          </table:table-cell>
          <table:table-cell office:value-type="float" office:value="2.4748">
            <text:p>2.4748</text:p>
          </table:table-cell>
          <table:table-cell office:value-type="float" office:value="15.93">
            <text:p>15.93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0.6245">
            <text:p>0.6245</text:p>
          </table:table-cell>
          <table:table-cell office:value-type="float" office:value="3.0398">
            <text:p>3.0398</text:p>
          </table:table-cell>
          <table:table-cell office:value-type="float" office:value="8.9237">
            <text:p>8.9237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13.308">
            <text:p>13.308</text:p>
          </table:table-cell>
          <table:table-cell office:value-type="float" office:value="16.196">
            <text:p>16.196</text:p>
          </table:table-cell>
          <table:table-cell office:value-type="float" office:value="3.3041">
            <text:p>3.3041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10.852">
            <text:p>10.852</text:p>
          </table:table-cell>
          <table:table-cell office:value-type="float" office:value="15.597">
            <text:p>15.597</text:p>
          </table:table-cell>
          <table:table-cell office:value-type="float" office:value="11.238">
            <text:p>11.238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13.051">
            <text:p>13.051</text:p>
          </table:table-cell>
          <table:table-cell office:value-type="float" office:value="8.681">
            <text:p>8.681</text:p>
          </table:table-cell>
          <table:table-cell office:value-type="float" office:value="4.4606">
            <text:p>4.4606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2.0736">
            <text:p>2.0736</text:p>
          </table:table-cell>
          <table:table-cell office:value-type="float" office:value="6.6975">
            <text:p>6.6975</text:p>
          </table:table-cell>
          <table:table-cell office:value-type="float" office:value="8.7998">
            <text:p>8.7998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12.146">
            <text:p>12.146</text:p>
          </table:table-cell>
          <table:table-cell office:value-type="float" office:value="6.6423">
            <text:p>6.6423</text:p>
          </table:table-cell>
          <table:table-cell office:value-type="float" office:value="4.9233">
            <text:p>4.9233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5.9808">
            <text:p>5.9808</text:p>
          </table:table-cell>
          <table:table-cell office:value-type="float" office:value="3.8393">
            <text:p>3.8393</text:p>
          </table:table-cell>
          <table:table-cell office:value-type="float" office:value="10.948">
            <text:p>10.948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14.967">
            <text:p>14.967</text:p>
          </table:table-cell>
          <table:table-cell office:value-type="float" office:value="12.592">
            <text:p>12.592</text:p>
          </table:table-cell>
          <table:table-cell office:value-type="float" office:value="14.576">
            <text:p>14.576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2.9994">
            <text:p>2.9994</text:p>
          </table:table-cell>
          <table:table-cell office:value-type="float" office:value="6.4347">
            <text:p>6.4347</text:p>
          </table:table-cell>
          <table:table-cell office:value-type="float" office:value="10.906">
            <text:p>10.906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10.365">
            <text:p>10.365</text:p>
          </table:table-cell>
          <table:table-cell office:value-type="float" office:value="6.2577">
            <text:p>6.2577</text:p>
          </table:table-cell>
          <table:table-cell office:value-type="float" office:value="3.4834">
            <text:p>3.4834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3.7439">
            <text:p>3.7439</text:p>
          </table:table-cell>
          <table:table-cell office:value-type="float" office:value="4.4029">
            <text:p>4.4029</text:p>
          </table:table-cell>
          <table:table-cell office:value-type="float" office:value="6.1381">
            <text:p>6.1381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6.2082">
            <text:p>6.2082</text:p>
          </table:table-cell>
          <table:table-cell office:value-type="float" office:value="7.0839">
            <text:p>7.0839</text:p>
          </table:table-cell>
          <table:table-cell office:value-type="float" office:value="9.3008">
            <text:p>9.3008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11.028">
            <text:p>11.028</text:p>
          </table:table-cell>
          <table:table-cell office:value-type="float" office:value="5.0542">
            <text:p>5.0542</text:p>
          </table:table-cell>
          <table:table-cell office:value-type="float" office:value="1.5677">
            <text:p>1.5677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12.189">
            <text:p>12.189</text:p>
          </table:table-cell>
          <table:table-cell office:value-type="float" office:value="14.005">
            <text:p>14.005</text:p>
          </table:table-cell>
          <table:table-cell office:value-type="float" office:value="12.318">
            <text:p>12.318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11.262">
            <text:p>11.262</text:p>
          </table:table-cell>
          <table:table-cell office:value-type="float" office:value="10.765">
            <text:p>10.765</text:p>
          </table:table-cell>
          <table:table-cell office:value-type="float" office:value="11.388">
            <text:p>11.388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10.683">
            <text:p>10.683</text:p>
          </table:table-cell>
          <table:table-cell office:value-type="float" office:value="9.6839">
            <text:p>9.6839</text:p>
          </table:table-cell>
          <table:table-cell office:value-type="float" office:value="2.191">
            <text:p>2.191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1.2046">
            <text:p>1.2046</text:p>
          </table:table-cell>
          <table:table-cell office:value-type="float" office:value="6.8194">
            <text:p>6.8194</text:p>
          </table:table-cell>
          <table:table-cell office:value-type="float" office:value="1.804">
            <text:p>1.804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2.8844">
            <text:p>2.8844</text:p>
          </table:table-cell>
          <table:table-cell office:value-type="float" office:value="2.4894">
            <text:p>2.4894</text:p>
          </table:table-cell>
          <table:table-cell office:value-type="float" office:value="9.6859">
            <text:p>9.6859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4.0537">
            <text:p>4.0537</text:p>
          </table:table-cell>
          <table:table-cell office:value-type="float" office:value="9.753">
            <text:p>9.753</text:p>
          </table:table-cell>
          <table:table-cell office:value-type="float" office:value="11.248">
            <text:p>11.248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4.8297">
            <text:p>4.8297</text:p>
          </table:table-cell>
          <table:table-cell office:value-type="float" office:value="10.082">
            <text:p>10.082</text:p>
          </table:table-cell>
          <table:table-cell office:value-type="float" office:value="2.6518">
            <text:p>2.6518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14.363">
            <text:p>14.363</text:p>
          </table:table-cell>
          <table:table-cell office:value-type="float" office:value="10.175">
            <text:p>10.175</text:p>
          </table:table-cell>
          <table:table-cell office:value-type="float" office:value="1.1144">
            <text:p>1.1144</text:p>
          </table:table-cell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8.7496">
            <text:p>8.7496</text:p>
          </table:table-cell>
          <table:table-cell office:value-type="float" office:value="14.641">
            <text:p>14.641</text:p>
          </table:table-cell>
          <table:table-cell office:value-type="float" office:value="10.703">
            <text:p>10.703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9.8866">
            <text:p>9.8866</text:p>
          </table:table-cell>
          <table:table-cell office:value-type="float" office:value="7.567">
            <text:p>7.567</text:p>
          </table:table-cell>
          <table:table-cell office:value-type="float" office:value="10.272">
            <text:p>10.272</text:p>
          </table:table-cell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10.827">
            <text:p>10.827</text:p>
          </table:table-cell>
          <table:table-cell office:value-type="float" office:value="11.795">
            <text:p>11.795</text:p>
          </table:table-cell>
          <table:table-cell office:value-type="float" office:value="9.1967">
            <text:p>9.1967</text:p>
          </table:table-cell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7.2923">
            <text:p>7.2923</text:p>
          </table:table-cell>
          <table:table-cell office:value-type="float" office:value="10.677">
            <text:p>10.677</text:p>
          </table:table-cell>
          <table:table-cell office:value-type="float" office:value="12.68">
            <text:p>12.68</text:p>
          </table:table-cell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15.266">
            <text:p>15.266</text:p>
          </table:table-cell>
          <table:table-cell office:value-type="float" office:value="8.6496">
            <text:p>8.6496</text:p>
          </table:table-cell>
          <table:table-cell office:value-type="float" office:value="7.9112">
            <text:p>7.9112</text:p>
          </table:table-cell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7.3858">
            <text:p>7.3858</text:p>
          </table:table-cell>
          <table:table-cell office:value-type="float" office:value="10.774">
            <text:p>10.774</text:p>
          </table:table-cell>
          <table:table-cell office:value-type="float" office:value="10.295">
            <text:p>10.295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9.952">
            <text:p>9.952</text:p>
          </table:table-cell>
          <table:table-cell office:value-type="float" office:value="10.238">
            <text:p>10.238</text:p>
          </table:table-cell>
          <table:table-cell office:value-type="float" office:value="16.348">
            <text:p>16.348</text:p>
          </table:table-cell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4.2878">
            <text:p>4.2878</text:p>
          </table:table-cell>
          <table:table-cell office:value-type="float" office:value="12.945">
            <text:p>12.945</text:p>
          </table:table-cell>
          <table:table-cell office:value-type="float" office:value="13.502">
            <text:p>13.502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8.9914">
            <text:p>8.9914</text:p>
          </table:table-cell>
          <table:table-cell office:value-type="float" office:value="0.41349">
            <text:p>0.41349</text:p>
          </table:table-cell>
          <table:table-cell office:value-type="float" office:value="15.832">
            <text:p>15.832</text:p>
          </table:table-cell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16.171">
            <text:p>16.171</text:p>
          </table:table-cell>
          <table:table-cell office:value-type="float" office:value="8.4874">
            <text:p>8.4874</text:p>
          </table:table-cell>
          <table:table-cell office:value-type="float" office:value="0.44438">
            <text:p>0.44438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13.69">
            <text:p>13.69</text:p>
          </table:table-cell>
          <table:table-cell office:value-type="float" office:value="3.3872">
            <text:p>3.3872</text:p>
          </table:table-cell>
          <table:table-cell office:value-type="float" office:value="13.863">
            <text:p>13.863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12.194">
            <text:p>12.194</text:p>
          </table:table-cell>
          <table:table-cell office:value-type="float" office:value="2.8925">
            <text:p>2.8925</text:p>
          </table:table-cell>
          <table:table-cell office:value-type="float" office:value="7.3121">
            <text:p>7.3121</text:p>
          </table:table-cell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9.0995">
            <text:p>9.0995</text:p>
          </table:table-cell>
          <table:table-cell office:value-type="float" office:value="8.175">
            <text:p>8.175</text:p>
          </table:table-cell>
          <table:table-cell office:value-type="float" office:value="2.9416">
            <text:p>2.9416</text:p>
          </table:table-cell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5.1672">
            <text:p>5.1672</text:p>
          </table:table-cell>
          <table:table-cell office:value-type="float" office:value="3.2851">
            <text:p>3.2851</text:p>
          </table:table-cell>
          <table:table-cell office:value-type="float" office:value="14.109">
            <text:p>14.109</text:p>
          </table:table-cell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8.5156">
            <text:p>8.5156</text:p>
          </table:table-cell>
          <table:table-cell office:value-type="float" office:value="15.318">
            <text:p>15.318</text:p>
          </table:table-cell>
          <table:table-cell office:value-type="float" office:value="6.2353">
            <text:p>6.2353</text:p>
          </table:table-cell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14.047">
            <text:p>14.047</text:p>
          </table:table-cell>
          <table:table-cell office:value-type="float" office:value="15.811">
            <text:p>15.811</text:p>
          </table:table-cell>
          <table:table-cell office:value-type="float" office:value="1.1149">
            <text:p>1.1149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13.623">
            <text:p>13.623</text:p>
          </table:table-cell>
          <table:table-cell office:value-type="float" office:value="10.836">
            <text:p>10.836</text:p>
          </table:table-cell>
          <table:table-cell office:value-type="float" office:value="15.259">
            <text:p>15.259</text:p>
          </table:table-cell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6.3598">
            <text:p>6.3598</text:p>
          </table:table-cell>
          <table:table-cell office:value-type="float" office:value="2.5463">
            <text:p>2.5463</text:p>
          </table:table-cell>
          <table:table-cell office:value-type="float" office:value="1.545">
            <text:p>1.545</text:p>
          </table:table-cell>
        </table:table-row>
        <table:table-row table:style-name="ro1">
          <table:table-cell/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2.521">
            <text:p>2.521</text:p>
          </table:table-cell>
          <table:table-cell office:value-type="float" office:value="0.57153">
            <text:p>0.57153</text:p>
          </table:table-cell>
          <table:table-cell office:value-type="float" office:value="6.6093">
            <text:p>6.6093</text:p>
          </table:table-cell>
        </table:table-row>
        <table:table-row table:style-name="ro1">
          <table:table-cell/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9.8559">
            <text:p>9.8559</text:p>
          </table:table-cell>
          <table:table-cell office:value-type="float" office:value="2.6039">
            <text:p>2.6039</text:p>
          </table:table-cell>
          <table:table-cell office:value-type="float" office:value="7.4028">
            <text:p>7.4028</text:p>
          </table:table-cell>
        </table:table-row>
        <table:table-row table:style-name="ro1">
          <table:table-cell/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15.695">
            <text:p>15.695</text:p>
          </table:table-cell>
          <table:table-cell office:value-type="float" office:value="5.8245">
            <text:p>5.8245</text:p>
          </table:table-cell>
          <table:table-cell office:value-type="float" office:value="5.4602">
            <text:p>5.4602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14.533">
            <text:p>14.533</text:p>
          </table:table-cell>
          <table:table-cell office:value-type="float" office:value="7.2734">
            <text:p>7.2734</text:p>
          </table:table-cell>
          <table:table-cell office:value-type="float" office:value="15.312">
            <text:p>15.312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11.173">
            <text:p>11.173</text:p>
          </table:table-cell>
          <table:table-cell office:value-type="float" office:value="13.611">
            <text:p>13.611</text:p>
          </table:table-cell>
          <table:table-cell office:value-type="float" office:value="0.48552">
            <text:p>0.48552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15.543">
            <text:p>15.543</text:p>
          </table:table-cell>
          <table:table-cell office:value-type="float" office:value="1.3189">
            <text:p>1.3189</text:p>
          </table:table-cell>
          <table:table-cell office:value-type="float" office:value="7.8567">
            <text:p>7.8567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2.0607">
            <text:p>2.0607</text:p>
          </table:table-cell>
          <table:table-cell office:value-type="float" office:value="2.9184">
            <text:p>2.9184</text:p>
          </table:table-cell>
          <table:table-cell office:value-type="float" office:value="6.8341">
            <text:p>6.8341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6.6666">
            <text:p>6.6666</text:p>
          </table:table-cell>
          <table:table-cell office:value-type="float" office:value="4.779">
            <text:p>4.779</text:p>
          </table:table-cell>
          <table:table-cell office:value-type="float" office:value="8.924">
            <text:p>8.924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12.425">
            <text:p>12.425</text:p>
          </table:table-cell>
          <table:table-cell office:value-type="float" office:value="15.342">
            <text:p>15.342</text:p>
          </table:table-cell>
          <table:table-cell office:value-type="float" office:value="15.803">
            <text:p>15.803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13.2">
            <text:p>13.2</text:p>
          </table:table-cell>
          <table:table-cell office:value-type="float" office:value="14.02">
            <text:p>14.02</text:p>
          </table:table-cell>
          <table:table-cell office:value-type="float" office:value="6.4118">
            <text:p>6.4118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14.14">
            <text:p>14.14</text:p>
          </table:table-cell>
          <table:table-cell office:value-type="float" office:value="5.0533">
            <text:p>5.0533</text:p>
          </table:table-cell>
          <table:table-cell office:value-type="float" office:value="1.9962">
            <text:p>1.9962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15.452">
            <text:p>15.452</text:p>
          </table:table-cell>
          <table:table-cell office:value-type="float" office:value="13.97">
            <text:p>13.97</text:p>
          </table:table-cell>
          <table:table-cell office:value-type="float" office:value="1.6788">
            <text:p>1.6788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6.5215">
            <text:p>6.5215</text:p>
          </table:table-cell>
          <table:table-cell office:value-type="float" office:value="0.1114">
            <text:p>0.1114</text:p>
          </table:table-cell>
          <table:table-cell office:value-type="float" office:value="5.5149">
            <text:p>5.5149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9.017">
            <text:p>9.017</text:p>
          </table:table-cell>
          <table:table-cell office:value-type="float" office:value="4.2472">
            <text:p>4.2472</text:p>
          </table:table-cell>
          <table:table-cell office:value-type="float" office:value="0.54682">
            <text:p>0.54682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12.272">
            <text:p>12.272</text:p>
          </table:table-cell>
          <table:table-cell office:value-type="float" office:value="13.709">
            <text:p>13.709</text:p>
          </table:table-cell>
          <table:table-cell office:value-type="float" office:value="8.6245">
            <text:p>8.6245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13.226">
            <text:p>13.226</text:p>
          </table:table-cell>
          <table:table-cell office:value-type="float" office:value="1.1925">
            <text:p>1.1925</text:p>
          </table:table-cell>
          <table:table-cell office:value-type="float" office:value="8.5851">
            <text:p>8.5851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9.8291">
            <text:p>9.8291</text:p>
          </table:table-cell>
          <table:table-cell office:value-type="float" office:value="1.4954">
            <text:p>1.4954</text:p>
          </table:table-cell>
          <table:table-cell office:value-type="float" office:value="3.418">
            <text:p>3.418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4.0975">
            <text:p>4.0975</text:p>
          </table:table-cell>
          <table:table-cell office:value-type="float" office:value="9.8615">
            <text:p>9.8615</text:p>
          </table:table-cell>
          <table:table-cell office:value-type="float" office:value="15.112">
            <text:p>15.112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4.2374">
            <text:p>4.2374</text:p>
          </table:table-cell>
          <table:table-cell office:value-type="float" office:value="8.0475">
            <text:p>8.0475</text:p>
          </table:table-cell>
          <table:table-cell office:value-type="float" office:value="3.7113">
            <text:p>3.7113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9.1901">
            <text:p>9.1901</text:p>
          </table:table-cell>
          <table:table-cell office:value-type="float" office:value="6.1672">
            <text:p>6.1672</text:p>
          </table:table-cell>
          <table:table-cell office:value-type="float" office:value="6.9795">
            <text:p>6.9795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4.6963">
            <text:p>4.6963</text:p>
          </table:table-cell>
          <table:table-cell office:value-type="float" office:value="15.734">
            <text:p>15.734</text:p>
          </table:table-cell>
          <table:table-cell office:value-type="float" office:value="16.043">
            <text:p>16.043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0.37338">
            <text:p>0.37338</text:p>
          </table:table-cell>
          <table:table-cell office:value-type="float" office:value="12.919">
            <text:p>12.919</text:p>
          </table:table-cell>
          <table:table-cell office:value-type="float" office:value="5.2662">
            <text:p>5.2662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1.6924">
            <text:p>1.6924</text:p>
          </table:table-cell>
          <table:table-cell office:value-type="float" office:value="5.6128">
            <text:p>5.6128</text:p>
          </table:table-cell>
          <table:table-cell office:value-type="float" office:value="14.233">
            <text:p>14.233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10.746">
            <text:p>10.746</text:p>
          </table:table-cell>
          <table:table-cell office:value-type="float" office:value="1.2632">
            <text:p>1.2632</text:p>
          </table:table-cell>
          <table:table-cell office:value-type="float" office:value="12.521">
            <text:p>12.521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0.41323">
            <text:p>0.41323</text:p>
          </table:table-cell>
          <table:table-cell office:value-type="float" office:value="9.8473">
            <text:p>9.8473</text:p>
          </table:table-cell>
          <table:table-cell office:value-type="float" office:value="2.7591">
            <text:p>2.7591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1.1219">
            <text:p>1.1219</text:p>
          </table:table-cell>
          <table:table-cell office:value-type="float" office:value="6.9481">
            <text:p>6.9481</text:p>
          </table:table-cell>
          <table:table-cell office:value-type="float" office:value="12.295">
            <text:p>12.295</text:p>
          </table:table-cell>
        </table:table-row>
        <table:table-row table:style-name="ro1">
          <table:table-cell/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0.14859">
            <text:p>0.14859</text:p>
          </table:table-cell>
          <table:table-cell office:value-type="float" office:value="1.3627">
            <text:p>1.3627</text:p>
          </table:table-cell>
          <table:table-cell office:value-type="float" office:value="2.4519">
            <text:p>2.4519</text:p>
          </table:table-cell>
        </table:table-row>
        <table:table-row table:style-name="ro1">
          <table:table-cell/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11.97">
            <text:p>11.97</text:p>
          </table:table-cell>
          <table:table-cell office:value-type="float" office:value="14.617">
            <text:p>14.617</text:p>
          </table:table-cell>
          <table:table-cell office:value-type="float" office:value="4.3682">
            <text:p>4.3682</text:p>
          </table:table-cell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6.1685">
            <text:p>6.1685</text:p>
          </table:table-cell>
          <table:table-cell office:value-type="float" office:value="15.427">
            <text:p>15.427</text:p>
          </table:table-cell>
          <table:table-cell office:value-type="float" office:value="3.4048">
            <text:p>3.4048</text:p>
          </table:table-cell>
        </table:table-row>
        <table:table-row table:style-name="ro1">
          <table:table-cell/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0.96334">
            <text:p>0.96334</text:p>
          </table:table-cell>
          <table:table-cell office:value-type="float" office:value="15.583">
            <text:p>15.583</text:p>
          </table:table-cell>
          <table:table-cell office:value-type="float" office:value="10.25">
            <text:p>10.25</text:p>
          </table:table-cell>
        </table:table-row>
        <table:table-row table:style-name="ro1">
          <table:table-cell/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11.103">
            <text:p>11.103</text:p>
          </table:table-cell>
          <table:table-cell office:value-type="float" office:value="0.85159">
            <text:p>0.85159</text:p>
          </table:table-cell>
          <table:table-cell office:value-type="float" office:value="14.889">
            <text:p>14.889</text:p>
          </table:table-cell>
        </table:table-row>
        <table:table-row table:style-name="ro1">
          <table:table-cell/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11.969">
            <text:p>11.969</text:p>
          </table:table-cell>
          <table:table-cell office:value-type="float" office:value="12.991">
            <text:p>12.991</text:p>
          </table:table-cell>
          <table:table-cell office:value-type="float" office:value="2.682">
            <text:p>2.682</text:p>
          </table:table-cell>
        </table:table-row>
        <table:table-row table:style-name="ro1">
          <table:table-cell/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7.9673">
            <text:p>7.9673</text:p>
          </table:table-cell>
          <table:table-cell office:value-type="float" office:value="8.6098">
            <text:p>8.6098</text:p>
          </table:table-cell>
          <table:table-cell office:value-type="float" office:value="9.4217">
            <text:p>9.4217</text:p>
          </table:table-cell>
        </table:table-row>
        <table:table-row table:style-name="ro1">
          <table:table-cell/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1.7202">
            <text:p>1.7202</text:p>
          </table:table-cell>
          <table:table-cell office:value-type="float" office:value="9.5792">
            <text:p>9.5792</text:p>
          </table:table-cell>
          <table:table-cell office:value-type="float" office:value="10.95">
            <text:p>10.95</text:p>
          </table:table-cell>
        </table:table-row>
        <table:table-row table:style-name="ro1">
          <table:table-cell/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7.8196">
            <text:p>7.8196</text:p>
          </table:table-cell>
          <table:table-cell office:value-type="float" office:value="13.15">
            <text:p>13.15</text:p>
          </table:table-cell>
          <table:table-cell office:value-type="float" office:value="7.1645">
            <text:p>7.1645</text:p>
          </table:table-cell>
        </table:table-row>
        <table:table-row table:style-name="ro1">
          <table:table-cell/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8.2332">
            <text:p>8.2332</text:p>
          </table:table-cell>
          <table:table-cell office:value-type="float" office:value="12.047">
            <text:p>12.047</text:p>
          </table:table-cell>
          <table:table-cell office:value-type="float" office:value="2.918">
            <text:p>2.918</text:p>
          </table:table-cell>
        </table:table-row>
        <table:table-row table:style-name="ro1">
          <table:table-cell/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8.955">
            <text:p>8.955</text:p>
          </table:table-cell>
          <table:table-cell office:value-type="float" office:value="11.291">
            <text:p>11.291</text:p>
          </table:table-cell>
          <table:table-cell office:value-type="float" office:value="5.8658">
            <text:p>5.8658</text:p>
          </table:table-cell>
        </table:table-row>
        <table:table-row table:style-name="ro1">
          <table:table-cell/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1.5545">
            <text:p>1.5545</text:p>
          </table:table-cell>
          <table:table-cell office:value-type="float" office:value="11.2">
            <text:p>11.2</text:p>
          </table:table-cell>
          <table:table-cell office:value-type="float" office:value="0.44979">
            <text:p>0.44979</text:p>
          </table:table-cell>
        </table:table-row>
        <table:table-row table:style-name="ro1">
          <table:table-cell/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15.482">
            <text:p>15.482</text:p>
          </table:table-cell>
          <table:table-cell office:value-type="float" office:value="14.805">
            <text:p>14.805</text:p>
          </table:table-cell>
          <table:table-cell office:value-type="float" office:value="6.2494">
            <text:p>6.2494</text:p>
          </table:table-cell>
        </table:table-row>
        <table:table-row table:style-name="ro1">
          <table:table-cell/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13.518">
            <text:p>13.518</text:p>
          </table:table-cell>
          <table:table-cell office:value-type="float" office:value="10.029">
            <text:p>10.029</text:p>
          </table:table-cell>
          <table:table-cell office:value-type="float" office:value="11.386">
            <text:p>11.386</text:p>
          </table:table-cell>
        </table:table-row>
        <table:table-row table:style-name="ro1">
          <table:table-cell/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7.8554">
            <text:p>7.8554</text:p>
          </table:table-cell>
          <table:table-cell office:value-type="float" office:value="7.8031">
            <text:p>7.8031</text:p>
          </table:table-cell>
          <table:table-cell office:value-type="float" office:value="0.95044">
            <text:p>0.95044</text:p>
          </table:table-cell>
        </table:table-row>
        <table:table-row table:style-name="ro1">
          <table:table-cell/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8.9769">
            <text:p>8.9769</text:p>
          </table:table-cell>
          <table:table-cell office:value-type="float" office:value="14.54">
            <text:p>14.54</text:p>
          </table:table-cell>
          <table:table-cell office:value-type="float" office:value="0.50877">
            <text:p>0.50877</text:p>
          </table:table-cell>
        </table:table-row>
        <table:table-row table:style-name="ro1">
          <table:table-cell/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2.549">
            <text:p>2.549</text:p>
          </table:table-cell>
          <table:table-cell office:value-type="float" office:value="10.007">
            <text:p>10.007</text:p>
          </table:table-cell>
          <table:table-cell office:value-type="float" office:value="6.8851">
            <text:p>6.8851</text:p>
          </table:table-cell>
        </table:table-row>
        <table:table-row table:style-name="ro1">
          <table:table-cell/>
          <table:table-cell office:value-type="float" office:value="95">
            <text:p>95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8.9694">
            <text:p>8.9694</text:p>
          </table:table-cell>
          <table:table-cell office:value-type="float" office:value="4.2039">
            <text:p>4.2039</text:p>
          </table:table-cell>
          <table:table-cell office:value-type="float" office:value="12.705">
            <text:p>12.705</text:p>
          </table:table-cell>
        </table:table-row>
        <table:table-row table:style-name="ro1">
          <table:table-cell/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2.5675">
            <text:p>2.5675</text:p>
          </table:table-cell>
          <table:table-cell office:value-type="float" office:value="8.1555">
            <text:p>8.1555</text:p>
          </table:table-cell>
          <table:table-cell office:value-type="float" office:value="5.3474">
            <text:p>5.3474</text:p>
          </table:table-cell>
        </table:table-row>
        <table:table-row table:style-name="ro1">
          <table:table-cell/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2.5489">
            <text:p>2.5489</text:p>
          </table:table-cell>
          <table:table-cell office:value-type="float" office:value="11.873">
            <text:p>11.873</text:p>
          </table:table-cell>
          <table:table-cell office:value-type="float" office:value="5.2442">
            <text:p>5.2442</text:p>
          </table:table-cell>
        </table:table-row>
        <table:table-row table:style-name="ro1">
          <table:table-cell/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7.5779">
            <text:p>7.5779</text:p>
          </table:table-cell>
          <table:table-cell office:value-type="float" office:value="13.025">
            <text:p>13.025</text:p>
          </table:table-cell>
          <table:table-cell office:value-type="float" office:value="15.646">
            <text:p>15.646</text:p>
          </table:table-cell>
        </table:table-row>
        <table:table-row table:style-name="ro1">
          <table:table-cell/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1.2361">
            <text:p>1.2361</text:p>
          </table:table-cell>
          <table:table-cell office:value-type="float" office:value="8.8523">
            <text:p>8.8523</text:p>
          </table:table-cell>
          <table:table-cell office:value-type="float" office:value="8.6808">
            <text:p>8.6808</text:p>
          </table:table-cell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5.8129">
            <text:p>5.8129</text:p>
          </table:table-cell>
          <table:table-cell office:value-type="float" office:value="3.4986">
            <text:p>3.4986</text:p>
          </table:table-cell>
          <table:table-cell office:value-type="float" office:value="3.6258">
            <text:p>3.6258</text:p>
          </table:table-cell>
        </table:table-row>
        <table:table-row table:style-name="ro1">
          <table:table-cell/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12.13">
            <text:p>12.13</text:p>
          </table:table-cell>
          <table:table-cell office:value-type="float" office:value="4.7211">
            <text:p>4.7211</text:p>
          </table:table-cell>
          <table:table-cell office:value-type="float" office:value="10.563">
            <text:p>10.563</text:p>
          </table:table-cell>
        </table:table-row>
        <table:table-row table:style-name="ro1">
          <table:table-cell/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13.694">
            <text:p>13.694</text:p>
          </table:table-cell>
          <table:table-cell office:value-type="float" office:value="14.51">
            <text:p>14.51</text:p>
          </table:table-cell>
          <table:table-cell office:value-type="float" office:value="14.057">
            <text:p>14.057</text:p>
          </table:table-cell>
        </table:table-row>
        <table:table-row table:style-name="ro1">
          <table:table-cell/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10.566">
            <text:p>10.566</text:p>
          </table:table-cell>
          <table:table-cell office:value-type="float" office:value="10.104">
            <text:p>10.104</text:p>
          </table:table-cell>
          <table:table-cell office:value-type="float" office:value="7.4859">
            <text:p>7.4859</text:p>
          </table:table-cell>
        </table:table-row>
        <table:table-row table:style-name="ro1">
          <table:table-cell/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8.4416">
            <text:p>8.4416</text:p>
          </table:table-cell>
          <table:table-cell office:value-type="float" office:value="1.9159">
            <text:p>1.9159</text:p>
          </table:table-cell>
          <table:table-cell office:value-type="float" office:value="12.201">
            <text:p>12.201</text:p>
          </table:table-cell>
        </table:table-row>
        <table:table-row table:style-name="ro1">
          <table:table-cell/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15.22">
            <text:p>15.22</text:p>
          </table:table-cell>
          <table:table-cell office:value-type="float" office:value="5.3113">
            <text:p>5.3113</text:p>
          </table:table-cell>
          <table:table-cell office:value-type="float" office:value="14.072">
            <text:p>14.072</text:p>
          </table:table-cell>
        </table:table-row>
        <table:table-row table:style-name="ro1">
          <table:table-cell/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8.2363">
            <text:p>8.2363</text:p>
          </table:table-cell>
          <table:table-cell office:value-type="float" office:value="14.403">
            <text:p>14.403</text:p>
          </table:table-cell>
          <table:table-cell office:value-type="float" office:value="2.7534">
            <text:p>2.7534</text:p>
          </table:table-cell>
        </table:table-row>
        <table:table-row table:style-name="ro1">
          <table:table-cell/>
          <table:table-cell office:value-type="float" office:value="107">
            <text:p>107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1.9348">
            <text:p>1.9348</text:p>
          </table:table-cell>
          <table:table-cell office:value-type="float" office:value="13.154">
            <text:p>13.154</text:p>
          </table:table-cell>
          <table:table-cell office:value-type="float" office:value="13.129">
            <text:p>13.129</text:p>
          </table:table-cell>
        </table:table-row>
        <table:table-row table:style-name="ro1">
          <table:table-cell/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13.717">
            <text:p>13.717</text:p>
          </table:table-cell>
          <table:table-cell office:value-type="float" office:value="11.761">
            <text:p>11.761</text:p>
          </table:table-cell>
          <table:table-cell office:value-type="float" office:value="6.2324">
            <text:p>6.2324</text:p>
          </table:table-cell>
        </table:table-row>
        <table:table-row table:style-name="ro1">
          <table:table-cell/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5.1378">
            <text:p>5.1378</text:p>
          </table:table-cell>
          <table:table-cell office:value-type="float" office:value="11.05">
            <text:p>11.05</text:p>
          </table:table-cell>
          <table:table-cell office:value-type="float" office:value="9.6526">
            <text:p>9.6526</text:p>
          </table:table-cell>
        </table:table-row>
        <table:table-row table:style-name="ro1">
          <table:table-cell/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12.315">
            <text:p>12.315</text:p>
          </table:table-cell>
          <table:table-cell office:value-type="float" office:value="7.5611">
            <text:p>7.5611</text:p>
          </table:table-cell>
          <table:table-cell office:value-type="float" office:value="13.173">
            <text:p>13.173</text:p>
          </table:table-cell>
        </table:table-row>
        <table:table-row table:style-name="ro1">
          <table:table-cell/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12.807">
            <text:p>12.807</text:p>
          </table:table-cell>
          <table:table-cell office:value-type="float" office:value="4.9134">
            <text:p>4.9134</text:p>
          </table:table-cell>
          <table:table-cell office:value-type="float" office:value="8.2875">
            <text:p>8.2875</text:p>
          </table:table-cell>
        </table:table-row>
        <table:table-row table:style-name="ro1">
          <table:table-cell/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9.3479">
            <text:p>9.3479</text:p>
          </table:table-cell>
          <table:table-cell office:value-type="float" office:value="8.1699">
            <text:p>8.1699</text:p>
          </table:table-cell>
          <table:table-cell office:value-type="float" office:value="15.412">
            <text:p>15.412</text:p>
          </table:table-cell>
        </table:table-row>
        <table:table-row table:style-name="ro1">
          <table:table-cell/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11.928">
            <text:p>11.928</text:p>
          </table:table-cell>
          <table:table-cell office:value-type="float" office:value="3.0093">
            <text:p>3.0093</text:p>
          </table:table-cell>
          <table:table-cell office:value-type="float" office:value="15.395">
            <text:p>15.395</text:p>
          </table:table-cell>
        </table:table-row>
        <table:table-row table:style-name="ro1">
          <table:table-cell/>
          <table:table-cell office:value-type="float" office:value="114">
            <text:p>114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15.413">
            <text:p>15.413</text:p>
          </table:table-cell>
          <table:table-cell office:value-type="float" office:value="1.938">
            <text:p>1.938</text:p>
          </table:table-cell>
          <table:table-cell office:value-type="float" office:value="14.587">
            <text:p>14.587</text:p>
          </table:table-cell>
        </table:table-row>
        <table:table-row table:style-name="ro1">
          <table:table-cell/>
          <table:table-cell office:value-type="float" office:value="115">
            <text:p>115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12.153">
            <text:p>12.153</text:p>
          </table:table-cell>
          <table:table-cell office:value-type="float" office:value="1.9276">
            <text:p>1.9276</text:p>
          </table:table-cell>
          <table:table-cell office:value-type="float" office:value="3.2669">
            <text:p>3.2669</text:p>
          </table:table-cell>
        </table:table-row>
        <table:table-row table:style-name="ro1">
          <table:table-cell/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8.9414">
            <text:p>8.9414</text:p>
          </table:table-cell>
          <table:table-cell office:value-type="float" office:value="5.1338">
            <text:p>5.1338</text:p>
          </table:table-cell>
          <table:table-cell office:value-type="float" office:value="4.8893">
            <text:p>4.8893</text:p>
          </table:table-cell>
        </table:table-row>
        <table:table-row table:style-name="ro1">
          <table:table-cell/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4.5297">
            <text:p>4.5297</text:p>
          </table:table-cell>
          <table:table-cell office:value-type="float" office:value="13.334">
            <text:p>13.334</text:p>
          </table:table-cell>
          <table:table-cell office:value-type="float" office:value="9.7628">
            <text:p>9.7628</text:p>
          </table:table-cell>
        </table:table-row>
        <table:table-row table:style-name="ro1">
          <table:table-cell/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15.439">
            <text:p>15.439</text:p>
          </table:table-cell>
          <table:table-cell office:value-type="float" office:value="0.088183">
            <text:p>0.088183</text:p>
          </table:table-cell>
          <table:table-cell office:value-type="float" office:value="4.3078">
            <text:p>4.3078</text:p>
          </table:table-cell>
        </table:table-row>
        <table:table-row table:style-name="ro1">
          <table:table-cell/>
          <table:table-cell office:value-type="float" office:value="119">
            <text:p>119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2.5292">
            <text:p>2.5292</text:p>
          </table:table-cell>
          <table:table-cell office:value-type="float" office:value="13.79">
            <text:p>13.79</text:p>
          </table:table-cell>
          <table:table-cell office:value-type="float" office:value="7.9546">
            <text:p>7.9546</text:p>
          </table:table-cell>
        </table:table-row>
        <table:table-row table:style-name="ro1">
          <table:table-cell/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15.178">
            <text:p>15.178</text:p>
          </table:table-cell>
          <table:table-cell office:value-type="float" office:value="8.9436">
            <text:p>8.9436</text:p>
          </table:table-cell>
          <table:table-cell office:value-type="float" office:value="5.423">
            <text:p>5.423</text:p>
          </table:table-cell>
        </table:table-row>
        <table:table-row table:style-name="ro1">
          <table:table-cell/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6.2915">
            <text:p>6.2915</text:p>
          </table:table-cell>
          <table:table-cell office:value-type="float" office:value="7.1254">
            <text:p>7.1254</text:p>
          </table:table-cell>
          <table:table-cell office:value-type="float" office:value="13.226">
            <text:p>13.226</text:p>
          </table:table-cell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5.1794">
            <text:p>5.1794</text:p>
          </table:table-cell>
          <table:table-cell office:value-type="float" office:value="7.6013">
            <text:p>7.6013</text:p>
          </table:table-cell>
          <table:table-cell office:value-type="float" office:value="15.33">
            <text:p>15.33</text:p>
          </table:table-cell>
        </table:table-row>
        <table:table-row table:style-name="ro1">
          <table:table-cell/>
          <table:table-cell office:value-type="float" office:value="123">
            <text:p>123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2.397">
            <text:p>2.397</text:p>
          </table:table-cell>
          <table:table-cell office:value-type="float" office:value="0.8492">
            <text:p>0.8492</text:p>
          </table:table-cell>
          <table:table-cell office:value-type="float" office:value="11.269">
            <text:p>11.269</text:p>
          </table:table-cell>
        </table:table-row>
        <table:table-row table:style-name="ro1">
          <table:table-cell/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13.117">
            <text:p>13.117</text:p>
          </table:table-cell>
          <table:table-cell office:value-type="float" office:value="3.0002">
            <text:p>3.0002</text:p>
          </table:table-cell>
          <table:table-cell office:value-type="float" office:value="5.1397">
            <text:p>5.1397</text:p>
          </table:table-cell>
        </table:table-row>
        <table:table-row table:style-name="ro1">
          <table:table-cell/>
          <table:table-cell office:value-type="float" office:value="125">
            <text:p>125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15.245">
            <text:p>15.245</text:p>
          </table:table-cell>
          <table:table-cell office:value-type="float" office:value="11.281">
            <text:p>11.281</text:p>
          </table:table-cell>
          <table:table-cell office:value-type="float" office:value="4.3971">
            <text:p>4.3971</text:p>
          </table:table-cell>
        </table:table-row>
        <table:table-row table:style-name="ro1">
          <table:table-cell/>
          <table:table-cell office:value-type="float" office:value="126">
            <text:p>126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5.2442">
            <text:p>5.2442</text:p>
          </table:table-cell>
          <table:table-cell office:value-type="float" office:value="13.473">
            <text:p>13.473</text:p>
          </table:table-cell>
          <table:table-cell office:value-type="float" office:value="15.595">
            <text:p>15.595</text:p>
          </table:table-cell>
        </table:table-row>
        <table:table-row table:style-name="ro1">
          <table:table-cell/>
          <table:table-cell office:value-type="float" office:value="127">
            <text:p>127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9.7493">
            <text:p>9.7493</text:p>
          </table:table-cell>
          <table:table-cell office:value-type="float" office:value="15.509">
            <text:p>15.509</text:p>
          </table:table-cell>
          <table:table-cell office:value-type="float" office:value="4.2156">
            <text:p>4.2156</text:p>
          </table:table-cell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5.2608">
            <text:p>5.2608</text:p>
          </table:table-cell>
          <table:table-cell office:value-type="float" office:value="14.278">
            <text:p>14.278</text:p>
          </table:table-cell>
          <table:table-cell office:value-type="float" office:value="11.87">
            <text:p>11.87</text:p>
          </table:table-cell>
        </table:table-row>
        <table:table-row table:style-name="ro1">
          <table:table-cell/>
          <table:table-cell office:value-type="float" office:value="129">
            <text:p>129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0.51831">
            <text:p>0.51831</text:p>
          </table:table-cell>
          <table:table-cell office:value-type="float" office:value="3.8294">
            <text:p>3.8294</text:p>
          </table:table-cell>
          <table:table-cell office:value-type="float" office:value="15.676">
            <text:p>15.676</text:p>
          </table:table-cell>
        </table:table-row>
        <table:table-row table:style-name="ro1">
          <table:table-cell/>
          <table:table-cell office:value-type="float" office:value="130">
            <text:p>130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10.768">
            <text:p>10.768</text:p>
          </table:table-cell>
          <table:table-cell office:value-type="float" office:value="12.288">
            <text:p>12.288</text:p>
          </table:table-cell>
          <table:table-cell office:value-type="float" office:value="13.127">
            <text:p>13.127</text:p>
          </table:table-cell>
        </table:table-row>
        <table:table-row table:style-name="ro1">
          <table:table-cell/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12.811">
            <text:p>12.811</text:p>
          </table:table-cell>
          <table:table-cell office:value-type="float" office:value="8.7373">
            <text:p>8.7373</text:p>
          </table:table-cell>
          <table:table-cell office:value-type="float" office:value="2.0945">
            <text:p>2.0945</text:p>
          </table:table-cell>
        </table:table-row>
        <table:table-row table:style-name="ro1">
          <table:table-cell/>
          <table:table-cell office:value-type="float" office:value="132">
            <text:p>132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4.0477">
            <text:p>4.0477</text:p>
          </table:table-cell>
          <table:table-cell office:value-type="float" office:value="14.583">
            <text:p>14.583</text:p>
          </table:table-cell>
          <table:table-cell office:value-type="float" office:value="4.0131">
            <text:p>4.0131</text:p>
          </table:table-cell>
        </table:table-row>
        <table:table-row table:style-name="ro1">
          <table:table-cell/>
          <table:table-cell office:value-type="float" office:value="133">
            <text:p>133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1.0634">
            <text:p>1.0634</text:p>
          </table:table-cell>
          <table:table-cell office:value-type="float" office:value="11.765">
            <text:p>11.765</text:p>
          </table:table-cell>
          <table:table-cell office:value-type="float" office:value="10.194">
            <text:p>10.194</text:p>
          </table:table-cell>
        </table:table-row>
        <table:table-row table:style-name="ro1">
          <table:table-cell/>
          <table:table-cell office:value-type="float" office:value="134">
            <text:p>134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0.90753">
            <text:p>0.90753</text:p>
          </table:table-cell>
          <table:table-cell office:value-type="float" office:value="11.848">
            <text:p>11.848</text:p>
          </table:table-cell>
          <table:table-cell office:value-type="float" office:value="7.7777">
            <text:p>7.7777</text:p>
          </table:table-cell>
        </table:table-row>
        <table:table-row table:style-name="ro1">
          <table:table-cell/>
          <table:table-cell office:value-type="float" office:value="135">
            <text:p>135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7.6576">
            <text:p>7.6576</text:p>
          </table:table-cell>
          <table:table-cell office:value-type="float" office:value="0.35353">
            <text:p>0.35353</text:p>
          </table:table-cell>
          <table:table-cell office:value-type="float" office:value="13.835">
            <text:p>13.835</text:p>
          </table:table-cell>
        </table:table-row>
        <table:table-row table:style-name="ro1">
          <table:table-cell/>
          <table:table-cell office:value-type="float" office:value="136">
            <text:p>136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2.8037">
            <text:p>2.8037</text:p>
          </table:table-cell>
          <table:table-cell office:value-type="float" office:value="13.431">
            <text:p>13.431</text:p>
          </table:table-cell>
          <table:table-cell office:value-type="float" office:value="2.3468">
            <text:p>2.3468</text:p>
          </table:table-cell>
        </table:table-row>
        <table:table-row table:style-name="ro1">
          <table:table-cell/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15.115">
            <text:p>15.115</text:p>
          </table:table-cell>
          <table:table-cell office:value-type="float" office:value="15.724">
            <text:p>15.724</text:p>
          </table:table-cell>
          <table:table-cell office:value-type="float" office:value="11.252">
            <text:p>11.252</text:p>
          </table:table-cell>
        </table:table-row>
        <table:table-row table:style-name="ro1">
          <table:table-cell/>
          <table:table-cell office:value-type="float" office:value="138">
            <text:p>138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15.916">
            <text:p>15.916</text:p>
          </table:table-cell>
          <table:table-cell office:value-type="float" office:value="3.0765">
            <text:p>3.0765</text:p>
          </table:table-cell>
          <table:table-cell office:value-type="float" office:value="11.218">
            <text:p>11.218</text:p>
          </table:table-cell>
        </table:table-row>
        <table:table-row table:style-name="ro1">
          <table:table-cell/>
          <table:table-cell office:value-type="float" office:value="139">
            <text:p>139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1.1568">
            <text:p>1.1568</text:p>
          </table:table-cell>
          <table:table-cell office:value-type="float" office:value="3.4157">
            <text:p>3.4157</text:p>
          </table:table-cell>
          <table:table-cell office:value-type="float" office:value="3.1582">
            <text:p>3.1582</text:p>
          </table:table-cell>
        </table:table-row>
        <table:table-row table:style-name="ro1">
          <table:table-cell/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0.37977">
            <text:p>0.37977</text:p>
          </table:table-cell>
          <table:table-cell office:value-type="float" office:value="9.2605">
            <text:p>9.2605</text:p>
          </table:table-cell>
          <table:table-cell office:value-type="float" office:value="13.155">
            <text:p>13.155</text:p>
          </table:table-cell>
        </table:table-row>
        <table:table-row table:style-name="ro1">
          <table:table-cell/>
          <table:table-cell office:value-type="float" office:value="141">
            <text:p>141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6.7201">
            <text:p>6.7201</text:p>
          </table:table-cell>
          <table:table-cell office:value-type="float" office:value="4.784">
            <text:p>4.784</text:p>
          </table:table-cell>
          <table:table-cell office:value-type="float" office:value="13.009">
            <text:p>13.009</text:p>
          </table:table-cell>
        </table:table-row>
        <table:table-row table:style-name="ro1">
          <table:table-cell/>
          <table:table-cell office:value-type="float" office:value="142">
            <text:p>142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11.925">
            <text:p>11.925</text:p>
          </table:table-cell>
          <table:table-cell office:value-type="float" office:value="10.455">
            <text:p>10.455</text:p>
          </table:table-cell>
          <table:table-cell office:value-type="float" office:value="5.5159">
            <text:p>5.5159</text:p>
          </table:table-cell>
        </table:table-row>
        <table:table-row table:style-name="ro1">
          <table:table-cell/>
          <table:table-cell office:value-type="float" office:value="143">
            <text:p>143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4.6549">
            <text:p>4.6549</text:p>
          </table:table-cell>
          <table:table-cell office:value-type="float" office:value="0.24744">
            <text:p>0.24744</text:p>
          </table:table-cell>
          <table:table-cell office:value-type="float" office:value="11.958">
            <text:p>11.958</text:p>
          </table:table-cell>
        </table:table-row>
        <table:table-row table:style-name="ro1">
          <table:table-cell/>
          <table:table-cell office:value-type="float" office:value="144">
            <text:p>144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11.459">
            <text:p>11.459</text:p>
          </table:table-cell>
          <table:table-cell office:value-type="float" office:value="15.886">
            <text:p>15.886</text:p>
          </table:table-cell>
          <table:table-cell office:value-type="float" office:value="8.9778">
            <text:p>8.9778</text:p>
          </table:table-cell>
        </table:table-row>
        <table:table-row table:style-name="ro1">
          <table:table-cell/>
          <table:table-cell office:value-type="float" office:value="145">
            <text:p>145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13.78">
            <text:p>13.78</text:p>
          </table:table-cell>
          <table:table-cell office:value-type="float" office:value="5.1183">
            <text:p>5.1183</text:p>
          </table:table-cell>
          <table:table-cell office:value-type="float" office:value="4.337">
            <text:p>4.337</text:p>
          </table:table-cell>
        </table:table-row>
        <table:table-row table:style-name="ro1">
          <table:table-cell/>
          <table:table-cell office:value-type="float" office:value="146">
            <text:p>146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2.622">
            <text:p>2.622</text:p>
          </table:table-cell>
          <table:table-cell office:value-type="float" office:value="7.0783">
            <text:p>7.0783</text:p>
          </table:table-cell>
          <table:table-cell office:value-type="float" office:value="15.827">
            <text:p>15.827</text:p>
          </table:table-cell>
        </table:table-row>
        <table:table-row table:style-name="ro1">
          <table:table-cell/>
          <table:table-cell office:value-type="float" office:value="147">
            <text:p>147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4.0751">
            <text:p>4.0751</text:p>
          </table:table-cell>
          <table:table-cell office:value-type="float" office:value="11.732">
            <text:p>11.732</text:p>
          </table:table-cell>
          <table:table-cell office:value-type="float" office:value="0.47642">
            <text:p>0.47642</text:p>
          </table:table-cell>
        </table:table-row>
        <table:table-row table:style-name="ro1">
          <table:table-cell/>
          <table:table-cell office:value-type="float" office:value="148">
            <text:p>148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0.15569">
            <text:p>0.15569</text:p>
          </table:table-cell>
          <table:table-cell office:value-type="float" office:value="5.3913">
            <text:p>5.3913</text:p>
          </table:table-cell>
          <table:table-cell office:value-type="float" office:value="9.126">
            <text:p>9.126</text:p>
          </table:table-cell>
        </table:table-row>
        <table:table-row table:style-name="ro1">
          <table:table-cell/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4.8867">
            <text:p>4.8867</text:p>
          </table:table-cell>
          <table:table-cell office:value-type="float" office:value="1.6617">
            <text:p>1.6617</text:p>
          </table:table-cell>
          <table:table-cell office:value-type="float" office:value="8.6125">
            <text:p>8.6125</text:p>
          </table:table-cell>
        </table:table-row>
        <table:table-row table:style-name="ro1">
          <table:table-cell/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0.75863">
            <text:p>0.75863</text:p>
          </table:table-cell>
          <table:table-cell office:value-type="float" office:value="14.434">
            <text:p>14.434</text:p>
          </table:table-cell>
          <table:table-cell office:value-type="float" office:value="3.406">
            <text:p>3.406</text:p>
          </table:table-cell>
        </table:table-row>
        <table:table-row table:style-name="ro1">
          <table:table-cell/>
          <table:table-cell office:value-type="float" office:value="151">
            <text:p>151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7.7966">
            <text:p>7.7966</text:p>
          </table:table-cell>
          <table:table-cell office:value-type="float" office:value="9.0934">
            <text:p>9.0934</text:p>
          </table:table-cell>
          <table:table-cell office:value-type="float" office:value="4.74">
            <text:p>4.74</text:p>
          </table:table-cell>
        </table:table-row>
        <table:table-row table:style-name="ro1">
          <table:table-cell/>
          <table:table-cell office:value-type="float" office:value="152">
            <text:p>152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1.6457">
            <text:p>1.6457</text:p>
          </table:table-cell>
          <table:table-cell office:value-type="float" office:value="9.2816">
            <text:p>9.2816</text:p>
          </table:table-cell>
          <table:table-cell office:value-type="float" office:value="15.186">
            <text:p>15.186</text:p>
          </table:table-cell>
        </table:table-row>
        <table:table-row table:style-name="ro1">
          <table:table-cell/>
          <table:table-cell office:value-type="float" office:value="153">
            <text:p>153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0.59801">
            <text:p>0.59801</text:p>
          </table:table-cell>
          <table:table-cell office:value-type="float" office:value="7.6622">
            <text:p>7.6622</text:p>
          </table:table-cell>
          <table:table-cell office:value-type="float" office:value="4.1601">
            <text:p>4.1601</text:p>
          </table:table-cell>
        </table:table-row>
        <table:table-row table:style-name="ro1">
          <table:table-cell/>
          <table:table-cell office:value-type="float" office:value="154">
            <text:p>154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4.7134">
            <text:p>4.7134</text:p>
          </table:table-cell>
          <table:table-cell office:value-type="float" office:value="3.5004">
            <text:p>3.5004</text:p>
          </table:table-cell>
          <table:table-cell office:value-type="float" office:value="0.070186">
            <text:p>0.070186</text:p>
          </table:table-cell>
        </table:table-row>
        <table:table-row table:style-name="ro1">
          <table:table-cell/>
          <table:table-cell office:value-type="float" office:value="155">
            <text:p>155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6.0867">
            <text:p>6.0867</text:p>
          </table:table-cell>
          <table:table-cell office:value-type="float" office:value="14.518">
            <text:p>14.518</text:p>
          </table:table-cell>
          <table:table-cell office:value-type="float" office:value="8.3924">
            <text:p>8.3924</text:p>
          </table:table-cell>
        </table:table-row>
        <table:table-row table:style-name="ro1">
          <table:table-cell/>
          <table:table-cell office:value-type="float" office:value="156">
            <text:p>156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10.204">
            <text:p>10.204</text:p>
          </table:table-cell>
          <table:table-cell office:value-type="float" office:value="4.5415">
            <text:p>4.5415</text:p>
          </table:table-cell>
          <table:table-cell office:value-type="float" office:value="14.76">
            <text:p>14.76</text:p>
          </table:table-cell>
        </table:table-row>
        <table:table-row table:style-name="ro1">
          <table:table-cell/>
          <table:table-cell office:value-type="float" office:value="157">
            <text:p>157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3.4549">
            <text:p>3.4549</text:p>
          </table:table-cell>
          <table:table-cell office:value-type="float" office:value="1.5513">
            <text:p>1.5513</text:p>
          </table:table-cell>
          <table:table-cell office:value-type="float" office:value="2.9788">
            <text:p>2.9788</text:p>
          </table:table-cell>
        </table:table-row>
        <table:table-row table:style-name="ro1">
          <table:table-cell/>
          <table:table-cell office:value-type="float" office:value="158">
            <text:p>158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10.515">
            <text:p>10.515</text:p>
          </table:table-cell>
          <table:table-cell office:value-type="float" office:value="11.451">
            <text:p>11.451</text:p>
          </table:table-cell>
          <table:table-cell office:value-type="float" office:value="3.7068">
            <text:p>3.7068</text:p>
          </table:table-cell>
        </table:table-row>
        <table:table-row table:style-name="ro1">
          <table:table-cell/>
          <table:table-cell office:value-type="float" office:value="159">
            <text:p>159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4.1179">
            <text:p>4.1179</text:p>
          </table:table-cell>
          <table:table-cell office:value-type="float" office:value="13.504">
            <text:p>13.504</text:p>
          </table:table-cell>
          <table:table-cell office:value-type="float" office:value="6.0853">
            <text:p>6.0853</text:p>
          </table:table-cell>
        </table:table-row>
        <table:table-row table:style-name="ro1">
          <table:table-cell/>
          <table:table-cell office:value-type="float" office:value="160">
            <text:p>160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5.4779">
            <text:p>5.4779</text:p>
          </table:table-cell>
          <table:table-cell office:value-type="float" office:value="7.9052">
            <text:p>7.9052</text:p>
          </table:table-cell>
          <table:table-cell office:value-type="float" office:value="7.2245">
            <text:p>7.2245</text:p>
          </table:table-cell>
        </table:table-row>
        <table:table-row table:style-name="ro1">
          <table:table-cell/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6.767">
            <text:p>6.767</text:p>
          </table:table-cell>
          <table:table-cell office:value-type="float" office:value="2.423">
            <text:p>2.423</text:p>
          </table:table-cell>
          <table:table-cell office:value-type="float" office:value="5.4612">
            <text:p>5.4612</text:p>
          </table:table-cell>
        </table:table-row>
        <table:table-row table:style-name="ro1">
          <table:table-cell/>
          <table:table-cell office:value-type="float" office:value="162">
            <text:p>162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7.9094">
            <text:p>7.9094</text:p>
          </table:table-cell>
          <table:table-cell office:value-type="float" office:value="11.175">
            <text:p>11.175</text:p>
          </table:table-cell>
          <table:table-cell office:value-type="float" office:value="0.72181">
            <text:p>0.72181</text:p>
          </table:table-cell>
        </table:table-row>
        <table:table-row table:style-name="ro1">
          <table:table-cell/>
          <table:table-cell office:value-type="float" office:value="163">
            <text:p>163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6.315">
            <text:p>6.315</text:p>
          </table:table-cell>
          <table:table-cell office:value-type="float" office:value="1.4378">
            <text:p>1.4378</text:p>
          </table:table-cell>
          <table:table-cell office:value-type="float" office:value="10.696">
            <text:p>10.696</text:p>
          </table:table-cell>
        </table:table-row>
        <table:table-row table:style-name="ro1">
          <table:table-cell/>
          <table:table-cell office:value-type="float" office:value="164">
            <text:p>164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9.4167">
            <text:p>9.4167</text:p>
          </table:table-cell>
          <table:table-cell office:value-type="float" office:value="0.34671">
            <text:p>0.34671</text:p>
          </table:table-cell>
          <table:table-cell office:value-type="float" office:value="7.9861">
            <text:p>7.9861</text:p>
          </table:table-cell>
        </table:table-row>
        <table:table-row table:style-name="ro1">
          <table:table-cell/>
          <table:table-cell office:value-type="float" office:value="165">
            <text:p>165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9.0393">
            <text:p>9.0393</text:p>
          </table:table-cell>
          <table:table-cell office:value-type="float" office:value="2.8386">
            <text:p>2.8386</text:p>
          </table:table-cell>
          <table:table-cell office:value-type="float" office:value="5.2203">
            <text:p>5.2203</text:p>
          </table:table-cell>
        </table:table-row>
        <table:table-row table:style-name="ro1">
          <table:table-cell/>
          <table:table-cell office:value-type="float" office:value="166">
            <text:p>166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7.4964">
            <text:p>7.4964</text:p>
          </table:table-cell>
          <table:table-cell office:value-type="float" office:value="14.554">
            <text:p>14.554</text:p>
          </table:table-cell>
          <table:table-cell office:value-type="float" office:value="12.623">
            <text:p>12.623</text:p>
          </table:table-cell>
        </table:table-row>
        <table:table-row table:style-name="ro1">
          <table:table-cell/>
          <table:table-cell office:value-type="float" office:value="167">
            <text:p>167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4.8255">
            <text:p>4.8255</text:p>
          </table:table-cell>
          <table:table-cell office:value-type="float" office:value="10.181">
            <text:p>10.181</text:p>
          </table:table-cell>
          <table:table-cell office:value-type="float" office:value="7.5031">
            <text:p>7.5031</text:p>
          </table:table-cell>
        </table:table-row>
        <table:table-row table:style-name="ro1">
          <table:table-cell/>
          <table:table-cell office:value-type="float" office:value="168">
            <text:p>168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8.6911">
            <text:p>8.6911</text:p>
          </table:table-cell>
          <table:table-cell office:value-type="float" office:value="2.0181">
            <text:p>2.0181</text:p>
          </table:table-cell>
          <table:table-cell office:value-type="float" office:value="1.3069">
            <text:p>1.3069</text:p>
          </table:table-cell>
        </table:table-row>
        <table:table-row table:style-name="ro1">
          <table:table-cell/>
          <table:table-cell office:value-type="float" office:value="169">
            <text:p>169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6.115">
            <text:p>6.115</text:p>
          </table:table-cell>
          <table:table-cell office:value-type="float" office:value="7.4555">
            <text:p>7.4555</text:p>
          </table:table-cell>
          <table:table-cell office:value-type="float" office:value="4.9348">
            <text:p>4.9348</text:p>
          </table:table-cell>
        </table:table-row>
        <table:table-row table:style-name="ro1">
          <table:table-cell/>
          <table:table-cell office:value-type="float" office:value="170">
            <text:p>170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4.7829">
            <text:p>4.7829</text:p>
          </table:table-cell>
          <table:table-cell office:value-type="float" office:value="16.031">
            <text:p>16.031</text:p>
          </table:table-cell>
          <table:table-cell office:value-type="float" office:value="7.0739">
            <text:p>7.0739</text:p>
          </table:table-cell>
        </table:table-row>
        <table:table-row table:style-name="ro1">
          <table:table-cell/>
          <table:table-cell office:value-type="float" office:value="171">
            <text:p>171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2.6506">
            <text:p>2.6506</text:p>
          </table:table-cell>
          <table:table-cell office:value-type="float" office:value="0.64031">
            <text:p>0.64031</text:p>
          </table:table-cell>
          <table:table-cell office:value-type="float" office:value="14.271">
            <text:p>14.271</text:p>
          </table:table-cell>
        </table:table-row>
        <table:table-row table:style-name="ro1">
          <table:table-cell/>
          <table:table-cell office:value-type="float" office:value="172">
            <text:p>172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0.42535">
            <text:p>0.42535</text:p>
          </table:table-cell>
          <table:table-cell office:value-type="float" office:value="3.6882">
            <text:p>3.6882</text:p>
          </table:table-cell>
          <table:table-cell office:value-type="float" office:value="5.3192">
            <text:p>5.3192</text:p>
          </table:table-cell>
        </table:table-row>
        <table:table-row table:style-name="ro1">
          <table:table-cell/>
          <table:table-cell office:value-type="float" office:value="173">
            <text:p>173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3.6627">
            <text:p>3.6627</text:p>
          </table:table-cell>
          <table:table-cell office:value-type="float" office:value="4.1987">
            <text:p>4.1987</text:p>
          </table:table-cell>
          <table:table-cell office:value-type="float" office:value="11.1">
            <text:p>11.1</text:p>
          </table:table-cell>
        </table:table-row>
        <table:table-row table:style-name="ro1">
          <table:table-cell/>
          <table:table-cell office:value-type="float" office:value="174">
            <text:p>174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2.0476">
            <text:p>2.0476</text:p>
          </table:table-cell>
          <table:table-cell office:value-type="float" office:value="0.82624">
            <text:p>0.82624</text:p>
          </table:table-cell>
          <table:table-cell office:value-type="float" office:value="1.2226">
            <text:p>1.2226</text:p>
          </table:table-cell>
        </table:table-row>
        <table:table-row table:style-name="ro1">
          <table:table-cell/>
          <table:table-cell office:value-type="float" office:value="175">
            <text:p>175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2.4839">
            <text:p>2.4839</text:p>
          </table:table-cell>
          <table:table-cell office:value-type="float" office:value="14.937">
            <text:p>14.937</text:p>
          </table:table-cell>
          <table:table-cell office:value-type="float" office:value="0.44907">
            <text:p>0.44907</text:p>
          </table:table-cell>
        </table:table-row>
        <table:table-row table:style-name="ro1">
          <table:table-cell/>
          <table:table-cell office:value-type="float" office:value="176">
            <text:p>176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12.87">
            <text:p>12.87</text:p>
          </table:table-cell>
          <table:table-cell office:value-type="float" office:value="6.7716">
            <text:p>6.7716</text:p>
          </table:table-cell>
          <table:table-cell office:value-type="float" office:value="0.74175">
            <text:p>0.74175</text:p>
          </table:table-cell>
        </table:table-row>
        <table:table-row table:style-name="ro1">
          <table:table-cell/>
          <table:table-cell office:value-type="float" office:value="177">
            <text:p>177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14.865">
            <text:p>14.865</text:p>
          </table:table-cell>
          <table:table-cell office:value-type="float" office:value="11.803">
            <text:p>11.803</text:p>
          </table:table-cell>
          <table:table-cell office:value-type="float" office:value="10.596">
            <text:p>10.596</text:p>
          </table:table-cell>
        </table:table-row>
        <table:table-row table:style-name="ro1">
          <table:table-cell/>
          <table:table-cell office:value-type="float" office:value="178">
            <text:p>178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7.549">
            <text:p>7.549</text:p>
          </table:table-cell>
          <table:table-cell office:value-type="float" office:value="-0.1643">
            <text:p>-0.1643</text:p>
          </table:table-cell>
          <table:table-cell office:value-type="float" office:value="9.3852">
            <text:p>9.3852</text:p>
          </table:table-cell>
        </table:table-row>
        <table:table-row table:style-name="ro1">
          <table:table-cell/>
          <table:table-cell office:value-type="float" office:value="179">
            <text:p>179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12.523">
            <text:p>12.523</text:p>
          </table:table-cell>
          <table:table-cell office:value-type="float" office:value="2.7636">
            <text:p>2.7636</text:p>
          </table:table-cell>
          <table:table-cell office:value-type="float" office:value="11.894">
            <text:p>11.894</text:p>
          </table:table-cell>
        </table:table-row>
        <table:table-row table:style-name="ro1">
          <table:table-cell/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8.4091">
            <text:p>8.4091</text:p>
          </table:table-cell>
          <table:table-cell office:value-type="float" office:value="12.58">
            <text:p>12.58</text:p>
          </table:table-cell>
          <table:table-cell office:value-type="float" office:value="13.492">
            <text:p>13.492</text:p>
          </table:table-cell>
        </table:table-row>
        <table:table-row table:style-name="ro1">
          <table:table-cell/>
          <table:table-cell office:value-type="float" office:value="181">
            <text:p>181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3.4596">
            <text:p>3.4596</text:p>
          </table:table-cell>
          <table:table-cell office:value-type="float" office:value="6.6185">
            <text:p>6.6185</text:p>
          </table:table-cell>
          <table:table-cell office:value-type="float" office:value="6.9039">
            <text:p>6.9039</text:p>
          </table:table-cell>
        </table:table-row>
        <table:table-row table:style-name="ro1">
          <table:table-cell/>
          <table:table-cell office:value-type="float" office:value="182">
            <text:p>182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6.1582">
            <text:p>6.1582</text:p>
          </table:table-cell>
          <table:table-cell office:value-type="float" office:value="9.4948">
            <text:p>9.4948</text:p>
          </table:table-cell>
          <table:table-cell office:value-type="float" office:value="0.70562">
            <text:p>0.70562</text:p>
          </table:table-cell>
        </table:table-row>
        <table:table-row table:style-name="ro1">
          <table:table-cell/>
          <table:table-cell office:value-type="float" office:value="183">
            <text:p>183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13.442">
            <text:p>13.442</text:p>
          </table:table-cell>
          <table:table-cell office:value-type="float" office:value="6.5047">
            <text:p>6.5047</text:p>
          </table:table-cell>
          <table:table-cell office:value-type="float" office:value="11.3">
            <text:p>11.3</text:p>
          </table:table-cell>
        </table:table-row>
        <table:table-row table:style-name="ro1">
          <table:table-cell/>
          <table:table-cell office:value-type="float" office:value="184">
            <text:p>184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9.8588">
            <text:p>9.8588</text:p>
          </table:table-cell>
          <table:table-cell office:value-type="float" office:value="5.2185">
            <text:p>5.2185</text:p>
          </table:table-cell>
          <table:table-cell office:value-type="float" office:value="10.676">
            <text:p>10.676</text:p>
          </table:table-cell>
        </table:table-row>
        <table:table-row table:style-name="ro1">
          <table:table-cell/>
          <table:table-cell office:value-type="float" office:value="185">
            <text:p>185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8.9406">
            <text:p>8.9406</text:p>
          </table:table-cell>
          <table:table-cell office:value-type="float" office:value="4.4818">
            <text:p>4.4818</text:p>
          </table:table-cell>
          <table:table-cell office:value-type="float" office:value="8.6279">
            <text:p>8.6279</text:p>
          </table:table-cell>
        </table:table-row>
        <table:table-row table:style-name="ro1">
          <table:table-cell/>
          <table:table-cell office:value-type="float" office:value="186">
            <text:p>186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15.599">
            <text:p>15.599</text:p>
          </table:table-cell>
          <table:table-cell office:value-type="float" office:value="5.5381">
            <text:p>5.5381</text:p>
          </table:table-cell>
          <table:table-cell office:value-type="float" office:value="11.548">
            <text:p>11.548</text:p>
          </table:table-cell>
        </table:table-row>
        <table:table-row table:style-name="ro1">
          <table:table-cell/>
          <table:table-cell office:value-type="float" office:value="187">
            <text:p>187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3.5093">
            <text:p>3.5093</text:p>
          </table:table-cell>
          <table:table-cell office:value-type="float" office:value="6.2045">
            <text:p>6.2045</text:p>
          </table:table-cell>
          <table:table-cell office:value-type="float" office:value="2.4357">
            <text:p>2.4357</text:p>
          </table:table-cell>
        </table:table-row>
        <table:table-row table:style-name="ro1">
          <table:table-cell/>
          <table:table-cell office:value-type="float" office:value="188">
            <text:p>188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4.9844">
            <text:p>4.9844</text:p>
          </table:table-cell>
          <table:table-cell office:value-type="float" office:value="7.6093">
            <text:p>7.6093</text:p>
          </table:table-cell>
          <table:table-cell office:value-type="float" office:value="11.257">
            <text:p>11.257</text:p>
          </table:table-cell>
        </table:table-row>
        <table:table-row table:style-name="ro1">
          <table:table-cell/>
          <table:table-cell office:value-type="float" office:value="189">
            <text:p>189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11.475">
            <text:p>11.475</text:p>
          </table:table-cell>
          <table:table-cell office:value-type="float" office:value="8.2143">
            <text:p>8.2143</text:p>
          </table:table-cell>
          <table:table-cell office:value-type="float" office:value="8.6515">
            <text:p>8.6515</text:p>
          </table:table-cell>
        </table:table-row>
        <table:table-row table:style-name="ro1">
          <table:table-cell/>
          <table:table-cell office:value-type="float" office:value="190">
            <text:p>190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5.368">
            <text:p>5.368</text:p>
          </table:table-cell>
          <table:table-cell office:value-type="float" office:value="0.91768">
            <text:p>0.91768</text:p>
          </table:table-cell>
          <table:table-cell office:value-type="float" office:value="14.128">
            <text:p>14.128</text:p>
          </table:table-cell>
        </table:table-row>
        <table:table-row table:style-name="ro1">
          <table:table-cell/>
          <table:table-cell office:value-type="float" office:value="191">
            <text:p>191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5.2785">
            <text:p>5.2785</text:p>
          </table:table-cell>
          <table:table-cell office:value-type="float" office:value="0.53065">
            <text:p>0.53065</text:p>
          </table:table-cell>
          <table:table-cell office:value-type="float" office:value="1.7922">
            <text:p>1.7922</text:p>
          </table:table-cell>
        </table:table-row>
        <table:table-row table:style-name="ro1">
          <table:table-cell/>
          <table:table-cell office:value-type="float" office:value="192">
            <text:p>192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11.435">
            <text:p>11.435</text:p>
          </table:table-cell>
          <table:table-cell office:value-type="float" office:value="11.735">
            <text:p>11.735</text:p>
          </table:table-cell>
          <table:table-cell office:value-type="float" office:value="15.319">
            <text:p>15.319</text:p>
          </table:table-cell>
        </table:table-row>
        <table:table-row table:style-name="ro1">
          <table:table-cell/>
          <table:table-cell office:value-type="float" office:value="193">
            <text:p>193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6.9641">
            <text:p>6.9641</text:p>
          </table:table-cell>
          <table:table-cell office:value-type="float" office:value="5.5412">
            <text:p>5.5412</text:p>
          </table:table-cell>
          <table:table-cell office:value-type="float" office:value="3.7854">
            <text:p>3.7854</text:p>
          </table:table-cell>
        </table:table-row>
        <table:table-row table:style-name="ro1">
          <table:table-cell/>
          <table:table-cell office:value-type="float" office:value="194">
            <text:p>194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4.9543">
            <text:p>4.9543</text:p>
          </table:table-cell>
          <table:table-cell office:value-type="float" office:value="10.76">
            <text:p>10.76</text:p>
          </table:table-cell>
          <table:table-cell office:value-type="float" office:value="13.143">
            <text:p>13.143</text:p>
          </table:table-cell>
        </table:table-row>
        <table:table-row table:style-name="ro1">
          <table:table-cell/>
          <table:table-cell office:value-type="float" office:value="195">
            <text:p>195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2.5859">
            <text:p>2.5859</text:p>
          </table:table-cell>
          <table:table-cell office:value-type="float" office:value="10.985">
            <text:p>10.985</text:p>
          </table:table-cell>
          <table:table-cell office:value-type="float" office:value="3.0575">
            <text:p>3.0575</text:p>
          </table:table-cell>
        </table:table-row>
        <table:table-row table:style-name="ro1">
          <table:table-cell/>
          <table:table-cell office:value-type="float" office:value="196">
            <text:p>196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14.882">
            <text:p>14.882</text:p>
          </table:table-cell>
          <table:table-cell office:value-type="float" office:value="11.039">
            <text:p>11.039</text:p>
          </table:table-cell>
          <table:table-cell office:value-type="float" office:value="8.1816">
            <text:p>8.1816</text:p>
          </table:table-cell>
        </table:table-row>
        <table:table-row table:style-name="ro1">
          <table:table-cell/>
          <table:table-cell office:value-type="float" office:value="197">
            <text:p>197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8.5131">
            <text:p>8.5131</text:p>
          </table:table-cell>
          <table:table-cell office:value-type="float" office:value="8.4936">
            <text:p>8.4936</text:p>
          </table:table-cell>
          <table:table-cell office:value-type="float" office:value="7.0977">
            <text:p>7.0977</text:p>
          </table:table-cell>
        </table:table-row>
        <table:table-row table:style-name="ro1">
          <table:table-cell/>
          <table:table-cell office:value-type="float" office:value="198">
            <text:p>198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0.35425">
            <text:p>0.35425</text:p>
          </table:table-cell>
          <table:table-cell office:value-type="float" office:value="13.176">
            <text:p>13.176</text:p>
          </table:table-cell>
          <table:table-cell office:value-type="float" office:value="16.137">
            <text:p>16.137</text:p>
          </table:table-cell>
        </table:table-row>
        <table:table-row table:style-name="ro1">
          <table:table-cell/>
          <table:table-cell office:value-type="float" office:value="199">
            <text:p>199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5.6109">
            <text:p>5.6109</text:p>
          </table:table-cell>
          <table:table-cell office:value-type="float" office:value="3.4492">
            <text:p>3.4492</text:p>
          </table:table-cell>
          <table:table-cell office:value-type="float" office:value="7.2494">
            <text:p>7.2494</text:p>
          </table:table-cell>
        </table:table-row>
        <table:table-row table:style-name="ro1">
          <table:table-cell/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2.2432">
            <text:p>2.2432</text:p>
          </table:table-cell>
          <table:table-cell office:value-type="float" office:value="13.695">
            <text:p>13.695</text:p>
          </table:table-cell>
          <table:table-cell office:value-type="float" office:value="10.842">
            <text:p>10.842</text:p>
          </table:table-cell>
        </table:table-row>
        <table:table-row table:style-name="ro1">
          <table:table-cell/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10.412">
            <text:p>10.412</text:p>
          </table:table-cell>
          <table:table-cell office:value-type="float" office:value="8.679">
            <text:p>8.679</text:p>
          </table:table-cell>
          <table:table-cell office:value-type="float" office:value="12.201">
            <text:p>12.201</text:p>
          </table:table-cell>
        </table:table-row>
        <table:table-row table:style-name="ro1">
          <table:table-cell/>
          <table:table-cell office:value-type="float" office:value="202">
            <text:p>202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11.478">
            <text:p>11.478</text:p>
          </table:table-cell>
          <table:table-cell office:value-type="float" office:value="6.4521">
            <text:p>6.4521</text:p>
          </table:table-cell>
          <table:table-cell office:value-type="float" office:value="7.1542">
            <text:p>7.1542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8.6319">
            <text:p>8.6319</text:p>
          </table:table-cell>
          <table:table-cell office:value-type="float" office:value="12.622">
            <text:p>12.622</text:p>
          </table:table-cell>
          <table:table-cell office:value-type="float" office:value="9.395">
            <text:p>9.395</text:p>
          </table:table-cell>
        </table:table-row>
        <table:table-row table:style-name="ro1">
          <table:table-cell/>
          <table:table-cell office:value-type="float" office:value="204">
            <text:p>204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14.154">
            <text:p>14.154</text:p>
          </table:table-cell>
          <table:table-cell office:value-type="float" office:value="1.556">
            <text:p>1.556</text:p>
          </table:table-cell>
          <table:table-cell office:value-type="float" office:value="10.743">
            <text:p>10.743</text:p>
          </table:table-cell>
        </table:table-row>
        <table:table-row table:style-name="ro1">
          <table:table-cell/>
          <table:table-cell office:value-type="float" office:value="205">
            <text:p>205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5.0025">
            <text:p>5.0025</text:p>
          </table:table-cell>
          <table:table-cell office:value-type="float" office:value="5.7376">
            <text:p>5.7376</text:p>
          </table:table-cell>
          <table:table-cell office:value-type="float" office:value="0.64585">
            <text:p>0.64585</text:p>
          </table:table-cell>
        </table:table-row>
        <table:table-row table:style-name="ro1">
          <table:table-cell/>
          <table:table-cell office:value-type="float" office:value="206">
            <text:p>206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12.893">
            <text:p>12.893</text:p>
          </table:table-cell>
          <table:table-cell office:value-type="float" office:value="3.1143">
            <text:p>3.1143</text:p>
          </table:table-cell>
          <table:table-cell office:value-type="float" office:value="1.3402">
            <text:p>1.3402</text:p>
          </table:table-cell>
        </table:table-row>
        <table:table-row table:style-name="ro1">
          <table:table-cell/>
          <table:table-cell office:value-type="float" office:value="207">
            <text:p>207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14.184">
            <text:p>14.184</text:p>
          </table:table-cell>
          <table:table-cell office:value-type="float" office:value="9.1738">
            <text:p>9.1738</text:p>
          </table:table-cell>
          <table:table-cell office:value-type="float" office:value="13.648">
            <text:p>13.648</text:p>
          </table:table-cell>
        </table:table-row>
        <table:table-row table:style-name="ro1">
          <table:table-cell/>
          <table:table-cell office:value-type="float" office:value="208">
            <text:p>208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2.9355">
            <text:p>2.9355</text:p>
          </table:table-cell>
          <table:table-cell office:value-type="float" office:value="3.8106">
            <text:p>3.8106</text:p>
          </table:table-cell>
          <table:table-cell office:value-type="float" office:value="13.293">
            <text:p>13.293</text:p>
          </table:table-cell>
        </table:table-row>
        <table:table-row table:style-name="ro1">
          <table:table-cell/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0.13076">
            <text:p>0.13076</text:p>
          </table:table-cell>
          <table:table-cell office:value-type="float" office:value="4.7647">
            <text:p>4.7647</text:p>
          </table:table-cell>
          <table:table-cell office:value-type="float" office:value="1.5315">
            <text:p>1.5315</text:p>
          </table:table-cell>
        </table:table-row>
        <table:table-row table:style-name="ro1">
          <table:table-cell/>
          <table:table-cell office:value-type="float" office:value="210">
            <text:p>210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11.207">
            <text:p>11.207</text:p>
          </table:table-cell>
          <table:table-cell office:value-type="float" office:value="6.6787">
            <text:p>6.6787</text:p>
          </table:table-cell>
          <table:table-cell office:value-type="float" office:value="15.159">
            <text:p>15.159</text:p>
          </table:table-cell>
        </table:table-row>
        <table:table-row table:style-name="ro1">
          <table:table-cell/>
          <table:table-cell office:value-type="float" office:value="211">
            <text:p>211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1.1323">
            <text:p>1.1323</text:p>
          </table:table-cell>
          <table:table-cell office:value-type="float" office:value="2.2139">
            <text:p>2.2139</text:p>
          </table:table-cell>
          <table:table-cell office:value-type="float" office:value="12.897">
            <text:p>12.897</text:p>
          </table:table-cell>
        </table:table-row>
        <table:table-row table:style-name="ro1">
          <table:table-cell/>
          <table:table-cell office:value-type="float" office:value="212">
            <text:p>212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0.84099">
            <text:p>0.84099</text:p>
          </table:table-cell>
          <table:table-cell office:value-type="float" office:value="15.692">
            <text:p>15.692</text:p>
          </table:table-cell>
          <table:table-cell office:value-type="float" office:value="7.8309">
            <text:p>7.8309</text:p>
          </table:table-cell>
        </table:table-row>
        <table:table-row table:style-name="ro1">
          <table:table-cell/>
          <table:table-cell office:value-type="float" office:value="213">
            <text:p>213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14.833">
            <text:p>14.833</text:p>
          </table:table-cell>
          <table:table-cell office:value-type="float" office:value="1.7275">
            <text:p>1.7275</text:p>
          </table:table-cell>
          <table:table-cell office:value-type="float" office:value="0.70321">
            <text:p>0.70321</text:p>
          </table:table-cell>
        </table:table-row>
        <table:table-row table:style-name="ro1">
          <table:table-cell/>
          <table:table-cell office:value-type="float" office:value="214">
            <text:p>214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14.179">
            <text:p>14.179</text:p>
          </table:table-cell>
          <table:table-cell office:value-type="float" office:value="12.147">
            <text:p>12.147</text:p>
          </table:table-cell>
          <table:table-cell office:value-type="float" office:value="2.4555">
            <text:p>2.4555</text:p>
          </table:table-cell>
        </table:table-row>
        <table:table-row table:style-name="ro1">
          <table:table-cell/>
          <table:table-cell office:value-type="float" office:value="215">
            <text:p>215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6.4437">
            <text:p>6.4437</text:p>
          </table:table-cell>
          <table:table-cell office:value-type="float" office:value="11.017">
            <text:p>11.017</text:p>
          </table:table-cell>
          <table:table-cell office:value-type="float" office:value="4.1158">
            <text:p>4.1158</text:p>
          </table:table-cell>
        </table:table-row>
        <table:table-row table:style-name="ro1">
          <table:table-cell/>
          <table:table-cell office:value-type="float" office:value="216">
            <text:p>216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float" office:value="14.835">
            <text:p>14.835</text:p>
          </table:table-cell>
          <table:table-cell office:value-type="float" office:value="6.1707">
            <text:p>6.1707</text:p>
          </table:table-cell>
          <table:table-cell office:value-type="float" office:value="7.677">
            <text:p>7.677</text:p>
          </table:table-cell>
        </table:table-row>
        <table:table-row table:style-name="ro1" table:number-rows-repeated="104835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a-sio" table:style-name="ta1">
        <table:table-column table:style-name="co1" table:number-columns-repeated="8" table:default-cell-style-name="Default"/>
        <table:table-row table:style-name="ro1">
          <table:table-cell table:number-columns-repeated="3"/>
          <table:table-cell office:value-type="string">
            <text:p>Si</text:p>
          </table:table-cell>
          <table:table-cell office:value-type="string">
            <text:p>O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1">
            <text:p>1</text:p>
          </table:table-cell>
          <table:table-cell table:formula="of:=IF([.D4]=1;[.$D$1];[.$E$1])" office:value-type="string" office:string-value="Si">
            <text:p>Si</text:p>
          </table:table-cell>
          <table:table-cell office:value-type="float" office:value="11.782">
            <text:p>11.782</text:p>
          </table:table-cell>
          <table:table-cell office:value-type="float" office:value="6.6133">
            <text:p>6.6133</text:p>
          </table:table-cell>
          <table:table-cell office:value-type="float" office:value="5.7049">
            <text:p>5.7049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[.D5]=1;[.$D$1];[.$E$1])" office:value-type="string" office:string-value="Si">
            <text:p>Si</text:p>
          </table:table-cell>
          <table:table-cell office:value-type="float" office:value="4.3295">
            <text:p>4.3295</text:p>
          </table:table-cell>
          <table:table-cell office:value-type="float" office:value="2.8716">
            <text:p>2.8716</text:p>
          </table:table-cell>
          <table:table-cell office:value-type="float" office:value="7.734">
            <text:p>7.734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IF([.D6]=1;[.$D$1];[.$E$1])" office:value-type="string" office:string-value="Si">
            <text:p>Si</text:p>
          </table:table-cell>
          <table:table-cell office:value-type="float" office:value="15.945">
            <text:p>15.945</text:p>
          </table:table-cell>
          <table:table-cell office:value-type="float" office:value="7.858">
            <text:p>7.858</text:p>
          </table:table-cell>
          <table:table-cell office:value-type="float" office:value="3.4284">
            <text:p>3.4284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IF([.D7]=1;[.$D$1];[.$E$1])" office:value-type="string" office:string-value="Si">
            <text:p>Si</text:p>
          </table:table-cell>
          <table:table-cell office:value-type="float" office:value="7.0198">
            <text:p>7.0198</text:p>
          </table:table-cell>
          <table:table-cell office:value-type="float" office:value="2.9355">
            <text:p>2.9355</text:p>
          </table:table-cell>
          <table:table-cell office:value-type="float" office:value="13.271">
            <text:p>13.271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IF([.D8]=1;[.$D$1];[.$E$1])" office:value-type="string" office:string-value="Si">
            <text:p>Si</text:p>
          </table:table-cell>
          <table:table-cell office:value-type="float" office:value="13.632">
            <text:p>13.632</text:p>
          </table:table-cell>
          <table:table-cell office:value-type="float" office:value="2.0724">
            <text:p>2.0724</text:p>
          </table:table-cell>
          <table:table-cell office:value-type="float" office:value="4.8571">
            <text:p>4.8571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IF([.D9]=1;[.$D$1];[.$E$1])" office:value-type="string" office:string-value="Si">
            <text:p>Si</text:p>
          </table:table-cell>
          <table:table-cell office:value-type="float" office:value="4.1324">
            <text:p>4.1324</text:p>
          </table:table-cell>
          <table:table-cell office:value-type="float" office:value="0.18654">
            <text:p>0.18654</text:p>
          </table:table-cell>
          <table:table-cell office:value-type="float" office:value="11.69">
            <text:p>11.69</text:p>
          </table:table-cell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IF([.D10]=1;[.$D$1];[.$E$1])" office:value-type="string" office:string-value="Si">
            <text:p>Si</text:p>
          </table:table-cell>
          <table:table-cell office:value-type="float" office:value="13.039">
            <text:p>13.039</text:p>
          </table:table-cell>
          <table:table-cell office:value-type="float" office:value="9.2186">
            <text:p>9.2186</text:p>
          </table:table-cell>
          <table:table-cell office:value-type="float" office:value="9.3315">
            <text:p>9.3315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IF([.D11]=1;[.$D$1];[.$E$1])" office:value-type="string" office:string-value="Si">
            <text:p>Si</text:p>
          </table:table-cell>
          <table:table-cell office:value-type="float" office:value="3.5098">
            <text:p>3.5098</text:p>
          </table:table-cell>
          <table:table-cell office:value-type="float" office:value="3.0537">
            <text:p>3.0537</text:p>
          </table:table-cell>
          <table:table-cell office:value-type="float" office:value="10.723">
            <text:p>10.723</text:p>
          </table:table-cell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IF([.D12]=1;[.$D$1];[.$E$1])" office:value-type="string" office:string-value="Si">
            <text:p>Si</text:p>
          </table:table-cell>
          <table:table-cell office:value-type="float" office:value="3.6141">
            <text:p>3.6141</text:p>
          </table:table-cell>
          <table:table-cell office:value-type="float" office:value="11.078">
            <text:p>11.078</text:p>
          </table:table-cell>
          <table:table-cell office:value-type="float" office:value="5.8648">
            <text:p>5.8648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IF([.D13]=1;[.$D$1];[.$E$1])" office:value-type="string" office:string-value="Si">
            <text:p>Si</text:p>
          </table:table-cell>
          <table:table-cell office:value-type="float" office:value="8.1151">
            <text:p>8.1151</text:p>
          </table:table-cell>
          <table:table-cell office:value-type="float" office:value="15.483">
            <text:p>15.483</text:p>
          </table:table-cell>
          <table:table-cell office:value-type="float" office:value="2.8258">
            <text:p>2.8258</text:p>
          </table:table-cell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IF([.D14]=1;[.$D$1];[.$E$1])" office:value-type="string" office:string-value="Si">
            <text:p>Si</text:p>
          </table:table-cell>
          <table:table-cell office:value-type="float" office:value="12.37">
            <text:p>12.37</text:p>
          </table:table-cell>
          <table:table-cell office:value-type="float" office:value="12.822">
            <text:p>12.822</text:p>
          </table:table-cell>
          <table:table-cell office:value-type="float" office:value="2.723">
            <text:p>2.723</text:p>
          </table:table-cell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IF([.D15]=1;[.$D$1];[.$E$1])" office:value-type="string" office:string-value="Si">
            <text:p>Si</text:p>
          </table:table-cell>
          <table:table-cell office:value-type="float" office:value="3.3776">
            <text:p>3.3776</text:p>
          </table:table-cell>
          <table:table-cell office:value-type="float" office:value="1.3968">
            <text:p>1.3968</text:p>
          </table:table-cell>
          <table:table-cell office:value-type="float" office:value="3.0107">
            <text:p>3.0107</text:p>
          </table:table-cell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formula="of:=IF([.D16]=1;[.$D$1];[.$E$1])" office:value-type="string" office:string-value="O">
            <text:p>O</text:p>
          </table:table-cell>
          <table:table-cell office:value-type="float" office:value="3.9601">
            <text:p>3.9601</text:p>
          </table:table-cell>
          <table:table-cell office:value-type="float" office:value="0.31016">
            <text:p>0.31016</text:p>
          </table:table-cell>
          <table:table-cell office:value-type="float" office:value="13.3">
            <text:p>13.3</text:p>
          </table:table-cell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formula="of:=IF([.D17]=1;[.$D$1];[.$E$1])" office:value-type="string" office:string-value="O">
            <text:p>O</text:p>
          </table:table-cell>
          <table:table-cell office:value-type="float" office:value="2.8155">
            <text:p>2.8155</text:p>
          </table:table-cell>
          <table:table-cell office:value-type="float" office:value="15.509">
            <text:p>15.509</text:p>
          </table:table-cell>
          <table:table-cell office:value-type="float" office:value="6.0111">
            <text:p>6.0111</text:p>
          </table:table-cell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formula="of:=IF([.D18]=1;[.$D$1];[.$E$1])" office:value-type="string" office:string-value="O">
            <text:p>O</text:p>
          </table:table-cell>
          <table:table-cell office:value-type="float" office:value="13.68">
            <text:p>13.68</text:p>
          </table:table-cell>
          <table:table-cell office:value-type="float" office:value="4.9629">
            <text:p>4.9629</text:p>
          </table:table-cell>
          <table:table-cell office:value-type="float" office:value="1.4536">
            <text:p>1.4536</text:p>
          </table:table-cell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formula="of:=IF([.D19]=1;[.$D$1];[.$E$1])" office:value-type="string" office:string-value="O">
            <text:p>O</text:p>
          </table:table-cell>
          <table:table-cell office:value-type="float" office:value="5.8444">
            <text:p>5.8444</text:p>
          </table:table-cell>
          <table:table-cell office:value-type="float" office:value="3.3777">
            <text:p>3.3777</text:p>
          </table:table-cell>
          <table:table-cell office:value-type="float" office:value="7.8845">
            <text:p>7.8845</text:p>
          </table:table-cell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table:formula="of:=IF([.D20]=1;[.$D$1];[.$E$1])" office:value-type="string" office:string-value="O">
            <text:p>O</text:p>
          </table:table-cell>
          <table:table-cell office:value-type="float" office:value="12.624">
            <text:p>12.624</text:p>
          </table:table-cell>
          <table:table-cell office:value-type="float" office:value="9.3547">
            <text:p>9.3547</text:p>
          </table:table-cell>
          <table:table-cell office:value-type="float" office:value="0.72856">
            <text:p>0.72856</text:p>
          </table:table-cell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table:formula="of:=IF([.D21]=1;[.$D$1];[.$E$1])" office:value-type="string" office:string-value="O">
            <text:p>O</text:p>
          </table:table-cell>
          <table:table-cell office:value-type="float" office:value="3.7186">
            <text:p>3.7186</text:p>
          </table:table-cell>
          <table:table-cell office:value-type="float" office:value="5.9751">
            <text:p>5.9751</text:p>
          </table:table-cell>
          <table:table-cell office:value-type="float" office:value="2.7206">
            <text:p>2.7206</text:p>
          </table:table-cell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table:formula="of:=IF([.D22]=1;[.$D$1];[.$E$1])" office:value-type="string" office:string-value="O">
            <text:p>O</text:p>
          </table:table-cell>
          <table:table-cell office:value-type="float" office:value="4.4479">
            <text:p>4.4479</text:p>
          </table:table-cell>
          <table:table-cell office:value-type="float" office:value="6.9634">
            <text:p>6.9634</text:p>
          </table:table-cell>
          <table:table-cell office:value-type="float" office:value="0.51955">
            <text:p>0.51955</text:p>
          </table:table-cell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formula="of:=IF([.D23]=1;[.$D$1];[.$E$1])" office:value-type="string" office:string-value="O">
            <text:p>O</text:p>
          </table:table-cell>
          <table:table-cell office:value-type="float" office:value="3.9519">
            <text:p>3.9519</text:p>
          </table:table-cell>
          <table:table-cell office:value-type="float" office:value="1.4002">
            <text:p>1.4002</text:p>
          </table:table-cell>
          <table:table-cell office:value-type="float" office:value="4.51">
            <text:p>4.51</text:p>
          </table:table-cell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table:formula="of:=IF([.D24]=1;[.$D$1];[.$E$1])" office:value-type="string" office:string-value="O">
            <text:p>O</text:p>
          </table:table-cell>
          <table:table-cell office:value-type="float" office:value="10.611">
            <text:p>10.611</text:p>
          </table:table-cell>
          <table:table-cell office:value-type="float" office:value="3.4145">
            <text:p>3.4145</text:p>
          </table:table-cell>
          <table:table-cell office:value-type="float" office:value="4.6678">
            <text:p>4.6678</text:p>
          </table:table-cell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table:formula="of:=IF([.D25]=1;[.$D$1];[.$E$1])" office:value-type="string" office:string-value="O">
            <text:p>O</text:p>
          </table:table-cell>
          <table:table-cell office:value-type="float" office:value="0.093078">
            <text:p>0.093078</text:p>
          </table:table-cell>
          <table:table-cell office:value-type="float" office:value="15.518">
            <text:p>15.518</text:p>
          </table:table-cell>
          <table:table-cell office:value-type="float" office:value="2.9429">
            <text:p>2.9429</text:p>
          </table:table-cell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table:formula="of:=IF([.D26]=1;[.$D$1];[.$E$1])" office:value-type="string" office:string-value="O">
            <text:p>O</text:p>
          </table:table-cell>
          <table:table-cell office:value-type="float" office:value="8.48">
            <text:p>8.48</text:p>
          </table:table-cell>
          <table:table-cell office:value-type="float" office:value="2.289">
            <text:p>2.289</text:p>
          </table:table-cell>
          <table:table-cell office:value-type="float" office:value="3.9532">
            <text:p>3.9532</text:p>
          </table:table-cell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formula="of:=IF([.D27]=1;[.$D$1];[.$E$1])" office:value-type="string" office:string-value="O">
            <text:p>O</text:p>
          </table:table-cell>
          <table:table-cell office:value-type="float" office:value="4.2907">
            <text:p>4.2907</text:p>
          </table:table-cell>
          <table:table-cell office:value-type="float" office:value="1.387">
            <text:p>1.387</text:p>
          </table:table-cell>
          <table:table-cell office:value-type="float" office:value="7.1169">
            <text:p>7.1169</text:p>
          </table:table-cell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table:formula="of:=IF([.D28]=1;[.$D$1];[.$E$1])" office:value-type="string" office:string-value="O">
            <text:p>O</text:p>
          </table:table-cell>
          <table:table-cell office:value-type="float" office:value="1.7645">
            <text:p>1.7645</text:p>
          </table:table-cell>
          <table:table-cell office:value-type="float" office:value="9.3777">
            <text:p>9.3777</text:p>
          </table:table-cell>
          <table:table-cell office:value-type="float" office:value="13.077">
            <text:p>13.077</text:p>
          </table:table-cell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table:formula="of:=IF([.D29]=1;[.$D$1];[.$E$1])" office:value-type="string" office:string-value="O">
            <text:p>O</text:p>
          </table:table-cell>
          <table:table-cell office:value-type="float" office:value="1.5273">
            <text:p>1.5273</text:p>
          </table:table-cell>
          <table:table-cell office:value-type="float" office:value="14.525">
            <text:p>14.525</text:p>
          </table:table-cell>
          <table:table-cell office:value-type="float" office:value="1.0794">
            <text:p>1.0794</text:p>
          </table:table-cell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table:formula="of:=IF([.D30]=1;[.$D$1];[.$E$1])" office:value-type="string" office:string-value="O">
            <text:p>O</text:p>
          </table:table-cell>
          <table:table-cell office:value-type="float" office:value="6.2796">
            <text:p>6.2796</text:p>
          </table:table-cell>
          <table:table-cell office:value-type="float" office:value="12.524">
            <text:p>12.524</text:p>
          </table:table-cell>
          <table:table-cell office:value-type="float" office:value="11.674">
            <text:p>11.674</text:p>
          </table:table-cell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table:formula="of:=IF([.D31]=1;[.$D$1];[.$E$1])" office:value-type="string" office:string-value="O">
            <text:p>O</text:p>
          </table:table-cell>
          <table:table-cell office:value-type="float" office:value="12.405">
            <text:p>12.405</text:p>
          </table:table-cell>
          <table:table-cell office:value-type="float" office:value="13.236">
            <text:p>13.236</text:p>
          </table:table-cell>
          <table:table-cell office:value-type="float" office:value="8.1616">
            <text:p>8.1616</text:p>
          </table:table-cell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table:formula="of:=IF([.D32]=1;[.$D$1];[.$E$1])" office:value-type="string" office:string-value="O">
            <text:p>O</text:p>
          </table:table-cell>
          <table:table-cell office:value-type="float" office:value="0.41901">
            <text:p>0.41901</text:p>
          </table:table-cell>
          <table:table-cell office:value-type="float" office:value="2.0162">
            <text:p>2.0162</text:p>
          </table:table-cell>
          <table:table-cell office:value-type="float" office:value="7.9604">
            <text:p>7.9604</text:p>
          </table:table-cell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formula="of:=IF([.D33]=1;[.$D$1];[.$E$1])" office:value-type="string" office:string-value="O">
            <text:p>O</text:p>
          </table:table-cell>
          <table:table-cell office:value-type="float" office:value="6.8785">
            <text:p>6.8785</text:p>
          </table:table-cell>
          <table:table-cell office:value-type="float" office:value="8.1606">
            <text:p>8.1606</text:p>
          </table:table-cell>
          <table:table-cell office:value-type="float" office:value="8.6195">
            <text:p>8.6195</text:p>
          </table:table-cell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table:formula="of:=IF([.D34]=1;[.$D$1];[.$E$1])" office:value-type="string" office:string-value="O">
            <text:p>O</text:p>
          </table:table-cell>
          <table:table-cell office:value-type="float" office:value="6.1713">
            <text:p>6.1713</text:p>
          </table:table-cell>
          <table:table-cell office:value-type="float" office:value="13.941">
            <text:p>13.941</text:p>
          </table:table-cell>
          <table:table-cell office:value-type="float" office:value="13.851">
            <text:p>13.851</text:p>
          </table:table-cell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table:formula="of:=IF([.D35]=1;[.$D$1];[.$E$1])" office:value-type="string" office:string-value="O">
            <text:p>O</text:p>
          </table:table-cell>
          <table:table-cell office:value-type="float" office:value="11.341">
            <text:p>11.341</text:p>
          </table:table-cell>
          <table:table-cell office:value-type="float" office:value="4.5696">
            <text:p>4.5696</text:p>
          </table:table-cell>
          <table:table-cell office:value-type="float" office:value="2.3484">
            <text:p>2.3484</text:p>
          </table:table-cell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table:formula="of:=IF([.D36]=1;[.$D$1];[.$E$1])" office:value-type="string" office:string-value="O">
            <text:p>O</text:p>
          </table:table-cell>
          <table:table-cell office:value-type="float" office:value="9.4041">
            <text:p>9.4041</text:p>
          </table:table-cell>
          <table:table-cell office:value-type="float" office:value="0.16184">
            <text:p>0.16184</text:p>
          </table:table-cell>
          <table:table-cell office:value-type="float" office:value="2.1418">
            <text:p>2.1418</text:p>
          </table:table-cell>
        </table:table-row>
        <table:table-row table:style-name="ro1">
          <table:table-cell table:number-columns-repeated="2"/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table:formula="of:=IF([.D37]=1;[.$D$1];[.$E$1])" office:value-type="string" office:string-value="O">
            <text:p>O</text:p>
          </table:table-cell>
          <table:table-cell office:value-type="float" office:value="8.0817">
            <text:p>8.0817</text:p>
          </table:table-cell>
          <table:table-cell office:value-type="float" office:value="3.1714">
            <text:p>3.1714</text:p>
          </table:table-cell>
          <table:table-cell office:value-type="float" office:value="14.455">
            <text:p>14.455</text:p>
          </table:table-cell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table:formula="of:=IF([.D38]=1;[.$D$1];[.$E$1])" office:value-type="string" office:string-value="O">
            <text:p>O</text:p>
          </table:table-cell>
          <table:table-cell office:value-type="float" office:value="0.76519">
            <text:p>0.76519</text:p>
          </table:table-cell>
          <table:table-cell office:value-type="float" office:value="15.579">
            <text:p>15.579</text:p>
          </table:table-cell>
          <table:table-cell office:value-type="float" office:value="14.814">
            <text:p>14.814</text:p>
          </table:table-cell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table:formula="of:=IF([.D39]=1;[.$D$1];[.$E$1])" office:value-type="string" office:string-value="O">
            <text:p>O</text:p>
          </table:table-cell>
          <table:table-cell office:value-type="float" office:value="8.6038">
            <text:p>8.6038</text:p>
          </table:table-cell>
          <table:table-cell office:value-type="float" office:value="7.2397">
            <text:p>7.2397</text:p>
          </table:table-cell>
          <table:table-cell office:value-type="float" office:value="14.863">
            <text:p>14.863</text:p>
          </table:table-cell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formula="of:=IF([.D40]=1;[.$D$1];[.$E$1])" office:value-type="string" office:string-value="Si">
            <text:p>Si</text:p>
          </table:table-cell>
          <table:table-cell office:value-type="float" office:value="14.975">
            <text:p>14.975</text:p>
          </table:table-cell>
          <table:table-cell office:value-type="float" office:value="14.802">
            <text:p>14.802</text:p>
          </table:table-cell>
          <table:table-cell office:value-type="float" office:value="11.207">
            <text:p>11.207</text:p>
          </table:table-cell>
        </table:table-row>
        <table:table-row table:style-name="ro1">
          <table:table-cell table:number-columns-repeated="2"/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table:formula="of:=IF([.D41]=1;[.$D$1];[.$E$1])" office:value-type="string" office:string-value="Si">
            <text:p>Si</text:p>
          </table:table-cell>
          <table:table-cell office:value-type="float" office:value="3.6304">
            <text:p>3.6304</text:p>
          </table:table-cell>
          <table:table-cell office:value-type="float" office:value="9.4745">
            <text:p>9.4745</text:p>
          </table:table-cell>
          <table:table-cell office:value-type="float" office:value="10.65">
            <text:p>10.65</text:p>
          </table:table-cell>
        </table:table-row>
        <table:table-row table:style-name="ro1">
          <table:table-cell table:number-columns-repeated="2"/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table:formula="of:=IF([.D42]=1;[.$D$1];[.$E$1])" office:value-type="string" office:string-value="Si">
            <text:p>Si</text:p>
          </table:table-cell>
          <table:table-cell office:value-type="float" office:value="10.355">
            <text:p>10.355</text:p>
          </table:table-cell>
          <table:table-cell office:value-type="float" office:value="0.19892">
            <text:p>0.19892</text:p>
          </table:table-cell>
          <table:table-cell office:value-type="float" office:value="9.0941">
            <text:p>9.0941</text:p>
          </table:table-cell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IF([.D43]=1;[.$D$1];[.$E$1])" office:value-type="string" office:string-value="Si">
            <text:p>Si</text:p>
          </table:table-cell>
          <table:table-cell office:value-type="float" office:value="9.4356">
            <text:p>9.4356</text:p>
          </table:table-cell>
          <table:table-cell office:value-type="float" office:value="12.687">
            <text:p>12.687</text:p>
          </table:table-cell>
          <table:table-cell office:value-type="float" office:value="2.4714">
            <text:p>2.4714</text:p>
          </table:table-cell>
        </table:table-row>
        <table:table-row table:style-name="ro1">
          <table:table-cell table:number-columns-repeated="2"/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table:formula="of:=IF([.D44]=1;[.$D$1];[.$E$1])" office:value-type="string" office:string-value="Si">
            <text:p>Si</text:p>
          </table:table-cell>
          <table:table-cell office:value-type="float" office:value="15.152">
            <text:p>15.152</text:p>
          </table:table-cell>
          <table:table-cell office:value-type="float" office:value="5.4975">
            <text:p>5.4975</text:p>
          </table:table-cell>
          <table:table-cell office:value-type="float" office:value="1.7366">
            <text:p>1.7366</text:p>
          </table:table-cell>
        </table:table-row>
        <table:table-row table:style-name="ro1">
          <table:table-cell table:number-columns-repeated="2"/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table:formula="of:=IF([.D45]=1;[.$D$1];[.$E$1])" office:value-type="string" office:string-value="Si">
            <text:p>Si</text:p>
          </table:table-cell>
          <table:table-cell office:value-type="float" office:value="6.1196">
            <text:p>6.1196</text:p>
          </table:table-cell>
          <table:table-cell office:value-type="float" office:value="1.7217">
            <text:p>1.7217</text:p>
          </table:table-cell>
          <table:table-cell office:value-type="float" office:value="1.8639">
            <text:p>1.8639</text:p>
          </table:table-cell>
        </table:table-row>
        <table:table-row table:style-name="ro1">
          <table:table-cell table:number-columns-repeated="2"/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table:formula="of:=IF([.D46]=1;[.$D$1];[.$E$1])" office:value-type="string" office:string-value="Si">
            <text:p>Si</text:p>
          </table:table-cell>
          <table:table-cell office:value-type="float" office:value="6.8272">
            <text:p>6.8272</text:p>
          </table:table-cell>
          <table:table-cell office:value-type="float" office:value="4.3574">
            <text:p>4.3574</text:p>
          </table:table-cell>
          <table:table-cell office:value-type="float" office:value="7.0657">
            <text:p>7.0657</text:p>
          </table:table-cell>
        </table:table-row>
        <table:table-row table:style-name="ro1">
          <table:table-cell table:number-columns-repeated="2"/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table:formula="of:=IF([.D47]=1;[.$D$1];[.$E$1])" office:value-type="string" office:string-value="Si">
            <text:p>Si</text:p>
          </table:table-cell>
          <table:table-cell office:value-type="float" office:value="1.4959">
            <text:p>1.4959</text:p>
          </table:table-cell>
          <table:table-cell office:value-type="float" office:value="14.853">
            <text:p>14.853</text:p>
          </table:table-cell>
          <table:table-cell office:value-type="float" office:value="2.6556">
            <text:p>2.6556</text:p>
          </table:table-cell>
        </table:table-row>
        <table:table-row table:style-name="ro1">
          <table:table-cell table:number-columns-repeated="2"/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table:formula="of:=IF([.D48]=1;[.$D$1];[.$E$1])" office:value-type="string" office:string-value="Si">
            <text:p>Si</text:p>
          </table:table-cell>
          <table:table-cell office:value-type="float" office:value="9.532">
            <text:p>9.532</text:p>
          </table:table-cell>
          <table:table-cell office:value-type="float" office:value="6.8857">
            <text:p>6.8857</text:p>
          </table:table-cell>
          <table:table-cell office:value-type="float" office:value="10.883">
            <text:p>10.883</text:p>
          </table:table-cell>
        </table:table-row>
        <table:table-row table:style-name="ro1">
          <table:table-cell table:number-columns-repeated="2"/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table:formula="of:=IF([.D49]=1;[.$D$1];[.$E$1])" office:value-type="string" office:string-value="Si">
            <text:p>Si</text:p>
          </table:table-cell>
          <table:table-cell office:value-type="float" office:value="3.5993">
            <text:p>3.5993</text:p>
          </table:table-cell>
          <table:table-cell office:value-type="float" office:value="8.1098">
            <text:p>8.1098</text:p>
          </table:table-cell>
          <table:table-cell office:value-type="float" office:value="6.2932">
            <text:p>6.2932</text:p>
          </table:table-cell>
        </table:table-row>
        <table:table-row table:style-name="ro1">
          <table:table-cell table:number-columns-repeated="2"/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table:formula="of:=IF([.D50]=1;[.$D$1];[.$E$1])" office:value-type="string" office:string-value="Si">
            <text:p>Si</text:p>
          </table:table-cell>
          <table:table-cell office:value-type="float" office:value="4.107">
            <text:p>4.107</text:p>
          </table:table-cell>
          <table:table-cell office:value-type="float" office:value="0.46324">
            <text:p>0.46324</text:p>
          </table:table-cell>
          <table:table-cell office:value-type="float" office:value="5.8102">
            <text:p>5.8102</text:p>
          </table:table-cell>
        </table:table-row>
        <table:table-row table:style-name="ro1">
          <table:table-cell table:number-columns-repeated="2"/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table:formula="of:=IF([.D51]=1;[.$D$1];[.$E$1])" office:value-type="string" office:string-value="Si">
            <text:p>Si</text:p>
          </table:table-cell>
          <table:table-cell office:value-type="float" office:value="1.8813">
            <text:p>1.8813</text:p>
          </table:table-cell>
          <table:table-cell office:value-type="float" office:value="14.786">
            <text:p>14.786</text:p>
          </table:table-cell>
          <table:table-cell office:value-type="float" office:value="9.8635">
            <text:p>9.8635</text:p>
          </table:table-cell>
        </table:table-row>
        <table:table-row table:style-name="ro1">
          <table:table-cell table:number-columns-repeated="2"/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table:formula="of:=IF([.D52]=1;[.$D$1];[.$E$1])" office:value-type="string" office:string-value="O">
            <text:p>O</text:p>
          </table:table-cell>
          <table:table-cell office:value-type="float" office:value="5.6705">
            <text:p>5.6705</text:p>
          </table:table-cell>
          <table:table-cell office:value-type="float" office:value="13.951">
            <text:p>13.951</text:p>
          </table:table-cell>
          <table:table-cell office:value-type="float" office:value="3.2776">
            <text:p>3.2776</text:p>
          </table:table-cell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formula="of:=IF([.D53]=1;[.$D$1];[.$E$1])" office:value-type="string" office:string-value="O">
            <text:p>O</text:p>
          </table:table-cell>
          <table:table-cell office:value-type="float" office:value="9.5407">
            <text:p>9.5407</text:p>
          </table:table-cell>
          <table:table-cell office:value-type="float" office:value="2.1124">
            <text:p>2.1124</text:p>
          </table:table-cell>
          <table:table-cell office:value-type="float" office:value="0.44915">
            <text:p>0.44915</text:p>
          </table:table-cell>
        </table:table-row>
        <table:table-row table:style-name="ro1">
          <table:table-cell table:number-columns-repeated="2"/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table:formula="of:=IF([.D54]=1;[.$D$1];[.$E$1])" office:value-type="string" office:string-value="O">
            <text:p>O</text:p>
          </table:table-cell>
          <table:table-cell office:value-type="float" office:value="1.2759">
            <text:p>1.2759</text:p>
          </table:table-cell>
          <table:table-cell office:value-type="float" office:value="4.7924">
            <text:p>4.7924</text:p>
          </table:table-cell>
          <table:table-cell office:value-type="float" office:value="6.9951">
            <text:p>6.9951</text:p>
          </table:table-cell>
        </table:table-row>
        <table:table-row table:style-name="ro1">
          <table:table-cell table:number-columns-repeated="2"/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table:formula="of:=IF([.D55]=1;[.$D$1];[.$E$1])" office:value-type="string" office:string-value="O">
            <text:p>O</text:p>
          </table:table-cell>
          <table:table-cell office:value-type="float" office:value="13.97">
            <text:p>13.97</text:p>
          </table:table-cell>
          <table:table-cell office:value-type="float" office:value="13.186">
            <text:p>13.186</text:p>
          </table:table-cell>
          <table:table-cell office:value-type="float" office:value="6.1588">
            <text:p>6.1588</text:p>
          </table:table-cell>
        </table:table-row>
        <table:table-row table:style-name="ro1">
          <table:table-cell table:number-columns-repeated="2"/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table:formula="of:=IF([.D56]=1;[.$D$1];[.$E$1])" office:value-type="string" office:string-value="O">
            <text:p>O</text:p>
          </table:table-cell>
          <table:table-cell office:value-type="float" office:value="6.0859">
            <text:p>6.0859</text:p>
          </table:table-cell>
          <table:table-cell office:value-type="float" office:value="4.2561">
            <text:p>4.2561</text:p>
          </table:table-cell>
          <table:table-cell office:value-type="float" office:value="13.143">
            <text:p>13.143</text:p>
          </table:table-cell>
        </table:table-row>
        <table:table-row table:style-name="ro1">
          <table:table-cell table:number-columns-repeated="2"/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table:formula="of:=IF([.D57]=1;[.$D$1];[.$E$1])" office:value-type="string" office:string-value="O">
            <text:p>O</text:p>
          </table:table-cell>
          <table:table-cell office:value-type="float" office:value="7.5764">
            <text:p>7.5764</text:p>
          </table:table-cell>
          <table:table-cell office:value-type="float" office:value="15.372">
            <text:p>15.372</text:p>
          </table:table-cell>
          <table:table-cell office:value-type="float" office:value="4.3389">
            <text:p>4.3389</text:p>
          </table:table-cell>
        </table:table-row>
        <table:table-row table:style-name="ro1">
          <table:table-cell table:number-columns-repeated="2"/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table:formula="of:=IF([.D58]=1;[.$D$1];[.$E$1])" office:value-type="string" office:string-value="O">
            <text:p>O</text:p>
          </table:table-cell>
          <table:table-cell office:value-type="float" office:value="0.056881">
            <text:p>0.056881</text:p>
          </table:table-cell>
          <table:table-cell office:value-type="float" office:value="8.2765">
            <text:p>8.2765</text:p>
          </table:table-cell>
          <table:table-cell office:value-type="float" office:value="14.63">
            <text:p>14.63</text:p>
          </table:table-cell>
        </table:table-row>
        <table:table-row table:style-name="ro1">
          <table:table-cell table:number-columns-repeated="2"/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table:formula="of:=IF([.D59]=1;[.$D$1];[.$E$1])" office:value-type="string" office:string-value="O">
            <text:p>O</text:p>
          </table:table-cell>
          <table:table-cell office:value-type="float" office:value="12.777">
            <text:p>12.777</text:p>
          </table:table-cell>
          <table:table-cell office:value-type="float" office:value="9.0226">
            <text:p>9.0226</text:p>
          </table:table-cell>
          <table:table-cell office:value-type="float" office:value="3.228">
            <text:p>3.228</text:p>
          </table:table-cell>
        </table:table-row>
        <table:table-row table:style-name="ro1">
          <table:table-cell table:number-columns-repeated="2"/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table:formula="of:=IF([.D60]=1;[.$D$1];[.$E$1])" office:value-type="string" office:string-value="O">
            <text:p>O</text:p>
          </table:table-cell>
          <table:table-cell office:value-type="float" office:value="12.481">
            <text:p>12.481</text:p>
          </table:table-cell>
          <table:table-cell office:value-type="float" office:value="8.0427">
            <text:p>8.0427</text:p>
          </table:table-cell>
          <table:table-cell office:value-type="float" office:value="5.4763">
            <text:p>5.4763</text:p>
          </table:table-cell>
        </table:table-row>
        <table:table-row table:style-name="ro1">
          <table:table-cell table:number-columns-repeated="2"/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table:formula="of:=IF([.D61]=1;[.$D$1];[.$E$1])" office:value-type="string" office:string-value="O">
            <text:p>O</text:p>
          </table:table-cell>
          <table:table-cell office:value-type="float" office:value="3.5545">
            <text:p>3.5545</text:p>
          </table:table-cell>
          <table:table-cell office:value-type="float" office:value="3.0685">
            <text:p>3.0685</text:p>
          </table:table-cell>
          <table:table-cell office:value-type="float" office:value="9.1259">
            <text:p>9.1259</text:p>
          </table:table-cell>
        </table:table-row>
        <table:table-row table:style-name="ro1">
          <table:table-cell table:number-columns-repeated="2"/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table:formula="of:=IF([.D62]=1;[.$D$1];[.$E$1])" office:value-type="string" office:string-value="O">
            <text:p>O</text:p>
          </table:table-cell>
          <table:table-cell office:value-type="float" office:value="11.925">
            <text:p>11.925</text:p>
          </table:table-cell>
          <table:table-cell office:value-type="float" office:value="14.819">
            <text:p>14.819</text:p>
          </table:table-cell>
          <table:table-cell office:value-type="float" office:value="6.1431">
            <text:p>6.1431</text:p>
          </table:table-cell>
        </table:table-row>
        <table:table-row table:style-name="ro1">
          <table:table-cell table:number-columns-repeated="2"/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table:formula="of:=IF([.D63]=1;[.$D$1];[.$E$1])" office:value-type="string" office:string-value="O">
            <text:p>O</text:p>
          </table:table-cell>
          <table:table-cell office:value-type="float" office:value="9.3027">
            <text:p>9.3027</text:p>
          </table:table-cell>
          <table:table-cell office:value-type="float" office:value="8.4742">
            <text:p>8.4742</text:p>
          </table:table-cell>
          <table:table-cell office:value-type="float" office:value="4.3531">
            <text:p>4.3531</text:p>
          </table:table-cell>
        </table:table-row>
        <table:table-row table:style-name="ro1">
          <table:table-cell table:number-columns-repeated="2"/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table:formula="of:=IF([.D64]=1;[.$D$1];[.$E$1])" office:value-type="string" office:string-value="O">
            <text:p>O</text:p>
          </table:table-cell>
          <table:table-cell office:value-type="float" office:value="3.4563">
            <text:p>3.4563</text:p>
          </table:table-cell>
          <table:table-cell office:value-type="float" office:value="6.9517">
            <text:p>6.9517</text:p>
          </table:table-cell>
          <table:table-cell office:value-type="float" office:value="5.2062">
            <text:p>5.2062</text:p>
          </table:table-cell>
        </table:table-row>
        <table:table-row table:style-name="ro1">
          <table:table-cell table:number-columns-repeated="2"/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table:formula="of:=IF([.D65]=1;[.$D$1];[.$E$1])" office:value-type="string" office:string-value="O">
            <text:p>O</text:p>
          </table:table-cell>
          <table:table-cell office:value-type="float" office:value="12.604">
            <text:p>12.604</text:p>
          </table:table-cell>
          <table:table-cell office:value-type="float" office:value="5.998">
            <text:p>5.998</text:p>
          </table:table-cell>
          <table:table-cell office:value-type="float" office:value="6.9129">
            <text:p>6.9129</text:p>
          </table:table-cell>
        </table:table-row>
        <table:table-row table:style-name="ro1">
          <table:table-cell table:number-columns-repeated="2"/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table:formula="of:=IF([.D66]=1;[.$D$1];[.$E$1])" office:value-type="string" office:string-value="O">
            <text:p>O</text:p>
          </table:table-cell>
          <table:table-cell office:value-type="float" office:value="7.7058">
            <text:p>7.7058</text:p>
          </table:table-cell>
          <table:table-cell office:value-type="float" office:value="7.7057">
            <text:p>7.7057</text:p>
          </table:table-cell>
          <table:table-cell office:value-type="float" office:value="6.2265">
            <text:p>6.2265</text:p>
          </table:table-cell>
        </table:table-row>
        <table:table-row table:style-name="ro1">
          <table:table-cell table:number-columns-repeated="2"/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table:formula="of:=IF([.D67]=1;[.$D$1];[.$E$1])" office:value-type="string" office:string-value="O">
            <text:p>O</text:p>
          </table:table-cell>
          <table:table-cell office:value-type="float" office:value="7.6399">
            <text:p>7.6399</text:p>
          </table:table-cell>
          <table:table-cell office:value-type="float" office:value="12.295">
            <text:p>12.295</text:p>
          </table:table-cell>
          <table:table-cell office:value-type="float" office:value="9.5293">
            <text:p>9.5293</text:p>
          </table:table-cell>
        </table:table-row>
        <table:table-row table:style-name="ro1">
          <table:table-cell table:number-columns-repeated="2"/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table:formula="of:=IF([.D68]=1;[.$D$1];[.$E$1])" office:value-type="string" office:string-value="O">
            <text:p>O</text:p>
          </table:table-cell>
          <table:table-cell office:value-type="float" office:value="9.6372">
            <text:p>9.6372</text:p>
          </table:table-cell>
          <table:table-cell office:value-type="float" office:value="12.692">
            <text:p>12.692</text:p>
          </table:table-cell>
          <table:table-cell office:value-type="float" office:value="0.88061">
            <text:p>0.88061</text:p>
          </table:table-cell>
        </table:table-row>
        <table:table-row table:style-name="ro1">
          <table:table-cell table:number-columns-repeated="2"/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table:formula="of:=IF([.D69]=1;[.$D$1];[.$E$1])" office:value-type="string" office:string-value="O">
            <text:p>O</text:p>
          </table:table-cell>
          <table:table-cell office:value-type="float" office:value="13.126">
            <text:p>13.126</text:p>
          </table:table-cell>
          <table:table-cell office:value-type="float" office:value="8.4607">
            <text:p>8.4607</text:p>
          </table:table-cell>
          <table:table-cell office:value-type="float" office:value="10.747">
            <text:p>10.747</text:p>
          </table:table-cell>
        </table:table-row>
        <table:table-row table:style-name="ro1">
          <table:table-cell table:number-columns-repeated="2"/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table:formula="of:=IF([.D70]=1;[.$D$1];[.$E$1])" office:value-type="string" office:string-value="O">
            <text:p>O</text:p>
          </table:table-cell>
          <table:table-cell office:value-type="float" office:value="5.0996">
            <text:p>5.0996</text:p>
          </table:table-cell>
          <table:table-cell office:value-type="float" office:value="8.0755">
            <text:p>8.0755</text:p>
          </table:table-cell>
          <table:table-cell office:value-type="float" office:value="6.8311">
            <text:p>6.8311</text:p>
          </table:table-cell>
        </table:table-row>
        <table:table-row table:style-name="ro1">
          <table:table-cell table:number-columns-repeated="2"/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table:formula="of:=IF([.D71]=1;[.$D$1];[.$E$1])" office:value-type="string" office:string-value="O">
            <text:p>O</text:p>
          </table:table-cell>
          <table:table-cell office:value-type="float" office:value="1.4347">
            <text:p>1.4347</text:p>
          </table:table-cell>
          <table:table-cell office:value-type="float" office:value="7.21">
            <text:p>7.21</text:p>
          </table:table-cell>
          <table:table-cell office:value-type="float" office:value="3.724">
            <text:p>3.724</text:p>
          </table:table-cell>
        </table:table-row>
        <table:table-row table:style-name="ro1">
          <table:table-cell table:number-columns-repeated="2"/>
          <table:table-cell office:value-type="float" office:value="69">
            <text:p>69</text:p>
          </table:table-cell>
          <table:table-cell office:value-type="float" office:value="2">
            <text:p>2</text:p>
          </table:table-cell>
          <table:table-cell table:formula="of:=IF([.D72]=1;[.$D$1];[.$E$1])" office:value-type="string" office:string-value="O">
            <text:p>O</text:p>
          </table:table-cell>
          <table:table-cell office:value-type="float" office:value="10.311">
            <text:p>10.311</text:p>
          </table:table-cell>
          <table:table-cell office:value-type="float" office:value="2.1673">
            <text:p>2.1673</text:p>
          </table:table-cell>
          <table:table-cell office:value-type="float" office:value="11.741">
            <text:p>11.741</text:p>
          </table:table-cell>
        </table:table-row>
        <table:table-row table:style-name="ro1">
          <table:table-cell table:number-columns-repeated="2"/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table:formula="of:=IF([.D73]=1;[.$D$1];[.$E$1])" office:value-type="string" office:string-value="O">
            <text:p>O</text:p>
          </table:table-cell>
          <table:table-cell office:value-type="float" office:value="4.2051">
            <text:p>4.2051</text:p>
          </table:table-cell>
          <table:table-cell office:value-type="float" office:value="4.2759">
            <text:p>4.2759</text:p>
          </table:table-cell>
          <table:table-cell office:value-type="float" office:value="11.474">
            <text:p>11.474</text:p>
          </table:table-cell>
        </table:table-row>
        <table:table-row table:style-name="ro1">
          <table:table-cell table:number-columns-repeated="2"/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table:formula="of:=IF([.D74]=1;[.$D$1];[.$E$1])" office:value-type="string" office:string-value="O">
            <text:p>O</text:p>
          </table:table-cell>
          <table:table-cell office:value-type="float" office:value="8.6355">
            <text:p>8.6355</text:p>
          </table:table-cell>
          <table:table-cell office:value-type="float" office:value="11.438">
            <text:p>11.438</text:p>
          </table:table-cell>
          <table:table-cell office:value-type="float" office:value="3.0313">
            <text:p>3.0313</text:p>
          </table:table-cell>
        </table:table-row>
        <table:table-row table:style-name="ro1">
          <table:table-cell table:number-columns-repeated="2"/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table:formula="of:=IF([.D75]=1;[.$D$1];[.$E$1])" office:value-type="string" office:string-value="O">
            <text:p>O</text:p>
          </table:table-cell>
          <table:table-cell office:value-type="float" office:value="8.435">
            <text:p>8.435</text:p>
          </table:table-cell>
          <table:table-cell office:value-type="float" office:value="13.92">
            <text:p>13.92</text:p>
          </table:table-cell>
          <table:table-cell office:value-type="float" office:value="2.6288">
            <text:p>2.6288</text:p>
          </table:table-cell>
        </table:table-row>
        <table:table-row table:style-name="ro1">
          <table:table-cell table:number-columns-repeated="2"/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table:formula="of:=IF([.D76]=1;[.$D$1];[.$E$1])" office:value-type="string" office:string-value="Si">
            <text:p>Si</text:p>
          </table:table-cell>
          <table:table-cell office:value-type="float" office:value="0.49328">
            <text:p>0.49328</text:p>
          </table:table-cell>
          <table:table-cell office:value-type="float" office:value="6.8123">
            <text:p>6.8123</text:p>
          </table:table-cell>
          <table:table-cell office:value-type="float" office:value="15.14">
            <text:p>15.14</text:p>
          </table:table-cell>
        </table:table-row>
        <table:table-row table:style-name="ro1">
          <table:table-cell table:number-columns-repeated="2"/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table:formula="of:=IF([.D77]=1;[.$D$1];[.$E$1])" office:value-type="string" office:string-value="Si">
            <text:p>Si</text:p>
          </table:table-cell>
          <table:table-cell office:value-type="float" office:value="13.616">
            <text:p>13.616</text:p>
          </table:table-cell>
          <table:table-cell office:value-type="float" office:value="6.5168">
            <text:p>6.5168</text:p>
          </table:table-cell>
          <table:table-cell office:value-type="float" office:value="8.008">
            <text:p>8.008</text:p>
          </table:table-cell>
        </table:table-row>
        <table:table-row table:style-name="ro1">
          <table:table-cell table:number-columns-repeated="2"/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table:formula="of:=IF([.D78]=1;[.$D$1];[.$E$1])" office:value-type="string" office:string-value="Si">
            <text:p>Si</text:p>
          </table:table-cell>
          <table:table-cell office:value-type="float" office:value="0.5571">
            <text:p>0.5571</text:p>
          </table:table-cell>
          <table:table-cell office:value-type="float" office:value="2.7447">
            <text:p>2.7447</text:p>
          </table:table-cell>
          <table:table-cell office:value-type="float" office:value="11.891">
            <text:p>11.891</text:p>
          </table:table-cell>
        </table:table-row>
        <table:table-row table:style-name="ro1">
          <table:table-cell table:number-columns-repeated="2"/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table:formula="of:=IF([.D79]=1;[.$D$1];[.$E$1])" office:value-type="string" office:string-value="Si">
            <text:p>Si</text:p>
          </table:table-cell>
          <table:table-cell office:value-type="float" office:value="12.129">
            <text:p>12.129</text:p>
          </table:table-cell>
          <table:table-cell office:value-type="float" office:value="5.4216">
            <text:p>5.4216</text:p>
          </table:table-cell>
          <table:table-cell office:value-type="float" office:value="1.2617">
            <text:p>1.2617</text:p>
          </table:table-cell>
        </table:table-row>
        <table:table-row table:style-name="ro1">
          <table:table-cell table:number-columns-repeated="2"/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table:formula="of:=IF([.D80]=1;[.$D$1];[.$E$1])" office:value-type="string" office:string-value="Si">
            <text:p>Si</text:p>
          </table:table-cell>
          <table:table-cell office:value-type="float" office:value="13.333">
            <text:p>13.333</text:p>
          </table:table-cell>
          <table:table-cell office:value-type="float" office:value="0.56189">
            <text:p>0.56189</text:p>
          </table:table-cell>
          <table:table-cell office:value-type="float" office:value="9.1778">
            <text:p>9.1778</text:p>
          </table:table-cell>
        </table:table-row>
        <table:table-row table:style-name="ro1">
          <table:table-cell table:number-columns-repeated="2"/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table:formula="of:=IF([.D81]=1;[.$D$1];[.$E$1])" office:value-type="string" office:string-value="Si">
            <text:p>Si</text:p>
          </table:table-cell>
          <table:table-cell office:value-type="float" office:value="5.3877">
            <text:p>5.3877</text:p>
          </table:table-cell>
          <table:table-cell office:value-type="float" office:value="12.953">
            <text:p>12.953</text:p>
          </table:table-cell>
          <table:table-cell office:value-type="float" office:value="2.0117">
            <text:p>2.0117</text:p>
          </table:table-cell>
        </table:table-row>
        <table:table-row table:style-name="ro1">
          <table:table-cell table:number-columns-repeated="2"/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table:formula="of:=IF([.D82]=1;[.$D$1];[.$E$1])" office:value-type="string" office:string-value="Si">
            <text:p>Si</text:p>
          </table:table-cell>
          <table:table-cell office:value-type="float" office:value="2.7175">
            <text:p>2.7175</text:p>
          </table:table-cell>
          <table:table-cell office:value-type="float" office:value="6.2557">
            <text:p>6.2557</text:p>
          </table:table-cell>
          <table:table-cell office:value-type="float" office:value="3.9627">
            <text:p>3.9627</text:p>
          </table:table-cell>
        </table:table-row>
        <table:table-row table:style-name="ro1">
          <table:table-cell table:number-columns-repeated="2"/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table:formula="of:=IF([.D83]=1;[.$D$1];[.$E$1])" office:value-type="string" office:string-value="Si">
            <text:p>Si</text:p>
          </table:table-cell>
          <table:table-cell office:value-type="float" office:value="15.485">
            <text:p>15.485</text:p>
          </table:table-cell>
          <table:table-cell office:value-type="float" office:value="2.5698">
            <text:p>2.5698</text:p>
          </table:table-cell>
          <table:table-cell office:value-type="float" office:value="9.1505">
            <text:p>9.1505</text:p>
          </table:table-cell>
        </table:table-row>
        <table:table-row table:style-name="ro1">
          <table:table-cell table:number-columns-repeated="2"/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table:formula="of:=IF([.D84]=1;[.$D$1];[.$E$1])" office:value-type="string" office:string-value="Si">
            <text:p>Si</text:p>
          </table:table-cell>
          <table:table-cell office:value-type="float" office:value="4.8229">
            <text:p>4.8229</text:p>
          </table:table-cell>
          <table:table-cell office:value-type="float" office:value="0.97587">
            <text:p>0.97587</text:p>
          </table:table-cell>
          <table:table-cell office:value-type="float" office:value="14.501">
            <text:p>14.501</text:p>
          </table:table-cell>
        </table:table-row>
        <table:table-row table:style-name="ro1">
          <table:table-cell table:number-columns-repeated="2"/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table:formula="of:=IF([.D85]=1;[.$D$1];[.$E$1])" office:value-type="string" office:string-value="Si">
            <text:p>Si</text:p>
          </table:table-cell>
          <table:table-cell office:value-type="float" office:value="6.2881">
            <text:p>6.2881</text:p>
          </table:table-cell>
          <table:table-cell office:value-type="float" office:value="14.48">
            <text:p>14.48</text:p>
          </table:table-cell>
          <table:table-cell office:value-type="float" office:value="4.6933">
            <text:p>4.6933</text:p>
          </table:table-cell>
        </table:table-row>
        <table:table-row table:style-name="ro1">
          <table:table-cell table:number-columns-repeated="2"/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table:formula="of:=IF([.D86]=1;[.$D$1];[.$E$1])" office:value-type="string" office:string-value="Si">
            <text:p>Si</text:p>
          </table:table-cell>
          <table:table-cell office:value-type="float" office:value="0.38672">
            <text:p>0.38672</text:p>
          </table:table-cell>
          <table:table-cell office:value-type="float" office:value="5.365">
            <text:p>5.365</text:p>
          </table:table-cell>
          <table:table-cell office:value-type="float" office:value="8.1792">
            <text:p>8.1792</text:p>
          </table:table-cell>
        </table:table-row>
        <table:table-row table:style-name="ro1">
          <table:table-cell table:number-columns-repeated="2"/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table:formula="of:=IF([.D87]=1;[.$D$1];[.$E$1])" office:value-type="string" office:string-value="Si">
            <text:p>Si</text:p>
          </table:table-cell>
          <table:table-cell office:value-type="float" office:value="9.2918">
            <text:p>9.2918</text:p>
          </table:table-cell>
          <table:table-cell office:value-type="float" office:value="13.293">
            <text:p>13.293</text:p>
          </table:table-cell>
          <table:table-cell office:value-type="float" office:value="15.382">
            <text:p>15.382</text:p>
          </table:table-cell>
        </table:table-row>
        <table:table-row table:style-name="ro1">
          <table:table-cell table:number-columns-repeated="2"/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table:formula="of:=IF([.D88]=1;[.$D$1];[.$E$1])" office:value-type="string" office:string-value="O">
            <text:p>O</text:p>
          </table:table-cell>
          <table:table-cell office:value-type="float" office:value="7.74">
            <text:p>7.74</text:p>
          </table:table-cell>
          <table:table-cell office:value-type="float" office:value="2.3522">
            <text:p>2.3522</text:p>
          </table:table-cell>
          <table:table-cell office:value-type="float" office:value="11.952">
            <text:p>11.952</text:p>
          </table:table-cell>
        </table:table-row>
        <table:table-row table:style-name="ro1">
          <table:table-cell table:number-columns-repeated="2"/>
          <table:table-cell office:value-type="float" office:value="86">
            <text:p>86</text:p>
          </table:table-cell>
          <table:table-cell office:value-type="float" office:value="2">
            <text:p>2</text:p>
          </table:table-cell>
          <table:table-cell table:formula="of:=IF([.D89]=1;[.$D$1];[.$E$1])" office:value-type="string" office:string-value="O">
            <text:p>O</text:p>
          </table:table-cell>
          <table:table-cell office:value-type="float" office:value="1.6938">
            <text:p>1.6938</text:p>
          </table:table-cell>
          <table:table-cell office:value-type="float" office:value="12.564">
            <text:p>12.564</text:p>
          </table:table-cell>
          <table:table-cell office:value-type="float" office:value="12.377">
            <text:p>12.377</text:p>
          </table:table-cell>
        </table:table-row>
        <table:table-row table:style-name="ro1">
          <table:table-cell table:number-columns-repeated="2"/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table:formula="of:=IF([.D90]=1;[.$D$1];[.$E$1])" office:value-type="string" office:string-value="O">
            <text:p>O</text:p>
          </table:table-cell>
          <table:table-cell office:value-type="float" office:value="14.531">
            <text:p>14.531</text:p>
          </table:table-cell>
          <table:table-cell office:value-type="float" office:value="11.181">
            <text:p>11.181</text:p>
          </table:table-cell>
          <table:table-cell office:value-type="float" office:value="0.33122">
            <text:p>0.33122</text:p>
          </table:table-cell>
        </table:table-row>
        <table:table-row table:style-name="ro1">
          <table:table-cell table:number-columns-repeated="2"/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table:formula="of:=IF([.D91]=1;[.$D$1];[.$E$1])" office:value-type="string" office:string-value="O">
            <text:p>O</text:p>
          </table:table-cell>
          <table:table-cell office:value-type="float" office:value="10.68">
            <text:p>10.68</text:p>
          </table:table-cell>
          <table:table-cell office:value-type="float" office:value="4.917">
            <text:p>4.917</text:p>
          </table:table-cell>
          <table:table-cell office:value-type="float" office:value="8.947">
            <text:p>8.947</text:p>
          </table:table-cell>
        </table:table-row>
        <table:table-row table:style-name="ro1">
          <table:table-cell table:number-columns-repeated="2"/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table:formula="of:=IF([.D92]=1;[.$D$1];[.$E$1])" office:value-type="string" office:string-value="O">
            <text:p>O</text:p>
          </table:table-cell>
          <table:table-cell office:value-type="float" office:value="14.895">
            <text:p>14.895</text:p>
          </table:table-cell>
          <table:table-cell office:value-type="float" office:value="2.3451">
            <text:p>2.3451</text:p>
          </table:table-cell>
          <table:table-cell office:value-type="float" office:value="5.8125">
            <text:p>5.8125</text:p>
          </table:table-cell>
        </table:table-row>
        <table:table-row table:style-name="ro1">
          <table:table-cell table:number-columns-repeated="2"/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table:formula="of:=IF([.D93]=1;[.$D$1];[.$E$1])" office:value-type="string" office:string-value="O">
            <text:p>O</text:p>
          </table:table-cell>
          <table:table-cell office:value-type="float" office:value="0.37912">
            <text:p>0.37912</text:p>
          </table:table-cell>
          <table:table-cell office:value-type="float" office:value="14.767">
            <text:p>14.767</text:p>
          </table:table-cell>
          <table:table-cell office:value-type="float" office:value="10.413">
            <text:p>10.413</text:p>
          </table:table-cell>
        </table:table-row>
        <table:table-row table:style-name="ro1">
          <table:table-cell table:number-columns-repeated="2"/>
          <table:table-cell office:value-type="float" office:value="91">
            <text:p>91</text:p>
          </table:table-cell>
          <table:table-cell office:value-type="float" office:value="2">
            <text:p>2</text:p>
          </table:table-cell>
          <table:table-cell table:formula="of:=IF([.D94]=1;[.$D$1];[.$E$1])" office:value-type="string" office:string-value="O">
            <text:p>O</text:p>
          </table:table-cell>
          <table:table-cell office:value-type="float" office:value="13.732">
            <text:p>13.732</text:p>
          </table:table-cell>
          <table:table-cell office:value-type="float" office:value="4.6252">
            <text:p>4.6252</text:p>
          </table:table-cell>
          <table:table-cell office:value-type="float" office:value="14.029">
            <text:p>14.029</text:p>
          </table:table-cell>
        </table:table-row>
        <table:table-row table:style-name="ro1">
          <table:table-cell table:number-columns-repeated="2"/>
          <table:table-cell office:value-type="float" office:value="92">
            <text:p>92</text:p>
          </table:table-cell>
          <table:table-cell office:value-type="float" office:value="2">
            <text:p>2</text:p>
          </table:table-cell>
          <table:table-cell table:formula="of:=IF([.D95]=1;[.$D$1];[.$E$1])" office:value-type="string" office:string-value="O">
            <text:p>O</text:p>
          </table:table-cell>
          <table:table-cell office:value-type="float" office:value="15.607">
            <text:p>15.607</text:p>
          </table:table-cell>
          <table:table-cell office:value-type="float" office:value="4.0125">
            <text:p>4.0125</text:p>
          </table:table-cell>
          <table:table-cell office:value-type="float" office:value="12.254">
            <text:p>12.254</text:p>
          </table:table-cell>
        </table:table-row>
        <table:table-row table:style-name="ro1">
          <table:table-cell table:number-columns-repeated="2"/>
          <table:table-cell office:value-type="float" office:value="93">
            <text:p>93</text:p>
          </table:table-cell>
          <table:table-cell office:value-type="float" office:value="2">
            <text:p>2</text:p>
          </table:table-cell>
          <table:table-cell table:formula="of:=IF([.D96]=1;[.$D$1];[.$E$1])" office:value-type="string" office:string-value="O">
            <text:p>O</text:p>
          </table:table-cell>
          <table:table-cell office:value-type="float" office:value="2.2584">
            <text:p>2.2584</text:p>
          </table:table-cell>
          <table:table-cell office:value-type="float" office:value="13.213">
            <text:p>13.213</text:p>
          </table:table-cell>
          <table:table-cell office:value-type="float" office:value="9.9209">
            <text:p>9.9209</text:p>
          </table:table-cell>
        </table:table-row>
        <table:table-row table:style-name="ro1">
          <table:table-cell table:number-columns-repeated="2"/>
          <table:table-cell office:value-type="float" office:value="94">
            <text:p>94</text:p>
          </table:table-cell>
          <table:table-cell office:value-type="float" office:value="2">
            <text:p>2</text:p>
          </table:table-cell>
          <table:table-cell table:formula="of:=IF([.D97]=1;[.$D$1];[.$E$1])" office:value-type="string" office:string-value="O">
            <text:p>O</text:p>
          </table:table-cell>
          <table:table-cell office:value-type="float" office:value="2.6039">
            <text:p>2.6039</text:p>
          </table:table-cell>
          <table:table-cell office:value-type="float" office:value="0">
            <text:p>0</text:p>
          </table:table-cell>
          <table:table-cell office:value-type="float" office:value="2.9275">
            <text:p>2.9275</text:p>
          </table:table-cell>
        </table:table-row>
        <table:table-row table:style-name="ro1">
          <table:table-cell table:number-columns-repeated="2"/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table:formula="of:=IF([.D98]=1;[.$D$1];[.$E$1])" office:value-type="string" office:string-value="O">
            <text:p>O</text:p>
          </table:table-cell>
          <table:table-cell office:value-type="float" office:value="0.53334">
            <text:p>0.53334</text:p>
          </table:table-cell>
          <table:table-cell office:value-type="float" office:value="11.274">
            <text:p>11.274</text:p>
          </table:table-cell>
          <table:table-cell office:value-type="float" office:value="10.287">
            <text:p>10.287</text:p>
          </table:table-cell>
        </table:table-row>
        <table:table-row table:style-name="ro1">
          <table:table-cell table:number-columns-repeated="2"/>
          <table:table-cell office:value-type="float" office:value="96">
            <text:p>96</text:p>
          </table:table-cell>
          <table:table-cell office:value-type="float" office:value="2">
            <text:p>2</text:p>
          </table:table-cell>
          <table:table-cell table:formula="of:=IF([.D99]=1;[.$D$1];[.$E$1])" office:value-type="string" office:string-value="O">
            <text:p>O</text:p>
          </table:table-cell>
          <table:table-cell office:value-type="float" office:value="3.9307">
            <text:p>3.9307</text:p>
          </table:table-cell>
          <table:table-cell office:value-type="float" office:value="2.0466">
            <text:p>2.0466</text:p>
          </table:table-cell>
          <table:table-cell office:value-type="float" office:value="15.267">
            <text:p>15.267</text:p>
          </table:table-cell>
        </table:table-row>
        <table:table-row table:style-name="ro1">
          <table:table-cell table:number-columns-repeated="2"/>
          <table:table-cell office:value-type="float" office:value="97">
            <text:p>97</text:p>
          </table:table-cell>
          <table:table-cell office:value-type="float" office:value="2">
            <text:p>2</text:p>
          </table:table-cell>
          <table:table-cell table:formula="of:=IF([.D100]=1;[.$D$1];[.$E$1])" office:value-type="string" office:string-value="O">
            <text:p>O</text:p>
          </table:table-cell>
          <table:table-cell office:value-type="float" office:value="6.6283">
            <text:p>6.6283</text:p>
          </table:table-cell>
          <table:table-cell office:value-type="float" office:value="13.141">
            <text:p>13.141</text:p>
          </table:table-cell>
          <table:table-cell office:value-type="float" office:value="5.4912">
            <text:p>5.4912</text:p>
          </table:table-cell>
        </table:table-row>
        <table:table-row table:style-name="ro1">
          <table:table-cell table:number-columns-repeated="2"/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table:formula="of:=IF([.D101]=1;[.$D$1];[.$E$1])" office:value-type="string" office:string-value="O">
            <text:p>O</text:p>
          </table:table-cell>
          <table:table-cell office:value-type="float" office:value="2.257">
            <text:p>2.257</text:p>
          </table:table-cell>
          <table:table-cell office:value-type="float" office:value="11.485">
            <text:p>11.485</text:p>
          </table:table-cell>
          <table:table-cell office:value-type="float" office:value="6.6152">
            <text:p>6.6152</text:p>
          </table:table-cell>
        </table:table-row>
        <table:table-row table:style-name="ro1">
          <table:table-cell table:number-columns-repeated="2"/>
          <table:table-cell office:value-type="float" office:value="99">
            <text:p>99</text:p>
          </table:table-cell>
          <table:table-cell office:value-type="float" office:value="2">
            <text:p>2</text:p>
          </table:table-cell>
          <table:table-cell table:formula="of:=IF([.D102]=1;[.$D$1];[.$E$1])" office:value-type="string" office:string-value="O">
            <text:p>O</text:p>
          </table:table-cell>
          <table:table-cell office:value-type="float" office:value="5.3086">
            <text:p>5.3086</text:p>
          </table:table-cell>
          <table:table-cell office:value-type="float" office:value="15.42">
            <text:p>15.42</text:p>
          </table:table-cell>
          <table:table-cell office:value-type="float" office:value="5.4999">
            <text:p>5.4999</text:p>
          </table:table-cell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formula="of:=IF([.D103]=1;[.$D$1];[.$E$1])" office:value-type="string" office:string-value="O">
            <text:p>O</text:p>
          </table:table-cell>
          <table:table-cell office:value-type="float" office:value="3.6813">
            <text:p>3.6813</text:p>
          </table:table-cell>
          <table:table-cell office:value-type="float" office:value="8.778">
            <text:p>8.778</text:p>
          </table:table-cell>
          <table:table-cell office:value-type="float" office:value="14.71">
            <text:p>14.71</text:p>
          </table:table-cell>
        </table:table-row>
        <table:table-row table:style-name="ro1">
          <table:table-cell table:number-columns-repeated="2"/>
          <table:table-cell office:value-type="float" office:value="101">
            <text:p>101</text:p>
          </table:table-cell>
          <table:table-cell office:value-type="float" office:value="2">
            <text:p>2</text:p>
          </table:table-cell>
          <table:table-cell table:formula="of:=IF([.D104]=1;[.$D$1];[.$E$1])" office:value-type="string" office:string-value="O">
            <text:p>O</text:p>
          </table:table-cell>
          <table:table-cell office:value-type="float" office:value="2.007">
            <text:p>2.007</text:p>
          </table:table-cell>
          <table:table-cell office:value-type="float" office:value="10.902">
            <text:p>10.902</text:p>
          </table:table-cell>
          <table:table-cell office:value-type="float" office:value="2.717">
            <text:p>2.717</text:p>
          </table:table-cell>
        </table:table-row>
        <table:table-row table:style-name="ro1">
          <table:table-cell table:number-columns-repeated="2"/>
          <table:table-cell office:value-type="float" office:value="102">
            <text:p>102</text:p>
          </table:table-cell>
          <table:table-cell office:value-type="float" office:value="2">
            <text:p>2</text:p>
          </table:table-cell>
          <table:table-cell table:formula="of:=IF([.D105]=1;[.$D$1];[.$E$1])" office:value-type="string" office:string-value="O">
            <text:p>O</text:p>
          </table:table-cell>
          <table:table-cell office:value-type="float" office:value="5.4099">
            <text:p>5.4099</text:p>
          </table:table-cell>
          <table:table-cell office:value-type="float" office:value="15.163">
            <text:p>15.163</text:p>
          </table:table-cell>
          <table:table-cell office:value-type="float" office:value="11.574">
            <text:p>11.574</text:p>
          </table:table-cell>
        </table:table-row>
        <table:table-row table:style-name="ro1">
          <table:table-cell table:number-columns-repeated="2"/>
          <table:table-cell office:value-type="float" office:value="103">
            <text:p>103</text:p>
          </table:table-cell>
          <table:table-cell office:value-type="float" office:value="2">
            <text:p>2</text:p>
          </table:table-cell>
          <table:table-cell table:formula="of:=IF([.D106]=1;[.$D$1];[.$E$1])" office:value-type="string" office:string-value="O">
            <text:p>O</text:p>
          </table:table-cell>
          <table:table-cell office:value-type="float" office:value="1.7968">
            <text:p>1.7968</text:p>
          </table:table-cell>
          <table:table-cell office:value-type="float" office:value="13.478">
            <text:p>13.478</text:p>
          </table:table-cell>
          <table:table-cell office:value-type="float" office:value="3.4092">
            <text:p>3.4092</text:p>
          </table:table-cell>
        </table:table-row>
        <table:table-row table:style-name="ro1">
          <table:table-cell table:number-columns-repeated="2"/>
          <table:table-cell office:value-type="float" office:value="104">
            <text:p>104</text:p>
          </table:table-cell>
          <table:table-cell office:value-type="float" office:value="2">
            <text:p>2</text:p>
          </table:table-cell>
          <table:table-cell table:formula="of:=IF([.D107]=1;[.$D$1];[.$E$1])" office:value-type="string" office:string-value="O">
            <text:p>O</text:p>
          </table:table-cell>
          <table:table-cell office:value-type="float" office:value="14.48">
            <text:p>14.48</text:p>
          </table:table-cell>
          <table:table-cell office:value-type="float" office:value="1.0309">
            <text:p>1.0309</text:p>
          </table:table-cell>
          <table:table-cell office:value-type="float" office:value="14.39">
            <text:p>14.39</text:p>
          </table:table-cell>
        </table:table-row>
        <table:table-row table:style-name="ro1">
          <table:table-cell table:number-columns-repeated="2"/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  <table:table-cell table:formula="of:=IF([.D108]=1;[.$D$1];[.$E$1])" office:value-type="string" office:string-value="O">
            <text:p>O</text:p>
          </table:table-cell>
          <table:table-cell office:value-type="float" office:value="14.981">
            <text:p>14.981</text:p>
          </table:table-cell>
          <table:table-cell office:value-type="float" office:value="8.5153">
            <text:p>8.5153</text:p>
          </table:table-cell>
          <table:table-cell office:value-type="float" office:value="4.5456">
            <text:p>4.5456</text:p>
          </table:table-cell>
        </table:table-row>
        <table:table-row table:style-name="ro1">
          <table:table-cell table:number-columns-repeated="2"/>
          <table:table-cell office:value-type="float" office:value="106">
            <text:p>106</text:p>
          </table:table-cell>
          <table:table-cell office:value-type="float" office:value="2">
            <text:p>2</text:p>
          </table:table-cell>
          <table:table-cell table:formula="of:=IF([.D109]=1;[.$D$1];[.$E$1])" office:value-type="string" office:string-value="O">
            <text:p>O</text:p>
          </table:table-cell>
          <table:table-cell office:value-type="float" office:value="1.0528">
            <text:p>1.0528</text:p>
          </table:table-cell>
          <table:table-cell office:value-type="float" office:value="10.722">
            <text:p>10.722</text:p>
          </table:table-cell>
          <table:table-cell office:value-type="float" office:value="0.34187">
            <text:p>0.34187</text:p>
          </table:table-cell>
        </table:table-row>
        <table:table-row table:style-name="ro1">
          <table:table-cell table:number-columns-repeated="2"/>
          <table:table-cell office:value-type="float" office:value="107">
            <text:p>107</text:p>
          </table:table-cell>
          <table:table-cell office:value-type="float" office:value="2">
            <text:p>2</text:p>
          </table:table-cell>
          <table:table-cell table:formula="of:=IF([.D110]=1;[.$D$1];[.$E$1])" office:value-type="string" office:string-value="O">
            <text:p>O</text:p>
          </table:table-cell>
          <table:table-cell office:value-type="float" office:value="5.8319">
            <text:p>5.8319</text:p>
          </table:table-cell>
          <table:table-cell office:value-type="float" office:value="13.549">
            <text:p>13.549</text:p>
          </table:table-cell>
          <table:table-cell office:value-type="float" office:value="0.58811">
            <text:p>0.58811</text:p>
          </table:table-cell>
        </table:table-row>
        <table:table-row table:style-name="ro1">
          <table:table-cell table:number-columns-repeated="2"/>
          <table:table-cell office:value-type="float" office:value="108">
            <text:p>108</text:p>
          </table:table-cell>
          <table:table-cell office:value-type="float" office:value="2">
            <text:p>2</text:p>
          </table:table-cell>
          <table:table-cell table:formula="of:=IF([.D111]=1;[.$D$1];[.$E$1])" office:value-type="string" office:string-value="O">
            <text:p>O</text:p>
          </table:table-cell>
          <table:table-cell office:value-type="float" office:value="9.041">
            <text:p>9.041</text:p>
          </table:table-cell>
          <table:table-cell office:value-type="float" office:value="12.045">
            <text:p>12.045</text:p>
          </table:table-cell>
          <table:table-cell office:value-type="float" office:value="14.397">
            <text:p>14.397</text:p>
          </table:table-cell>
        </table:table-row>
        <table:table-row table:style-name="ro1">
          <table:table-cell table:number-columns-repeated="2"/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table:formula="of:=IF([.D112]=1;[.$D$1];[.$E$1])" office:value-type="string" office:string-value="Si">
            <text:p>Si</text:p>
          </table:table-cell>
          <table:table-cell office:value-type="float" office:value="11.841">
            <text:p>11.841</text:p>
          </table:table-cell>
          <table:table-cell office:value-type="float" office:value="5.2119">
            <text:p>5.2119</text:p>
          </table:table-cell>
          <table:table-cell office:value-type="float" office:value="10.046">
            <text:p>10.046</text:p>
          </table:table-cell>
        </table:table-row>
        <table:table-row table:style-name="ro1">
          <table:table-cell table:number-columns-repeated="2"/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table:formula="of:=IF([.D113]=1;[.$D$1];[.$E$1])" office:value-type="string" office:string-value="Si">
            <text:p>Si</text:p>
          </table:table-cell>
          <table:table-cell office:value-type="float" office:value="11.149">
            <text:p>11.149</text:p>
          </table:table-cell>
          <table:table-cell office:value-type="float" office:value="13.11">
            <text:p>13.11</text:p>
          </table:table-cell>
          <table:table-cell office:value-type="float" office:value="9.1392">
            <text:p>9.1392</text:p>
          </table:table-cell>
        </table:table-row>
        <table:table-row table:style-name="ro1">
          <table:table-cell table:number-columns-repeated="2"/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 table:formula="of:=IF([.D114]=1;[.$D$1];[.$E$1])" office:value-type="string" office:string-value="Si">
            <text:p>Si</text:p>
          </table:table-cell>
          <table:table-cell office:value-type="float" office:value="3.3638">
            <text:p>3.3638</text:p>
          </table:table-cell>
          <table:table-cell office:value-type="float" office:value="3.5367">
            <text:p>3.5367</text:p>
          </table:table-cell>
          <table:table-cell office:value-type="float" office:value="15.546">
            <text:p>15.546</text:p>
          </table:table-cell>
        </table:table-row>
        <table:table-row table:style-name="ro1">
          <table:table-cell table:number-columns-repeated="2"/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 table:formula="of:=IF([.D115]=1;[.$D$1];[.$E$1])" office:value-type="string" office:string-value="Si">
            <text:p>Si</text:p>
          </table:table-cell>
          <table:table-cell office:value-type="float" office:value="11.983">
            <text:p>11.983</text:p>
          </table:table-cell>
          <table:table-cell office:value-type="float" office:value="14.456">
            <text:p>14.456</text:p>
          </table:table-cell>
          <table:table-cell office:value-type="float" office:value="14.202">
            <text:p>14.202</text:p>
          </table:table-cell>
        </table:table-row>
        <table:table-row table:style-name="ro1">
          <table:table-cell table:number-columns-repeated="2"/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  <table:table-cell table:formula="of:=IF([.D116]=1;[.$D$1];[.$E$1])" office:value-type="string" office:string-value="Si">
            <text:p>Si</text:p>
          </table:table-cell>
          <table:table-cell office:value-type="float" office:value="10.034">
            <text:p>10.034</text:p>
          </table:table-cell>
          <table:table-cell office:value-type="float" office:value="2.0245">
            <text:p>2.0245</text:p>
          </table:table-cell>
          <table:table-cell office:value-type="float" office:value="4.0802">
            <text:p>4.0802</text:p>
          </table:table-cell>
        </table:table-row>
        <table:table-row table:style-name="ro1">
          <table:table-cell table:number-columns-repeated="2"/>
          <table:table-cell office:value-type="float" office:value="114">
            <text:p>114</text:p>
          </table:table-cell>
          <table:table-cell office:value-type="float" office:value="1">
            <text:p>1</text:p>
          </table:table-cell>
          <table:table-cell table:formula="of:=IF([.D117]=1;[.$D$1];[.$E$1])" office:value-type="string" office:string-value="Si">
            <text:p>Si</text:p>
          </table:table-cell>
          <table:table-cell office:value-type="float" office:value="11.955">
            <text:p>11.955</text:p>
          </table:table-cell>
          <table:table-cell office:value-type="float" office:value="8.5464">
            <text:p>8.5464</text:p>
          </table:table-cell>
          <table:table-cell office:value-type="float" office:value="1.9178">
            <text:p>1.9178</text:p>
          </table:table-cell>
        </table:table-row>
        <table:table-row table:style-name="ro1">
          <table:table-cell table:number-columns-repeated="2"/>
          <table:table-cell office:value-type="float" office:value="115">
            <text:p>115</text:p>
          </table:table-cell>
          <table:table-cell office:value-type="float" office:value="1">
            <text:p>1</text:p>
          </table:table-cell>
          <table:table-cell table:formula="of:=IF([.D118]=1;[.$D$1];[.$E$1])" office:value-type="string" office:string-value="Si">
            <text:p>Si</text:p>
          </table:table-cell>
          <table:table-cell office:value-type="float" office:value="0.76685">
            <text:p>0.76685</text:p>
          </table:table-cell>
          <table:table-cell office:value-type="float" office:value="12.076">
            <text:p>12.076</text:p>
          </table:table-cell>
          <table:table-cell office:value-type="float" office:value="6.544">
            <text:p>6.544</text:p>
          </table:table-cell>
        </table:table-row>
        <table:table-row table:style-name="ro1">
          <table:table-cell table:number-columns-repeated="2"/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table:formula="of:=IF([.D119]=1;[.$D$1];[.$E$1])" office:value-type="string" office:string-value="Si">
            <text:p>Si</text:p>
          </table:table-cell>
          <table:table-cell office:value-type="float" office:value="1.2598">
            <text:p>1.2598</text:p>
          </table:table-cell>
          <table:table-cell office:value-type="float" office:value="14.242">
            <text:p>14.242</text:p>
          </table:table-cell>
          <table:table-cell office:value-type="float" office:value="15.519">
            <text:p>15.519</text:p>
          </table:table-cell>
        </table:table-row>
        <table:table-row table:style-name="ro1">
          <table:table-cell table:number-columns-repeated="2"/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 table:formula="of:=IF([.D120]=1;[.$D$1];[.$E$1])" office:value-type="string" office:string-value="Si">
            <text:p>Si</text:p>
          </table:table-cell>
          <table:table-cell office:value-type="float" office:value="2.1847">
            <text:p>2.1847</text:p>
          </table:table-cell>
          <table:table-cell office:value-type="float" office:value="4.0035">
            <text:p>4.0035</text:p>
          </table:table-cell>
          <table:table-cell office:value-type="float" office:value="5.895">
            <text:p>5.895</text:p>
          </table:table-cell>
        </table:table-row>
        <table:table-row table:style-name="ro1">
          <table:table-cell table:number-columns-repeated="2"/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table:formula="of:=IF([.D121]=1;[.$D$1];[.$E$1])" office:value-type="string" office:string-value="Si">
            <text:p>Si</text:p>
          </table:table-cell>
          <table:table-cell office:value-type="float" office:value="8.5506">
            <text:p>8.5506</text:p>
          </table:table-cell>
          <table:table-cell office:value-type="float" office:value="11.674">
            <text:p>11.674</text:p>
          </table:table-cell>
          <table:table-cell office:value-type="float" office:value="8.3674">
            <text:p>8.3674</text:p>
          </table:table-cell>
        </table:table-row>
        <table:table-row table:style-name="ro1">
          <table:table-cell table:number-columns-repeated="2"/>
          <table:table-cell office:value-type="float" office:value="119">
            <text:p>119</text:p>
          </table:table-cell>
          <table:table-cell office:value-type="float" office:value="1">
            <text:p>1</text:p>
          </table:table-cell>
          <table:table-cell table:formula="of:=IF([.D122]=1;[.$D$1];[.$E$1])" office:value-type="string" office:string-value="Si">
            <text:p>Si</text:p>
          </table:table-cell>
          <table:table-cell office:value-type="float" office:value="1.1455">
            <text:p>1.1455</text:p>
          </table:table-cell>
          <table:table-cell office:value-type="float" office:value="3.0676">
            <text:p>3.0676</text:p>
          </table:table-cell>
          <table:table-cell office:value-type="float" office:value="1.6348">
            <text:p>1.6348</text:p>
          </table:table-cell>
        </table:table-row>
        <table:table-row table:style-name="ro1">
          <table:table-cell table:number-columns-repeated="2"/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formula="of:=IF([.D123]=1;[.$D$1];[.$E$1])" office:value-type="string" office:string-value="Si">
            <text:p>Si</text:p>
          </table:table-cell>
          <table:table-cell office:value-type="float" office:value="0.19207">
            <text:p>0.19207</text:p>
          </table:table-cell>
          <table:table-cell office:value-type="float" office:value="9.3429">
            <text:p>9.3429</text:p>
          </table:table-cell>
          <table:table-cell office:value-type="float" office:value="13.419">
            <text:p>13.419</text:p>
          </table:table-cell>
        </table:table-row>
        <table:table-row table:style-name="ro1">
          <table:table-cell table:number-columns-repeated="2"/>
          <table:table-cell office:value-type="float" office:value="121">
            <text:p>121</text:p>
          </table:table-cell>
          <table:table-cell office:value-type="float" office:value="2">
            <text:p>2</text:p>
          </table:table-cell>
          <table:table-cell table:formula="of:=IF([.D124]=1;[.$D$1];[.$E$1])" office:value-type="string" office:string-value="O">
            <text:p>O</text:p>
          </table:table-cell>
          <table:table-cell office:value-type="float" office:value="1.1534">
            <text:p>1.1534</text:p>
          </table:table-cell>
          <table:table-cell office:value-type="float" office:value="6.4757">
            <text:p>6.4757</text:p>
          </table:table-cell>
          <table:table-cell office:value-type="float" office:value="9.0347">
            <text:p>9.0347</text:p>
          </table:table-cell>
        </table:table-row>
        <table:table-row table:style-name="ro1">
          <table:table-cell table:number-columns-repeated="2"/>
          <table:table-cell office:value-type="float" office:value="122">
            <text:p>122</text:p>
          </table:table-cell>
          <table:table-cell office:value-type="float" office:value="2">
            <text:p>2</text:p>
          </table:table-cell>
          <table:table-cell table:formula="of:=IF([.D125]=1;[.$D$1];[.$E$1])" office:value-type="string" office:string-value="O">
            <text:p>O</text:p>
          </table:table-cell>
          <table:table-cell office:value-type="float" office:value="3.5966">
            <text:p>3.5966</text:p>
          </table:table-cell>
          <table:table-cell office:value-type="float" office:value="11.918">
            <text:p>11.918</text:p>
          </table:table-cell>
          <table:table-cell office:value-type="float" office:value="4.5031">
            <text:p>4.5031</text:p>
          </table:table-cell>
        </table:table-row>
        <table:table-row table:style-name="ro1">
          <table:table-cell table:number-columns-repeated="2"/>
          <table:table-cell office:value-type="float" office:value="123">
            <text:p>123</text:p>
          </table:table-cell>
          <table:table-cell office:value-type="float" office:value="2">
            <text:p>2</text:p>
          </table:table-cell>
          <table:table-cell table:formula="of:=IF([.D126]=1;[.$D$1];[.$E$1])" office:value-type="string" office:string-value="O">
            <text:p>O</text:p>
          </table:table-cell>
          <table:table-cell office:value-type="float" office:value="8.9647">
            <text:p>8.9647</text:p>
          </table:table-cell>
          <table:table-cell office:value-type="float" office:value="3.2451">
            <text:p>3.2451</text:p>
          </table:table-cell>
          <table:table-cell office:value-type="float" office:value="9.8745">
            <text:p>9.8745</text:p>
          </table:table-cell>
        </table:table-row>
        <table:table-row table:style-name="ro1">
          <table:table-cell table:number-columns-repeated="2"/>
          <table:table-cell office:value-type="float" office:value="124">
            <text:p>124</text:p>
          </table:table-cell>
          <table:table-cell office:value-type="float" office:value="2">
            <text:p>2</text:p>
          </table:table-cell>
          <table:table-cell table:formula="of:=IF([.D127]=1;[.$D$1];[.$E$1])" office:value-type="string" office:string-value="O">
            <text:p>O</text:p>
          </table:table-cell>
          <table:table-cell office:value-type="float" office:value="2.4909">
            <text:p>2.4909</text:p>
          </table:table-cell>
          <table:table-cell office:value-type="float" office:value="13.609">
            <text:p>13.609</text:p>
          </table:table-cell>
          <table:table-cell office:value-type="float" office:value="14.712">
            <text:p>14.712</text:p>
          </table:table-cell>
        </table:table-row>
        <table:table-row table:style-name="ro1">
          <table:table-cell table:number-columns-repeated="2"/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table:formula="of:=IF([.D128]=1;[.$D$1];[.$E$1])" office:value-type="string" office:string-value="O">
            <text:p>O</text:p>
          </table:table-cell>
          <table:table-cell office:value-type="float" office:value="0.074791">
            <text:p>0.074791</text:p>
          </table:table-cell>
          <table:table-cell office:value-type="float" office:value="1.8446">
            <text:p>1.8446</text:p>
          </table:table-cell>
          <table:table-cell office:value-type="float" office:value="1.7475">
            <text:p>1.7475</text:p>
          </table:table-cell>
        </table:table-row>
        <table:table-row table:style-name="ro1">
          <table:table-cell table:number-columns-repeated="2"/>
          <table:table-cell office:value-type="float" office:value="126">
            <text:p>126</text:p>
          </table:table-cell>
          <table:table-cell office:value-type="float" office:value="2">
            <text:p>2</text:p>
          </table:table-cell>
          <table:table-cell table:formula="of:=IF([.D129]=1;[.$D$1];[.$E$1])" office:value-type="string" office:string-value="O">
            <text:p>O</text:p>
          </table:table-cell>
          <table:table-cell office:value-type="float" office:value="12.91">
            <text:p>12.91</text:p>
          </table:table-cell>
          <table:table-cell office:value-type="float" office:value="8.7797">
            <text:p>8.7797</text:p>
          </table:table-cell>
          <table:table-cell office:value-type="float" office:value="13.255">
            <text:p>13.255</text:p>
          </table:table-cell>
        </table:table-row>
        <table:table-row table:style-name="ro1">
          <table:table-cell table:number-columns-repeated="2"/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table:formula="of:=IF([.D130]=1;[.$D$1];[.$E$1])" office:value-type="string" office:string-value="O">
            <text:p>O</text:p>
          </table:table-cell>
          <table:table-cell office:value-type="float" office:value="11.739">
            <text:p>11.739</text:p>
          </table:table-cell>
          <table:table-cell office:value-type="float" office:value="12.607">
            <text:p>12.607</text:p>
          </table:table-cell>
          <table:table-cell office:value-type="float" office:value="10.539">
            <text:p>10.539</text:p>
          </table:table-cell>
        </table:table-row>
        <table:table-row table:style-name="ro1">
          <table:table-cell table:number-columns-repeated="2"/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table:formula="of:=IF([.D131]=1;[.$D$1];[.$E$1])" office:value-type="string" office:string-value="O">
            <text:p>O</text:p>
          </table:table-cell>
          <table:table-cell office:value-type="float" office:value="10.538">
            <text:p>10.538</text:p>
          </table:table-cell>
          <table:table-cell office:value-type="float" office:value="14.067">
            <text:p>14.067</text:p>
          </table:table-cell>
          <table:table-cell office:value-type="float" office:value="14.762">
            <text:p>14.762</text:p>
          </table:table-cell>
        </table:table-row>
        <table:table-row table:style-name="ro1">
          <table:table-cell table:number-columns-repeated="2"/>
          <table:table-cell office:value-type="float" office:value="129">
            <text:p>129</text:p>
          </table:table-cell>
          <table:table-cell office:value-type="float" office:value="2">
            <text:p>2</text:p>
          </table:table-cell>
          <table:table-cell table:formula="of:=IF([.D132]=1;[.$D$1];[.$E$1])" office:value-type="string" office:string-value="O">
            <text:p>O</text:p>
          </table:table-cell>
          <table:table-cell office:value-type="float" office:value="8.8437">
            <text:p>8.8437</text:p>
          </table:table-cell>
          <table:table-cell office:value-type="float" office:value="7.4647">
            <text:p>7.4647</text:p>
          </table:table-cell>
          <table:table-cell office:value-type="float" office:value="12.206">
            <text:p>12.206</text:p>
          </table:table-cell>
        </table:table-row>
        <table:table-row table:style-name="ro1">
          <table:table-cell table:number-columns-repeated="2"/>
          <table:table-cell office:value-type="float" office:value="130">
            <text:p>130</text:p>
          </table:table-cell>
          <table:table-cell office:value-type="float" office:value="2">
            <text:p>2</text:p>
          </table:table-cell>
          <table:table-cell table:formula="of:=IF([.D133]=1;[.$D$1];[.$E$1])" office:value-type="string" office:string-value="O">
            <text:p>O</text:p>
          </table:table-cell>
          <table:table-cell office:value-type="float" office:value="14.175">
            <text:p>14.175</text:p>
          </table:table-cell>
          <table:table-cell office:value-type="float" office:value="10.323">
            <text:p>10.323</text:p>
          </table:table-cell>
          <table:table-cell office:value-type="float" office:value="9.3229">
            <text:p>9.3229</text:p>
          </table:table-cell>
        </table:table-row>
        <table:table-row table:style-name="ro1">
          <table:table-cell table:number-columns-repeated="2"/>
          <table:table-cell office:value-type="float" office:value="131">
            <text:p>131</text:p>
          </table:table-cell>
          <table:table-cell office:value-type="float" office:value="2">
            <text:p>2</text:p>
          </table:table-cell>
          <table:table-cell table:formula="of:=IF([.D134]=1;[.$D$1];[.$E$1])" office:value-type="string" office:string-value="O">
            <text:p>O</text:p>
          </table:table-cell>
          <table:table-cell office:value-type="float" office:value="0.18648">
            <text:p>0.18648</text:p>
          </table:table-cell>
          <table:table-cell office:value-type="float" office:value="13.048">
            <text:p>13.048</text:p>
          </table:table-cell>
          <table:table-cell office:value-type="float" office:value="15.411">
            <text:p>15.411</text:p>
          </table:table-cell>
        </table:table-row>
        <table:table-row table:style-name="ro1">
          <table:table-cell table:number-columns-repeated="2"/>
          <table:table-cell office:value-type="float" office:value="132">
            <text:p>132</text:p>
          </table:table-cell>
          <table:table-cell office:value-type="float" office:value="2">
            <text:p>2</text:p>
          </table:table-cell>
          <table:table-cell table:formula="of:=IF([.D135]=1;[.$D$1];[.$E$1])" office:value-type="string" office:string-value="O">
            <text:p>O</text:p>
          </table:table-cell>
          <table:table-cell office:value-type="float" office:value="10.381">
            <text:p>10.381</text:p>
          </table:table-cell>
          <table:table-cell office:value-type="float" office:value="8.8747">
            <text:p>8.8747</text:p>
          </table:table-cell>
          <table:table-cell office:value-type="float" office:value="2.0858">
            <text:p>2.0858</text:p>
          </table:table-cell>
        </table:table-row>
        <table:table-row table:style-name="ro1">
          <table:table-cell table:number-columns-repeated="2"/>
          <table:table-cell office:value-type="float" office:value="133">
            <text:p>133</text:p>
          </table:table-cell>
          <table:table-cell office:value-type="float" office:value="2">
            <text:p>2</text:p>
          </table:table-cell>
          <table:table-cell table:formula="of:=IF([.D136]=1;[.$D$1];[.$E$1])" office:value-type="string" office:string-value="O">
            <text:p>O</text:p>
          </table:table-cell>
          <table:table-cell office:value-type="float" office:value="8.4065">
            <text:p>8.4065</text:p>
          </table:table-cell>
          <table:table-cell office:value-type="float" office:value="4.4787">
            <text:p>4.4787</text:p>
          </table:table-cell>
          <table:table-cell office:value-type="float" office:value="0.88154">
            <text:p>0.88154</text:p>
          </table:table-cell>
        </table:table-row>
        <table:table-row table:style-name="ro1">
          <table:table-cell table:number-columns-repeated="2"/>
          <table:table-cell office:value-type="float" office:value="134">
            <text:p>134</text:p>
          </table:table-cell>
          <table:table-cell office:value-type="float" office:value="2">
            <text:p>2</text:p>
          </table:table-cell>
          <table:table-cell table:formula="of:=IF([.D137]=1;[.$D$1];[.$E$1])" office:value-type="string" office:string-value="O">
            <text:p>O</text:p>
          </table:table-cell>
          <table:table-cell office:value-type="float" office:value="4.8183">
            <text:p>4.8183</text:p>
          </table:table-cell>
          <table:table-cell office:value-type="float" office:value="9.5283">
            <text:p>9.5283</text:p>
          </table:table-cell>
          <table:table-cell office:value-type="float" office:value="9.6147">
            <text:p>9.6147</text:p>
          </table:table-cell>
        </table:table-row>
        <table:table-row table:style-name="ro1">
          <table:table-cell table:number-columns-repeated="2"/>
          <table:table-cell office:value-type="float" office:value="135">
            <text:p>135</text:p>
          </table:table-cell>
          <table:table-cell office:value-type="float" office:value="2">
            <text:p>2</text:p>
          </table:table-cell>
          <table:table-cell table:formula="of:=IF([.D138]=1;[.$D$1];[.$E$1])" office:value-type="string" office:string-value="O">
            <text:p>O</text:p>
          </table:table-cell>
          <table:table-cell office:value-type="float" office:value="8.6772">
            <text:p>8.6772</text:p>
          </table:table-cell>
          <table:table-cell office:value-type="float" office:value="6.8858">
            <text:p>6.8858</text:p>
          </table:table-cell>
          <table:table-cell office:value-type="float" office:value="2.2762">
            <text:p>2.2762</text:p>
          </table:table-cell>
        </table:table-row>
        <table:table-row table:style-name="ro1">
          <table:table-cell table:number-columns-repeated="2"/>
          <table:table-cell office:value-type="float" office:value="136">
            <text:p>136</text:p>
          </table:table-cell>
          <table:table-cell office:value-type="float" office:value="2">
            <text:p>2</text:p>
          </table:table-cell>
          <table:table-cell table:formula="of:=IF([.D139]=1;[.$D$1];[.$E$1])" office:value-type="string" office:string-value="O">
            <text:p>O</text:p>
          </table:table-cell>
          <table:table-cell office:value-type="float" office:value="6.2924">
            <text:p>6.2924</text:p>
          </table:table-cell>
          <table:table-cell office:value-type="float" office:value="5.6982">
            <text:p>5.6982</text:p>
          </table:table-cell>
          <table:table-cell office:value-type="float" office:value="1.7993">
            <text:p>1.7993</text:p>
          </table:table-cell>
        </table:table-row>
        <table:table-row table:style-name="ro1">
          <table:table-cell table:number-columns-repeated="2"/>
          <table:table-cell office:value-type="float" office:value="137">
            <text:p>137</text:p>
          </table:table-cell>
          <table:table-cell office:value-type="float" office:value="2">
            <text:p>2</text:p>
          </table:table-cell>
          <table:table-cell table:formula="of:=IF([.D140]=1;[.$D$1];[.$E$1])" office:value-type="string" office:string-value="O">
            <text:p>O</text:p>
          </table:table-cell>
          <table:table-cell office:value-type="float" office:value="2.2451">
            <text:p>2.2451</text:p>
          </table:table-cell>
          <table:table-cell office:value-type="float" office:value="4.8482">
            <text:p>4.8482</text:p>
          </table:table-cell>
          <table:table-cell office:value-type="float" office:value="4.5672">
            <text:p>4.5672</text:p>
          </table:table-cell>
        </table:table-row>
        <table:table-row table:style-name="ro1">
          <table:table-cell table:number-columns-repeated="2"/>
          <table:table-cell office:value-type="float" office:value="138">
            <text:p>138</text:p>
          </table:table-cell>
          <table:table-cell office:value-type="float" office:value="2">
            <text:p>2</text:p>
          </table:table-cell>
          <table:table-cell table:formula="of:=IF([.D141]=1;[.$D$1];[.$E$1])" office:value-type="string" office:string-value="O">
            <text:p>O</text:p>
          </table:table-cell>
          <table:table-cell office:value-type="float" office:value="15.768">
            <text:p>15.768</text:p>
          </table:table-cell>
          <table:table-cell office:value-type="float" office:value="10.757">
            <text:p>10.757</text:p>
          </table:table-cell>
          <table:table-cell office:value-type="float" office:value="14.064">
            <text:p>14.064</text:p>
          </table:table-cell>
        </table:table-row>
        <table:table-row table:style-name="ro1">
          <table:table-cell table:number-columns-repeated="2"/>
          <table:table-cell office:value-type="float" office:value="139">
            <text:p>139</text:p>
          </table:table-cell>
          <table:table-cell office:value-type="float" office:value="2">
            <text:p>2</text:p>
          </table:table-cell>
          <table:table-cell table:formula="of:=IF([.D142]=1;[.$D$1];[.$E$1])" office:value-type="string" office:string-value="O">
            <text:p>O</text:p>
          </table:table-cell>
          <table:table-cell office:value-type="float" office:value="9.137">
            <text:p>9.137</text:p>
          </table:table-cell>
          <table:table-cell office:value-type="float" office:value="0.75134">
            <text:p>0.75134</text:p>
          </table:table-cell>
          <table:table-cell office:value-type="float" office:value="9.9629">
            <text:p>9.9629</text:p>
          </table:table-cell>
        </table:table-row>
        <table:table-row table:style-name="ro1">
          <table:table-cell table:number-columns-repeated="2"/>
          <table:table-cell office:value-type="float" office:value="140">
            <text:p>140</text:p>
          </table:table-cell>
          <table:table-cell office:value-type="float" office:value="2">
            <text:p>2</text:p>
          </table:table-cell>
          <table:table-cell table:formula="of:=IF([.D143]=1;[.$D$1];[.$E$1])" office:value-type="string" office:string-value="O">
            <text:p>O</text:p>
          </table:table-cell>
          <table:table-cell office:value-type="float" office:value="11.381">
            <text:p>11.381</text:p>
          </table:table-cell>
          <table:table-cell office:value-type="float" office:value="3.9702">
            <text:p>3.9702</text:p>
          </table:table-cell>
          <table:table-cell office:value-type="float" office:value="13.246">
            <text:p>13.246</text:p>
          </table:table-cell>
        </table:table-row>
        <table:table-row table:style-name="ro1">
          <table:table-cell table:number-columns-repeated="2"/>
          <table:table-cell office:value-type="float" office:value="141">
            <text:p>141</text:p>
          </table:table-cell>
          <table:table-cell office:value-type="float" office:value="2">
            <text:p>2</text:p>
          </table:table-cell>
          <table:table-cell table:formula="of:=IF([.D144]=1;[.$D$1];[.$E$1])" office:value-type="string" office:string-value="O">
            <text:p>O</text:p>
          </table:table-cell>
          <table:table-cell office:value-type="float" office:value="13.058">
            <text:p>13.058</text:p>
          </table:table-cell>
          <table:table-cell office:value-type="float" office:value="11.174">
            <text:p>11.174</text:p>
          </table:table-cell>
          <table:table-cell office:value-type="float" office:value="12.282">
            <text:p>12.282</text:p>
          </table:table-cell>
        </table:table-row>
        <table:table-row table:style-name="ro1">
          <table:table-cell table:number-columns-repeated="2"/>
          <table:table-cell office:value-type="float" office:value="142">
            <text:p>142</text:p>
          </table:table-cell>
          <table:table-cell office:value-type="float" office:value="2">
            <text:p>2</text:p>
          </table:table-cell>
          <table:table-cell table:formula="of:=IF([.D145]=1;[.$D$1];[.$E$1])" office:value-type="string" office:string-value="O">
            <text:p>O</text:p>
          </table:table-cell>
          <table:table-cell office:value-type="float" office:value="13.969">
            <text:p>13.969</text:p>
          </table:table-cell>
          <table:table-cell office:value-type="float" office:value="15.771">
            <text:p>15.771</text:p>
          </table:table-cell>
          <table:table-cell office:value-type="float" office:value="10.431">
            <text:p>10.431</text:p>
          </table:table-cell>
        </table:table-row>
        <table:table-row table:style-name="ro1">
          <table:table-cell table:number-columns-repeated="2"/>
          <table:table-cell office:value-type="float" office:value="143">
            <text:p>143</text:p>
          </table:table-cell>
          <table:table-cell office:value-type="float" office:value="2">
            <text:p>2</text:p>
          </table:table-cell>
          <table:table-cell table:formula="of:=IF([.D146]=1;[.$D$1];[.$E$1])" office:value-type="string" office:string-value="O">
            <text:p>O</text:p>
          </table:table-cell>
          <table:table-cell office:value-type="float" office:value="13.539">
            <text:p>13.539</text:p>
          </table:table-cell>
          <table:table-cell office:value-type="float" office:value="12.453">
            <text:p>12.453</text:p>
          </table:table-cell>
          <table:table-cell office:value-type="float" office:value="3.7423">
            <text:p>3.7423</text:p>
          </table:table-cell>
        </table:table-row>
        <table:table-row table:style-name="ro1">
          <table:table-cell table:number-columns-repeated="2"/>
          <table:table-cell office:value-type="float" office:value="144">
            <text:p>144</text:p>
          </table:table-cell>
          <table:table-cell office:value-type="float" office:value="2">
            <text:p>2</text:p>
          </table:table-cell>
          <table:table-cell table:formula="of:=IF([.D147]=1;[.$D$1];[.$E$1])" office:value-type="string" office:string-value="O">
            <text:p>O</text:p>
          </table:table-cell>
          <table:table-cell office:value-type="float" office:value="6.9317">
            <text:p>6.9317</text:p>
          </table:table-cell>
          <table:table-cell office:value-type="float" office:value="0.35146">
            <text:p>0.35146</text:p>
          </table:table-cell>
          <table:table-cell office:value-type="float" office:value="2.1307">
            <text:p>2.1307</text:p>
          </table:table-cell>
        </table:table-row>
        <table:table-row table:style-name="ro1">
          <table:table-cell table:number-columns-repeated="2"/>
          <table:table-cell office:value-type="float" office:value="145">
            <text:p>145</text:p>
          </table:table-cell>
          <table:table-cell office:value-type="float" office:value="1">
            <text:p>1</text:p>
          </table:table-cell>
          <table:table-cell table:formula="of:=IF([.D148]=1;[.$D$1];[.$E$1])" office:value-type="string" office:string-value="Si">
            <text:p>Si</text:p>
          </table:table-cell>
          <table:table-cell office:value-type="float" office:value="4.5841">
            <text:p>4.5841</text:p>
          </table:table-cell>
          <table:table-cell office:value-type="float" office:value="4.8329">
            <text:p>4.8329</text:p>
          </table:table-cell>
          <table:table-cell office:value-type="float" office:value="12.926">
            <text:p>12.926</text:p>
          </table:table-cell>
        </table:table-row>
        <table:table-row table:style-name="ro1">
          <table:table-cell table:number-columns-repeated="2"/>
          <table:table-cell office:value-type="float" office:value="146">
            <text:p>146</text:p>
          </table:table-cell>
          <table:table-cell office:value-type="float" office:value="1">
            <text:p>1</text:p>
          </table:table-cell>
          <table:table-cell table:formula="of:=IF([.D149]=1;[.$D$1];[.$E$1])" office:value-type="string" office:string-value="Si">
            <text:p>Si</text:p>
          </table:table-cell>
          <table:table-cell office:value-type="float" office:value="6.4199">
            <text:p>6.4199</text:p>
          </table:table-cell>
          <table:table-cell office:value-type="float" office:value="14.439">
            <text:p>14.439</text:p>
          </table:table-cell>
          <table:table-cell office:value-type="float" office:value="15.372">
            <text:p>15.372</text:p>
          </table:table-cell>
        </table:table-row>
        <table:table-row table:style-name="ro1">
          <table:table-cell table:number-columns-repeated="2"/>
          <table:table-cell office:value-type="float" office:value="147">
            <text:p>147</text:p>
          </table:table-cell>
          <table:table-cell office:value-type="float" office:value="1">
            <text:p>1</text:p>
          </table:table-cell>
          <table:table-cell table:formula="of:=IF([.D150]=1;[.$D$1];[.$E$1])" office:value-type="string" office:string-value="Si">
            <text:p>Si</text:p>
          </table:table-cell>
          <table:table-cell office:value-type="float" office:value="12.98">
            <text:p>12.98</text:p>
          </table:table-cell>
          <table:table-cell office:value-type="float" office:value="10.858">
            <text:p>10.858</text:p>
          </table:table-cell>
          <table:table-cell office:value-type="float" office:value="0.35089">
            <text:p>0.35089</text:p>
          </table:table-cell>
        </table:table-row>
        <table:table-row table:style-name="ro1">
          <table:table-cell table:number-columns-repeated="2"/>
          <table:table-cell office:value-type="float" office:value="148">
            <text:p>148</text:p>
          </table:table-cell>
          <table:table-cell office:value-type="float" office:value="1">
            <text:p>1</text:p>
          </table:table-cell>
          <table:table-cell table:formula="of:=IF([.D151]=1;[.$D$1];[.$E$1])" office:value-type="string" office:string-value="Si">
            <text:p>Si</text:p>
          </table:table-cell>
          <table:table-cell office:value-type="float" office:value="2.8807">
            <text:p>2.8807</text:p>
          </table:table-cell>
          <table:table-cell office:value-type="float" office:value="12.728">
            <text:p>12.728</text:p>
          </table:table-cell>
          <table:table-cell office:value-type="float" office:value="13.46">
            <text:p>13.46</text:p>
          </table:table-cell>
        </table:table-row>
        <table:table-row table:style-name="ro1">
          <table:table-cell table:number-columns-repeated="2"/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table:formula="of:=IF([.D152]=1;[.$D$1];[.$E$1])" office:value-type="string" office:string-value="Si">
            <text:p>Si</text:p>
          </table:table-cell>
          <table:table-cell office:value-type="float" office:value="15.726">
            <text:p>15.726</text:p>
          </table:table-cell>
          <table:table-cell office:value-type="float" office:value="10.539">
            <text:p>10.539</text:p>
          </table:table-cell>
          <table:table-cell office:value-type="float" office:value="9.0977">
            <text:p>9.0977</text:p>
          </table:table-cell>
        </table:table-row>
        <table:table-row table:style-name="ro1">
          <table:table-cell table:number-columns-repeated="2"/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table:formula="of:=IF([.D153]=1;[.$D$1];[.$E$1])" office:value-type="string" office:string-value="Si">
            <text:p>Si</text:p>
          </table:table-cell>
          <table:table-cell office:value-type="float" office:value="8.9354">
            <text:p>8.9354</text:p>
          </table:table-cell>
          <table:table-cell office:value-type="float" office:value="2.0458">
            <text:p>2.0458</text:p>
          </table:table-cell>
          <table:table-cell office:value-type="float" office:value="10.92">
            <text:p>10.92</text:p>
          </table:table-cell>
        </table:table-row>
        <table:table-row table:style-name="ro1">
          <table:table-cell table:number-columns-repeated="2"/>
          <table:table-cell office:value-type="float" office:value="151">
            <text:p>151</text:p>
          </table:table-cell>
          <table:table-cell office:value-type="float" office:value="1">
            <text:p>1</text:p>
          </table:table-cell>
          <table:table-cell table:formula="of:=IF([.D154]=1;[.$D$1];[.$E$1])" office:value-type="string" office:string-value="Si">
            <text:p>Si</text:p>
          </table:table-cell>
          <table:table-cell office:value-type="float" office:value="8.1358">
            <text:p>8.1358</text:p>
          </table:table-cell>
          <table:table-cell office:value-type="float" office:value="8.0093">
            <text:p>8.0093</text:p>
          </table:table-cell>
          <table:table-cell office:value-type="float" office:value="13.611">
            <text:p>13.611</text:p>
          </table:table-cell>
        </table:table-row>
        <table:table-row table:style-name="ro1">
          <table:table-cell table:number-columns-repeated="2"/>
          <table:table-cell office:value-type="float" office:value="152">
            <text:p>152</text:p>
          </table:table-cell>
          <table:table-cell office:value-type="float" office:value="1">
            <text:p>1</text:p>
          </table:table-cell>
          <table:table-cell table:formula="of:=IF([.D155]=1;[.$D$1];[.$E$1])" office:value-type="string" office:string-value="Si">
            <text:p>Si</text:p>
          </table:table-cell>
          <table:table-cell office:value-type="float" office:value="9.1065">
            <text:p>9.1065</text:p>
          </table:table-cell>
          <table:table-cell office:value-type="float" office:value="4.6051">
            <text:p>4.6051</text:p>
          </table:table-cell>
          <table:table-cell office:value-type="float" office:value="9.0707">
            <text:p>9.0707</text:p>
          </table:table-cell>
        </table:table-row>
        <table:table-row table:style-name="ro1">
          <table:table-cell table:number-columns-repeated="2"/>
          <table:table-cell office:value-type="float" office:value="153">
            <text:p>153</text:p>
          </table:table-cell>
          <table:table-cell office:value-type="float" office:value="1">
            <text:p>1</text:p>
          </table:table-cell>
          <table:table-cell table:formula="of:=IF([.D156]=1;[.$D$1];[.$E$1])" office:value-type="string" office:string-value="Si">
            <text:p>Si</text:p>
          </table:table-cell>
          <table:table-cell office:value-type="float" office:value="5.2723">
            <text:p>5.2723</text:p>
          </table:table-cell>
          <table:table-cell office:value-type="float" office:value="7.7463">
            <text:p>7.7463</text:p>
          </table:table-cell>
          <table:table-cell office:value-type="float" office:value="12.452">
            <text:p>12.452</text:p>
          </table:table-cell>
        </table:table-row>
        <table:table-row table:style-name="ro1">
          <table:table-cell table:number-columns-repeated="2"/>
          <table:table-cell office:value-type="float" office:value="154">
            <text:p>154</text:p>
          </table:table-cell>
          <table:table-cell office:value-type="float" office:value="1">
            <text:p>1</text:p>
          </table:table-cell>
          <table:table-cell table:formula="of:=IF([.D157]=1;[.$D$1];[.$E$1])" office:value-type="string" office:string-value="Si">
            <text:p>Si</text:p>
          </table:table-cell>
          <table:table-cell office:value-type="float" office:value="4.7293">
            <text:p>4.7293</text:p>
          </table:table-cell>
          <table:table-cell office:value-type="float" office:value="5.7091">
            <text:p>5.7091</text:p>
          </table:table-cell>
          <table:table-cell office:value-type="float" office:value="1.4682">
            <text:p>1.4682</text:p>
          </table:table-cell>
        </table:table-row>
        <table:table-row table:style-name="ro1">
          <table:table-cell table:number-columns-repeated="2"/>
          <table:table-cell office:value-type="float" office:value="155">
            <text:p>155</text:p>
          </table:table-cell>
          <table:table-cell office:value-type="float" office:value="1">
            <text:p>1</text:p>
          </table:table-cell>
          <table:table-cell table:formula="of:=IF([.D158]=1;[.$D$1];[.$E$1])" office:value-type="string" office:string-value="Si">
            <text:p>Si</text:p>
          </table:table-cell>
          <table:table-cell office:value-type="float" office:value="7.9035">
            <text:p>7.9035</text:p>
          </table:table-cell>
          <table:table-cell office:value-type="float" office:value="5.5324">
            <text:p>5.5324</text:p>
          </table:table-cell>
          <table:table-cell office:value-type="float" office:value="1.9912">
            <text:p>1.9912</text:p>
          </table:table-cell>
        </table:table-row>
        <table:table-row table:style-name="ro1">
          <table:table-cell table:number-columns-repeated="2"/>
          <table:table-cell office:value-type="float" office:value="156">
            <text:p>156</text:p>
          </table:table-cell>
          <table:table-cell office:value-type="float" office:value="1">
            <text:p>1</text:p>
          </table:table-cell>
          <table:table-cell table:formula="of:=IF([.D159]=1;[.$D$1];[.$E$1])" office:value-type="string" office:string-value="Si">
            <text:p>Si</text:p>
          </table:table-cell>
          <table:table-cell office:value-type="float" office:value="10.062">
            <text:p>10.062</text:p>
          </table:table-cell>
          <table:table-cell office:value-type="float" office:value="9.1739">
            <text:p>9.1739</text:p>
          </table:table-cell>
          <table:table-cell office:value-type="float" office:value="8.6978">
            <text:p>8.6978</text:p>
          </table:table-cell>
        </table:table-row>
        <table:table-row table:style-name="ro1">
          <table:table-cell table:number-columns-repeated="2"/>
          <table:table-cell office:value-type="float" office:value="157">
            <text:p>157</text:p>
          </table:table-cell>
          <table:table-cell office:value-type="float" office:value="2">
            <text:p>2</text:p>
          </table:table-cell>
          <table:table-cell table:formula="of:=IF([.D160]=1;[.$D$1];[.$E$1])" office:value-type="string" office:string-value="O">
            <text:p>O</text:p>
          </table:table-cell>
          <table:table-cell office:value-type="float" office:value="5.0508">
            <text:p>5.0508</text:p>
          </table:table-cell>
          <table:table-cell office:value-type="float" office:value="11.351">
            <text:p>11.351</text:p>
          </table:table-cell>
          <table:table-cell office:value-type="float" office:value="6.5338">
            <text:p>6.5338</text:p>
          </table:table-cell>
        </table:table-row>
        <table:table-row table:style-name="ro1">
          <table:table-cell table:number-columns-repeated="2"/>
          <table:table-cell office:value-type="float" office:value="158">
            <text:p>158</text:p>
          </table:table-cell>
          <table:table-cell office:value-type="float" office:value="2">
            <text:p>2</text:p>
          </table:table-cell>
          <table:table-cell table:formula="of:=IF([.D161]=1;[.$D$1];[.$E$1])" office:value-type="string" office:string-value="O">
            <text:p>O</text:p>
          </table:table-cell>
          <table:table-cell office:value-type="float" office:value="0.51219">
            <text:p>0.51219</text:p>
          </table:table-cell>
          <table:table-cell office:value-type="float" office:value="9.107">
            <text:p>9.107</text:p>
          </table:table-cell>
          <table:table-cell office:value-type="float" office:value="8.8659">
            <text:p>8.8659</text:p>
          </table:table-cell>
        </table:table-row>
        <table:table-row table:style-name="ro1">
          <table:table-cell table:number-columns-repeated="2"/>
          <table:table-cell office:value-type="float" office:value="159">
            <text:p>159</text:p>
          </table:table-cell>
          <table:table-cell office:value-type="float" office:value="2">
            <text:p>2</text:p>
          </table:table-cell>
          <table:table-cell table:formula="of:=IF([.D162]=1;[.$D$1];[.$E$1])" office:value-type="string" office:string-value="O">
            <text:p>O</text:p>
          </table:table-cell>
          <table:table-cell office:value-type="float" office:value="15.876">
            <text:p>15.876</text:p>
          </table:table-cell>
          <table:table-cell office:value-type="float" office:value="2.0642">
            <text:p>2.0642</text:p>
          </table:table-cell>
          <table:table-cell office:value-type="float" office:value="10.604">
            <text:p>10.604</text:p>
          </table:table-cell>
        </table:table-row>
        <table:table-row table:style-name="ro1">
          <table:table-cell table:number-columns-repeated="2"/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table:formula="of:=IF([.D163]=1;[.$D$1];[.$E$1])" office:value-type="string" office:string-value="O">
            <text:p>O</text:p>
          </table:table-cell>
          <table:table-cell office:value-type="float" office:value="9.8053">
            <text:p>9.8053</text:p>
          </table:table-cell>
          <table:table-cell office:value-type="float" office:value="7.9726">
            <text:p>7.9726</text:p>
          </table:table-cell>
          <table:table-cell office:value-type="float" office:value="9.7257">
            <text:p>9.7257</text:p>
          </table:table-cell>
        </table:table-row>
        <table:table-row table:style-name="ro1">
          <table:table-cell table:number-columns-repeated="2"/>
          <table:table-cell office:value-type="float" office:value="161">
            <text:p>161</text:p>
          </table:table-cell>
          <table:table-cell office:value-type="float" office:value="2">
            <text:p>2</text:p>
          </table:table-cell>
          <table:table-cell table:formula="of:=IF([.D164]=1;[.$D$1];[.$E$1])" office:value-type="string" office:string-value="O">
            <text:p>O</text:p>
          </table:table-cell>
          <table:table-cell office:value-type="float" office:value="7.6365">
            <text:p>7.6365</text:p>
          </table:table-cell>
          <table:table-cell office:value-type="float" office:value="9.2353">
            <text:p>9.2353</text:p>
          </table:table-cell>
          <table:table-cell office:value-type="float" office:value="2.5659">
            <text:p>2.5659</text:p>
          </table:table-cell>
        </table:table-row>
        <table:table-row table:style-name="ro1">
          <table:table-cell table:number-columns-repeated="2"/>
          <table:table-cell office:value-type="float" office:value="162">
            <text:p>162</text:p>
          </table:table-cell>
          <table:table-cell office:value-type="float" office:value="2">
            <text:p>2</text:p>
          </table:table-cell>
          <table:table-cell table:formula="of:=IF([.D165]=1;[.$D$1];[.$E$1])" office:value-type="string" office:string-value="O">
            <text:p>O</text:p>
          </table:table-cell>
          <table:table-cell office:value-type="float" office:value="4.0438">
            <text:p>4.0438</text:p>
          </table:table-cell>
          <table:table-cell office:value-type="float" office:value="13.372">
            <text:p>13.372</text:p>
          </table:table-cell>
          <table:table-cell office:value-type="float" office:value="12.611">
            <text:p>12.611</text:p>
          </table:table-cell>
        </table:table-row>
        <table:table-row table:style-name="ro1">
          <table:table-cell table:number-columns-repeated="2"/>
          <table:table-cell office:value-type="float" office:value="163">
            <text:p>163</text:p>
          </table:table-cell>
          <table:table-cell office:value-type="float" office:value="2">
            <text:p>2</text:p>
          </table:table-cell>
          <table:table-cell table:formula="of:=IF([.D166]=1;[.$D$1];[.$E$1])" office:value-type="string" office:string-value="O">
            <text:p>O</text:p>
          </table:table-cell>
          <table:table-cell office:value-type="float" office:value="12.067">
            <text:p>12.067</text:p>
          </table:table-cell>
          <table:table-cell office:value-type="float" office:value="6.9767">
            <text:p>6.9767</text:p>
          </table:table-cell>
          <table:table-cell office:value-type="float" office:value="1.6163">
            <text:p>1.6163</text:p>
          </table:table-cell>
        </table:table-row>
        <table:table-row table:style-name="ro1">
          <table:table-cell table:number-columns-repeated="2"/>
          <table:table-cell office:value-type="float" office:value="164">
            <text:p>164</text:p>
          </table:table-cell>
          <table:table-cell office:value-type="float" office:value="2">
            <text:p>2</text:p>
          </table:table-cell>
          <table:table-cell table:formula="of:=IF([.D167]=1;[.$D$1];[.$E$1])" office:value-type="string" office:string-value="O">
            <text:p>O</text:p>
          </table:table-cell>
          <table:table-cell office:value-type="float" office:value="11.558">
            <text:p>11.558</text:p>
          </table:table-cell>
          <table:table-cell office:value-type="float" office:value="9.6637">
            <text:p>9.6637</text:p>
          </table:table-cell>
          <table:table-cell office:value-type="float" office:value="8.9788">
            <text:p>8.9788</text:p>
          </table:table-cell>
        </table:table-row>
        <table:table-row table:style-name="ro1">
          <table:table-cell table:number-columns-repeated="2"/>
          <table:table-cell office:value-type="float" office:value="165">
            <text:p>165</text:p>
          </table:table-cell>
          <table:table-cell office:value-type="float" office:value="2">
            <text:p>2</text:p>
          </table:table-cell>
          <table:table-cell table:formula="of:=IF([.D168]=1;[.$D$1];[.$E$1])" office:value-type="string" office:string-value="O">
            <text:p>O</text:p>
          </table:table-cell>
          <table:table-cell office:value-type="float" office:value="13.435">
            <text:p>13.435</text:p>
          </table:table-cell>
          <table:table-cell office:value-type="float" office:value="8.0841">
            <text:p>8.0841</text:p>
          </table:table-cell>
          <table:table-cell office:value-type="float" office:value="8.2603">
            <text:p>8.2603</text:p>
          </table:table-cell>
        </table:table-row>
        <table:table-row table:style-name="ro1">
          <table:table-cell table:number-columns-repeated="2"/>
          <table:table-cell office:value-type="float" office:value="166">
            <text:p>166</text:p>
          </table:table-cell>
          <table:table-cell office:value-type="float" office:value="2">
            <text:p>2</text:p>
          </table:table-cell>
          <table:table-cell table:formula="of:=IF([.D169]=1;[.$D$1];[.$E$1])" office:value-type="string" office:string-value="O">
            <text:p>O</text:p>
          </table:table-cell>
          <table:table-cell office:value-type="float" office:value="0.97501">
            <text:p>0.97501</text:p>
          </table:table-cell>
          <table:table-cell office:value-type="float" office:value="13.639">
            <text:p>13.639</text:p>
          </table:table-cell>
          <table:table-cell office:value-type="float" office:value="6.6672">
            <text:p>6.6672</text:p>
          </table:table-cell>
        </table:table-row>
        <table:table-row table:style-name="ro1">
          <table:table-cell table:number-columns-repeated="2"/>
          <table:table-cell office:value-type="float" office:value="167">
            <text:p>167</text:p>
          </table:table-cell>
          <table:table-cell office:value-type="float" office:value="2">
            <text:p>2</text:p>
          </table:table-cell>
          <table:table-cell table:formula="of:=IF([.D170]=1;[.$D$1];[.$E$1])" office:value-type="string" office:string-value="O">
            <text:p>O</text:p>
          </table:table-cell>
          <table:table-cell office:value-type="float" office:value="14.17">
            <text:p>14.17</text:p>
          </table:table-cell>
          <table:table-cell office:value-type="float" office:value="0.10374">
            <text:p>0.10374</text:p>
          </table:table-cell>
          <table:table-cell office:value-type="float" office:value="1.2432">
            <text:p>1.2432</text:p>
          </table:table-cell>
        </table:table-row>
        <table:table-row table:style-name="ro1">
          <table:table-cell table:number-columns-repeated="2"/>
          <table:table-cell office:value-type="float" office:value="168">
            <text:p>168</text:p>
          </table:table-cell>
          <table:table-cell office:value-type="float" office:value="2">
            <text:p>2</text:p>
          </table:table-cell>
          <table:table-cell table:formula="of:=IF([.D171]=1;[.$D$1];[.$E$1])" office:value-type="string" office:string-value="O">
            <text:p>O</text:p>
          </table:table-cell>
          <table:table-cell office:value-type="float" office:value="0.39463">
            <text:p>0.39463</text:p>
          </table:table-cell>
          <table:table-cell office:value-type="float" office:value="0.18912">
            <text:p>0.18912</text:p>
          </table:table-cell>
          <table:table-cell office:value-type="float" office:value="6.2519">
            <text:p>6.2519</text:p>
          </table:table-cell>
        </table:table-row>
        <table:table-row table:style-name="ro1">
          <table:table-cell table:number-columns-repeated="2"/>
          <table:table-cell office:value-type="float" office:value="169">
            <text:p>169</text:p>
          </table:table-cell>
          <table:table-cell office:value-type="float" office:value="2">
            <text:p>2</text:p>
          </table:table-cell>
          <table:table-cell table:formula="of:=IF([.D172]=1;[.$D$1];[.$E$1])" office:value-type="string" office:string-value="O">
            <text:p>O</text:p>
          </table:table-cell>
          <table:table-cell office:value-type="float" office:value="6.9499">
            <text:p>6.9499</text:p>
          </table:table-cell>
          <table:table-cell office:value-type="float" office:value="2.428">
            <text:p>2.428</text:p>
          </table:table-cell>
          <table:table-cell office:value-type="float" office:value="0.66718">
            <text:p>0.66718</text:p>
          </table:table-cell>
        </table:table-row>
        <table:table-row table:style-name="ro1">
          <table:table-cell table:number-columns-repeated="2"/>
          <table:table-cell office:value-type="float" office:value="170">
            <text:p>170</text:p>
          </table:table-cell>
          <table:table-cell office:value-type="float" office:value="2">
            <text:p>2</text:p>
          </table:table-cell>
          <table:table-cell table:formula="of:=IF([.D173]=1;[.$D$1];[.$E$1])" office:value-type="string" office:string-value="O">
            <text:p>O</text:p>
          </table:table-cell>
          <table:table-cell office:value-type="float" office:value="12.617">
            <text:p>12.617</text:p>
          </table:table-cell>
          <table:table-cell office:value-type="float" office:value="14.274">
            <text:p>14.274</text:p>
          </table:table-cell>
          <table:table-cell office:value-type="float" office:value="2.1003">
            <text:p>2.1003</text:p>
          </table:table-cell>
        </table:table-row>
        <table:table-row table:style-name="ro1">
          <table:table-cell table:number-columns-repeated="2"/>
          <table:table-cell office:value-type="float" office:value="171">
            <text:p>171</text:p>
          </table:table-cell>
          <table:table-cell office:value-type="float" office:value="2">
            <text:p>2</text:p>
          </table:table-cell>
          <table:table-cell table:formula="of:=IF([.D174]=1;[.$D$1];[.$E$1])" office:value-type="string" office:string-value="O">
            <text:p>O</text:p>
          </table:table-cell>
          <table:table-cell office:value-type="float" office:value="12.856">
            <text:p>12.856</text:p>
          </table:table-cell>
          <table:table-cell office:value-type="float" office:value="2.0735">
            <text:p>2.0735</text:p>
          </table:table-cell>
          <table:table-cell office:value-type="float" office:value="12.592">
            <text:p>12.592</text:p>
          </table:table-cell>
        </table:table-row>
        <table:table-row table:style-name="ro1">
          <table:table-cell table:number-columns-repeated="2"/>
          <table:table-cell office:value-type="float" office:value="172">
            <text:p>172</text:p>
          </table:table-cell>
          <table:table-cell office:value-type="float" office:value="2">
            <text:p>2</text:p>
          </table:table-cell>
          <table:table-cell table:formula="of:=IF([.D175]=1;[.$D$1];[.$E$1])" office:value-type="string" office:string-value="O">
            <text:p>O</text:p>
          </table:table-cell>
          <table:table-cell office:value-type="float" office:value="13.126">
            <text:p>13.126</text:p>
          </table:table-cell>
          <table:table-cell office:value-type="float" office:value="5.8293">
            <text:p>5.8293</text:p>
          </table:table-cell>
          <table:table-cell office:value-type="float" office:value="9.3753">
            <text:p>9.3753</text:p>
          </table:table-cell>
        </table:table-row>
        <table:table-row table:style-name="ro1">
          <table:table-cell table:number-columns-repeated="2"/>
          <table:table-cell office:value-type="float" office:value="173">
            <text:p>173</text:p>
          </table:table-cell>
          <table:table-cell office:value-type="float" office:value="2">
            <text:p>2</text:p>
          </table:table-cell>
          <table:table-cell table:formula="of:=IF([.D176]=1;[.$D$1];[.$E$1])" office:value-type="string" office:string-value="O">
            <text:p>O</text:p>
          </table:table-cell>
          <table:table-cell office:value-type="float" office:value="6.8971">
            <text:p>6.8971</text:p>
          </table:table-cell>
          <table:table-cell office:value-type="float" office:value="10.08">
            <text:p>10.08</text:p>
          </table:table-cell>
          <table:table-cell office:value-type="float" office:value="10.733">
            <text:p>10.733</text:p>
          </table:table-cell>
        </table:table-row>
        <table:table-row table:style-name="ro1">
          <table:table-cell table:number-columns-repeated="2"/>
          <table:table-cell office:value-type="float" office:value="174">
            <text:p>174</text:p>
          </table:table-cell>
          <table:table-cell office:value-type="float" office:value="2">
            <text:p>2</text:p>
          </table:table-cell>
          <table:table-cell table:formula="of:=IF([.D177]=1;[.$D$1];[.$E$1])" office:value-type="string" office:string-value="O">
            <text:p>O</text:p>
          </table:table-cell>
          <table:table-cell office:value-type="float" office:value="8.6393">
            <text:p>8.6393</text:p>
          </table:table-cell>
          <table:table-cell office:value-type="float" office:value="5.7674">
            <text:p>5.7674</text:p>
          </table:table-cell>
          <table:table-cell office:value-type="float" office:value="10.108">
            <text:p>10.108</text:p>
          </table:table-cell>
        </table:table-row>
        <table:table-row table:style-name="ro1">
          <table:table-cell table:number-columns-repeated="2"/>
          <table:table-cell office:value-type="float" office:value="175">
            <text:p>175</text:p>
          </table:table-cell>
          <table:table-cell office:value-type="float" office:value="2">
            <text:p>2</text:p>
          </table:table-cell>
          <table:table-cell table:formula="of:=IF([.D178]=1;[.$D$1];[.$E$1])" office:value-type="string" office:string-value="O">
            <text:p>O</text:p>
          </table:table-cell>
          <table:table-cell office:value-type="float" office:value="2.6393">
            <text:p>2.6393</text:p>
          </table:table-cell>
          <table:table-cell office:value-type="float" office:value="8.8459">
            <text:p>8.8459</text:p>
          </table:table-cell>
          <table:table-cell office:value-type="float" office:value="1.1174">
            <text:p>1.1174</text:p>
          </table:table-cell>
        </table:table-row>
        <table:table-row table:style-name="ro1">
          <table:table-cell table:number-columns-repeated="2"/>
          <table:table-cell office:value-type="float" office:value="176">
            <text:p>176</text:p>
          </table:table-cell>
          <table:table-cell office:value-type="float" office:value="2">
            <text:p>2</text:p>
          </table:table-cell>
          <table:table-cell table:formula="of:=IF([.D179]=1;[.$D$1];[.$E$1])" office:value-type="string" office:string-value="O">
            <text:p>O</text:p>
          </table:table-cell>
          <table:table-cell office:value-type="float" office:value="15.325">
            <text:p>15.325</text:p>
          </table:table-cell>
          <table:table-cell office:value-type="float" office:value="15.383">
            <text:p>15.383</text:p>
          </table:table-cell>
          <table:table-cell office:value-type="float" office:value="12.665">
            <text:p>12.665</text:p>
          </table:table-cell>
        </table:table-row>
        <table:table-row table:style-name="ro1">
          <table:table-cell table:number-columns-repeated="2"/>
          <table:table-cell office:value-type="float" office:value="177">
            <text:p>177</text:p>
          </table:table-cell>
          <table:table-cell office:value-type="float" office:value="2">
            <text:p>2</text:p>
          </table:table-cell>
          <table:table-cell table:formula="of:=IF([.D180]=1;[.$D$1];[.$E$1])" office:value-type="string" office:string-value="O">
            <text:p>O</text:p>
          </table:table-cell>
          <table:table-cell office:value-type="float" office:value="3.3681">
            <text:p>3.3681</text:p>
          </table:table-cell>
          <table:table-cell office:value-type="float" office:value="11.229">
            <text:p>11.229</text:p>
          </table:table-cell>
          <table:table-cell office:value-type="float" office:value="13.809">
            <text:p>13.809</text:p>
          </table:table-cell>
        </table:table-row>
        <table:table-row table:style-name="ro1">
          <table:table-cell table:number-columns-repeated="2"/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table:formula="of:=IF([.D181]=1;[.$D$1];[.$E$1])" office:value-type="string" office:string-value="O">
            <text:p>O</text:p>
          </table:table-cell>
          <table:table-cell office:value-type="float" office:value="1.4765">
            <text:p>1.4765</text:p>
          </table:table-cell>
          <table:table-cell office:value-type="float" office:value="2.5725">
            <text:p>2.5725</text:p>
          </table:table-cell>
          <table:table-cell office:value-type="float" office:value="5.7062">
            <text:p>5.7062</text:p>
          </table:table-cell>
        </table:table-row>
        <table:table-row table:style-name="ro1">
          <table:table-cell table:number-columns-repeated="2"/>
          <table:table-cell office:value-type="float" office:value="179">
            <text:p>179</text:p>
          </table:table-cell>
          <table:table-cell office:value-type="float" office:value="2">
            <text:p>2</text:p>
          </table:table-cell>
          <table:table-cell table:formula="of:=IF([.D182]=1;[.$D$1];[.$E$1])" office:value-type="string" office:string-value="O">
            <text:p>O</text:p>
          </table:table-cell>
          <table:table-cell office:value-type="float" office:value="8.4362">
            <text:p>8.4362</text:p>
          </table:table-cell>
          <table:table-cell office:value-type="float" office:value="9.5989">
            <text:p>9.5989</text:p>
          </table:table-cell>
          <table:table-cell office:value-type="float" office:value="13.644">
            <text:p>13.644</text:p>
          </table:table-cell>
        </table:table-row>
        <table:table-row table:style-name="ro1">
          <table:table-cell table:number-columns-repeated="2"/>
          <table:table-cell office:value-type="float" office:value="180">
            <text:p>180</text:p>
          </table:table-cell>
          <table:table-cell office:value-type="float" office:value="2">
            <text:p>2</text:p>
          </table:table-cell>
          <table:table-cell table:formula="of:=IF([.D183]=1;[.$D$1];[.$E$1])" office:value-type="string" office:string-value="O">
            <text:p>O</text:p>
          </table:table-cell>
          <table:table-cell office:value-type="float" office:value="2.0299">
            <text:p>2.0299</text:p>
          </table:table-cell>
          <table:table-cell office:value-type="float" office:value="3.0684">
            <text:p>3.0684</text:p>
          </table:table-cell>
          <table:table-cell office:value-type="float" office:value="11.353">
            <text:p>11.353</text:p>
          </table:table-cell>
        </table:table-row>
        <table:table-row table:style-name="ro1">
          <table:table-cell table:number-columns-repeated="2"/>
          <table:table-cell office:value-type="float" office:value="181">
            <text:p>181</text:p>
          </table:table-cell>
          <table:table-cell office:value-type="float" office:value="1">
            <text:p>1</text:p>
          </table:table-cell>
          <table:table-cell table:formula="of:=IF([.D184]=1;[.$D$1];[.$E$1])" office:value-type="string" office:string-value="Si">
            <text:p>Si</text:p>
          </table:table-cell>
          <table:table-cell office:value-type="float" office:value="9.0011">
            <text:p>9.0011</text:p>
          </table:table-cell>
          <table:table-cell office:value-type="float" office:value="8.3775">
            <text:p>8.3775</text:p>
          </table:table-cell>
          <table:table-cell office:value-type="float" office:value="2.7448">
            <text:p>2.7448</text:p>
          </table:table-cell>
        </table:table-row>
        <table:table-row table:style-name="ro1">
          <table:table-cell table:number-columns-repeated="2"/>
          <table:table-cell office:value-type="float" office:value="182">
            <text:p>182</text:p>
          </table:table-cell>
          <table:table-cell office:value-type="float" office:value="1">
            <text:p>1</text:p>
          </table:table-cell>
          <table:table-cell table:formula="of:=IF([.D185]=1;[.$D$1];[.$E$1])" office:value-type="string" office:string-value="Si">
            <text:p>Si</text:p>
          </table:table-cell>
          <table:table-cell office:value-type="float" office:value="6.5351">
            <text:p>6.5351</text:p>
          </table:table-cell>
          <table:table-cell office:value-type="float" office:value="11.608">
            <text:p>11.608</text:p>
          </table:table-cell>
          <table:table-cell office:value-type="float" office:value="5.9868">
            <text:p>5.9868</text:p>
          </table:table-cell>
        </table:table-row>
        <table:table-row table:style-name="ro1">
          <table:table-cell table:number-columns-repeated="2"/>
          <table:table-cell office:value-type="float" office:value="183">
            <text:p>183</text:p>
          </table:table-cell>
          <table:table-cell office:value-type="float" office:value="1">
            <text:p>1</text:p>
          </table:table-cell>
          <table:table-cell table:formula="of:=IF([.D186]=1;[.$D$1];[.$E$1])" office:value-type="string" office:string-value="Si">
            <text:p>Si</text:p>
          </table:table-cell>
          <table:table-cell office:value-type="float" office:value="3.2701">
            <text:p>3.2701</text:p>
          </table:table-cell>
          <table:table-cell office:value-type="float" office:value="9.6817">
            <text:p>9.6817</text:p>
          </table:table-cell>
          <table:table-cell office:value-type="float" office:value="13.488">
            <text:p>13.488</text:p>
          </table:table-cell>
        </table:table-row>
        <table:table-row table:style-name="ro1">
          <table:table-cell table:number-columns-repeated="2"/>
          <table:table-cell office:value-type="float" office:value="184">
            <text:p>184</text:p>
          </table:table-cell>
          <table:table-cell office:value-type="float" office:value="1">
            <text:p>1</text:p>
          </table:table-cell>
          <table:table-cell table:formula="of:=IF([.D187]=1;[.$D$1];[.$E$1])" office:value-type="string" office:string-value="Si">
            <text:p>Si</text:p>
          </table:table-cell>
          <table:table-cell office:value-type="float" office:value="12.29">
            <text:p>12.29</text:p>
          </table:table-cell>
          <table:table-cell office:value-type="float" office:value="4.1367">
            <text:p>4.1367</text:p>
          </table:table-cell>
          <table:table-cell office:value-type="float" office:value="14.562">
            <text:p>14.562</text:p>
          </table:table-cell>
        </table:table-row>
        <table:table-row table:style-name="ro1">
          <table:table-cell table:number-columns-repeated="2"/>
          <table:table-cell office:value-type="float" office:value="185">
            <text:p>185</text:p>
          </table:table-cell>
          <table:table-cell office:value-type="float" office:value="1">
            <text:p>1</text:p>
          </table:table-cell>
          <table:table-cell table:formula="of:=IF([.D188]=1;[.$D$1];[.$E$1])" office:value-type="string" office:string-value="Si">
            <text:p>Si</text:p>
          </table:table-cell>
          <table:table-cell office:value-type="float" office:value="2.7535">
            <text:p>2.7535</text:p>
          </table:table-cell>
          <table:table-cell office:value-type="float" office:value="12.221">
            <text:p>12.221</text:p>
          </table:table-cell>
          <table:table-cell office:value-type="float" office:value="3.1773">
            <text:p>3.1773</text:p>
          </table:table-cell>
        </table:table-row>
        <table:table-row table:style-name="ro1">
          <table:table-cell table:number-columns-repeated="2"/>
          <table:table-cell office:value-type="float" office:value="186">
            <text:p>186</text:p>
          </table:table-cell>
          <table:table-cell office:value-type="float" office:value="1">
            <text:p>1</text:p>
          </table:table-cell>
          <table:table-cell table:formula="of:=IF([.D189]=1;[.$D$1];[.$E$1])" office:value-type="string" office:string-value="Si">
            <text:p>Si</text:p>
          </table:table-cell>
          <table:table-cell office:value-type="float" office:value="9.2338">
            <text:p>9.2338</text:p>
          </table:table-cell>
          <table:table-cell office:value-type="float" office:value="10.924">
            <text:p>10.924</text:p>
          </table:table-cell>
          <table:table-cell office:value-type="float" office:value="13.268">
            <text:p>13.268</text:p>
          </table:table-cell>
        </table:table-row>
        <table:table-row table:style-name="ro1">
          <table:table-cell table:number-columns-repeated="2"/>
          <table:table-cell office:value-type="float" office:value="187">
            <text:p>187</text:p>
          </table:table-cell>
          <table:table-cell office:value-type="float" office:value="1">
            <text:p>1</text:p>
          </table:table-cell>
          <table:table-cell table:formula="of:=IF([.D190]=1;[.$D$1];[.$E$1])" office:value-type="string" office:string-value="Si">
            <text:p>Si</text:p>
          </table:table-cell>
          <table:table-cell office:value-type="float" office:value="0.28398">
            <text:p>0.28398</text:p>
          </table:table-cell>
          <table:table-cell office:value-type="float" office:value="1.7648">
            <text:p>1.7648</text:p>
          </table:table-cell>
          <table:table-cell office:value-type="float" office:value="6.3874">
            <text:p>6.3874</text:p>
          </table:table-cell>
        </table:table-row>
        <table:table-row table:style-name="ro1">
          <table:table-cell table:number-columns-repeated="2"/>
          <table:table-cell office:value-type="float" office:value="188">
            <text:p>188</text:p>
          </table:table-cell>
          <table:table-cell office:value-type="float" office:value="1">
            <text:p>1</text:p>
          </table:table-cell>
          <table:table-cell table:formula="of:=IF([.D191]=1;[.$D$1];[.$E$1])" office:value-type="string" office:string-value="Si">
            <text:p>Si</text:p>
          </table:table-cell>
          <table:table-cell office:value-type="float" office:value="5.5701">
            <text:p>5.5701</text:p>
          </table:table-cell>
          <table:table-cell office:value-type="float" office:value="13.756">
            <text:p>13.756</text:p>
          </table:table-cell>
          <table:table-cell office:value-type="float" office:value="12.37">
            <text:p>12.37</text:p>
          </table:table-cell>
        </table:table-row>
        <table:table-row table:style-name="ro1">
          <table:table-cell table:number-columns-repeated="2"/>
          <table:table-cell office:value-type="float" office:value="189">
            <text:p>189</text:p>
          </table:table-cell>
          <table:table-cell office:value-type="float" office:value="1">
            <text:p>1</text:p>
          </table:table-cell>
          <table:table-cell table:formula="of:=IF([.D192]=1;[.$D$1];[.$E$1])" office:value-type="string" office:string-value="Si">
            <text:p>Si</text:p>
          </table:table-cell>
          <table:table-cell office:value-type="float" office:value="1.6722">
            <text:p>1.6722</text:p>
          </table:table-cell>
          <table:table-cell office:value-type="float" office:value="7.977">
            <text:p>7.977</text:p>
          </table:table-cell>
          <table:table-cell office:value-type="float" office:value="8.8829">
            <text:p>8.8829</text:p>
          </table:table-cell>
        </table:table-row>
        <table:table-row table:style-name="ro1">
          <table:table-cell table:number-columns-repeated="2"/>
          <table:table-cell office:value-type="float" office:value="190">
            <text:p>190</text:p>
          </table:table-cell>
          <table:table-cell office:value-type="float" office:value="1">
            <text:p>1</text:p>
          </table:table-cell>
          <table:table-cell table:formula="of:=IF([.D193]=1;[.$D$1];[.$E$1])" office:value-type="string" office:string-value="Si">
            <text:p>Si</text:p>
          </table:table-cell>
          <table:table-cell office:value-type="float" office:value="1.8025">
            <text:p>1.8025</text:p>
          </table:table-cell>
          <table:table-cell office:value-type="float" office:value="12.018">
            <text:p>12.018</text:p>
          </table:table-cell>
          <table:table-cell office:value-type="float" office:value="10.868">
            <text:p>10.868</text:p>
          </table:table-cell>
        </table:table-row>
        <table:table-row table:style-name="ro1">
          <table:table-cell table:number-columns-repeated="2"/>
          <table:table-cell office:value-type="float" office:value="191">
            <text:p>191</text:p>
          </table:table-cell>
          <table:table-cell office:value-type="float" office:value="1">
            <text:p>1</text:p>
          </table:table-cell>
          <table:table-cell table:formula="of:=IF([.D194]=1;[.$D$1];[.$E$1])" office:value-type="string" office:string-value="Si">
            <text:p>Si</text:p>
          </table:table-cell>
          <table:table-cell office:value-type="float" office:value="11.727">
            <text:p>11.727</text:p>
          </table:table-cell>
          <table:table-cell office:value-type="float" office:value="4.25">
            <text:p>4.25</text:p>
          </table:table-cell>
          <table:table-cell office:value-type="float" office:value="3.8649">
            <text:p>3.8649</text:p>
          </table:table-cell>
        </table:table-row>
        <table:table-row table:style-name="ro1">
          <table:table-cell table:number-columns-repeated="2"/>
          <table:table-cell office:value-type="float" office:value="192">
            <text:p>192</text:p>
          </table:table-cell>
          <table:table-cell office:value-type="float" office:value="1">
            <text:p>1</text:p>
          </table:table-cell>
          <table:table-cell table:formula="of:=IF([.D195]=1;[.$D$1];[.$E$1])" office:value-type="string" office:string-value="Si">
            <text:p>Si</text:p>
          </table:table-cell>
          <table:table-cell office:value-type="float" office:value="9.2382">
            <text:p>9.2382</text:p>
          </table:table-cell>
          <table:table-cell office:value-type="float" office:value="8.0098">
            <text:p>8.0098</text:p>
          </table:table-cell>
          <table:table-cell office:value-type="float" office:value="5.8842">
            <text:p>5.8842</text:p>
          </table:table-cell>
        </table:table-row>
        <table:table-row table:style-name="ro1">
          <table:table-cell table:number-columns-repeated="2"/>
          <table:table-cell office:value-type="float" office:value="193">
            <text:p>193</text:p>
          </table:table-cell>
          <table:table-cell office:value-type="float" office:value="2">
            <text:p>2</text:p>
          </table:table-cell>
          <table:table-cell table:formula="of:=IF([.D196]=1;[.$D$1];[.$E$1])" office:value-type="string" office:string-value="O">
            <text:p>O</text:p>
          </table:table-cell>
          <table:table-cell office:value-type="float" office:value="15.752">
            <text:p>15.752</text:p>
          </table:table-cell>
          <table:table-cell office:value-type="float" office:value="4.1459">
            <text:p>4.1459</text:p>
          </table:table-cell>
          <table:table-cell office:value-type="float" office:value="9.0417">
            <text:p>9.0417</text:p>
          </table:table-cell>
        </table:table-row>
        <table:table-row table:style-name="ro1">
          <table:table-cell table:number-columns-repeated="2"/>
          <table:table-cell office:value-type="float" office:value="194">
            <text:p>194</text:p>
          </table:table-cell>
          <table:table-cell office:value-type="float" office:value="2">
            <text:p>2</text:p>
          </table:table-cell>
          <table:table-cell table:formula="of:=IF([.D197]=1;[.$D$1];[.$E$1])" office:value-type="string" office:string-value="O">
            <text:p>O</text:p>
          </table:table-cell>
          <table:table-cell office:value-type="float" office:value="7.6997">
            <text:p>7.6997</text:p>
          </table:table-cell>
          <table:table-cell office:value-type="float" office:value="11.421">
            <text:p>11.421</text:p>
          </table:table-cell>
          <table:table-cell office:value-type="float" office:value="7.0578">
            <text:p>7.0578</text:p>
          </table:table-cell>
        </table:table-row>
        <table:table-row table:style-name="ro1">
          <table:table-cell table:number-columns-repeated="2"/>
          <table:table-cell office:value-type="float" office:value="195">
            <text:p>195</text:p>
          </table:table-cell>
          <table:table-cell office:value-type="float" office:value="2">
            <text:p>2</text:p>
          </table:table-cell>
          <table:table-cell table:formula="of:=IF([.D198]=1;[.$D$1];[.$E$1])" office:value-type="string" office:string-value="O">
            <text:p>O</text:p>
          </table:table-cell>
          <table:table-cell office:value-type="float" office:value="4.5759">
            <text:p>4.5759</text:p>
          </table:table-cell>
          <table:table-cell office:value-type="float" office:value="1.382">
            <text:p>1.382</text:p>
          </table:table-cell>
          <table:table-cell office:value-type="float" office:value="1.9586">
            <text:p>1.9586</text:p>
          </table:table-cell>
        </table:table-row>
        <table:table-row table:style-name="ro1">
          <table:table-cell table:number-columns-repeated="2"/>
          <table:table-cell office:value-type="float" office:value="196">
            <text:p>196</text:p>
          </table:table-cell>
          <table:table-cell office:value-type="float" office:value="2">
            <text:p>2</text:p>
          </table:table-cell>
          <table:table-cell table:formula="of:=IF([.D199]=1;[.$D$1];[.$E$1])" office:value-type="string" office:string-value="O">
            <text:p>O</text:p>
          </table:table-cell>
          <table:table-cell office:value-type="float" office:value="15.094">
            <text:p>15.094</text:p>
          </table:table-cell>
          <table:table-cell office:value-type="float" office:value="6.1525">
            <text:p>6.1525</text:p>
          </table:table-cell>
          <table:table-cell office:value-type="float" office:value="7.6014">
            <text:p>7.6014</text:p>
          </table:table-cell>
        </table:table-row>
        <table:table-row table:style-name="ro1">
          <table:table-cell table:number-columns-repeated="2"/>
          <table:table-cell office:value-type="float" office:value="197">
            <text:p>197</text:p>
          </table:table-cell>
          <table:table-cell office:value-type="float" office:value="2">
            <text:p>2</text:p>
          </table:table-cell>
          <table:table-cell table:formula="of:=IF([.D200]=1;[.$D$1];[.$E$1])" office:value-type="string" office:string-value="O">
            <text:p>O</text:p>
          </table:table-cell>
          <table:table-cell office:value-type="float" office:value="0.2855">
            <text:p>0.2855</text:p>
          </table:table-cell>
          <table:table-cell office:value-type="float" office:value="4.3718">
            <text:p>4.3718</text:p>
          </table:table-cell>
          <table:table-cell office:value-type="float" office:value="2.0205">
            <text:p>2.0205</text:p>
          </table:table-cell>
        </table:table-row>
        <table:table-row table:style-name="ro1">
          <table:table-cell table:number-columns-repeated="2"/>
          <table:table-cell office:value-type="float" office:value="198">
            <text:p>198</text:p>
          </table:table-cell>
          <table:table-cell office:value-type="float" office:value="2">
            <text:p>2</text:p>
          </table:table-cell>
          <table:table-cell table:formula="of:=IF([.D201]=1;[.$D$1];[.$E$1])" office:value-type="string" office:string-value="O">
            <text:p>O</text:p>
          </table:table-cell>
          <table:table-cell office:value-type="float" office:value="5.813">
            <text:p>5.813</text:p>
          </table:table-cell>
          <table:table-cell office:value-type="float" office:value="7.7313">
            <text:p>7.7313</text:p>
          </table:table-cell>
          <table:table-cell office:value-type="float" office:value="10.951">
            <text:p>10.951</text:p>
          </table:table-cell>
        </table:table-row>
        <table:table-row table:style-name="ro1">
          <table:table-cell table:number-columns-repeated="2"/>
          <table:table-cell office:value-type="float" office:value="199">
            <text:p>199</text:p>
          </table:table-cell>
          <table:table-cell office:value-type="float" office:value="2">
            <text:p>2</text:p>
          </table:table-cell>
          <table:table-cell table:formula="of:=IF([.D202]=1;[.$D$1];[.$E$1])" office:value-type="string" office:string-value="O">
            <text:p>O</text:p>
          </table:table-cell>
          <table:table-cell office:value-type="float" office:value="13.548">
            <text:p>13.548</text:p>
          </table:table-cell>
          <table:table-cell office:value-type="float" office:value="10.543">
            <text:p>10.543</text:p>
          </table:table-cell>
          <table:table-cell office:value-type="float" office:value="5.3414">
            <text:p>5.3414</text:p>
          </table:table-cell>
        </table:table-row>
        <table:table-row table:style-name="ro1">
          <table:table-cell table:number-columns-repeated="2"/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table:formula="of:=IF([.D203]=1;[.$D$1];[.$E$1])" office:value-type="string" office:string-value="O">
            <text:p>O</text:p>
          </table:table-cell>
          <table:table-cell office:value-type="float" office:value="2.9558">
            <text:p>2.9558</text:p>
          </table:table-cell>
          <table:table-cell office:value-type="float" office:value="10.881">
            <text:p>10.881</text:p>
          </table:table-cell>
          <table:table-cell office:value-type="float" office:value="10.905">
            <text:p>10.905</text:p>
          </table:table-cell>
        </table:table-row>
        <table:table-row table:style-name="ro1">
          <table:table-cell table:number-columns-repeated="2"/>
          <table:table-cell office:value-type="float" office:value="201">
            <text:p>201</text:p>
          </table:table-cell>
          <table:table-cell office:value-type="float" office:value="2">
            <text:p>2</text:p>
          </table:table-cell>
          <table:table-cell table:formula="of:=IF([.D204]=1;[.$D$1];[.$E$1])" office:value-type="string" office:string-value="O">
            <text:p>O</text:p>
          </table:table-cell>
          <table:table-cell office:value-type="float" office:value="4.2572">
            <text:p>4.2572</text:p>
          </table:table-cell>
          <table:table-cell office:value-type="float" office:value="1.6876">
            <text:p>1.6876</text:p>
          </table:table-cell>
          <table:table-cell office:value-type="float" office:value="11.156">
            <text:p>11.156</text:p>
          </table:table-cell>
        </table:table-row>
        <table:table-row table:style-name="ro1">
          <table:table-cell table:number-columns-repeated="2"/>
          <table:table-cell office:value-type="float" office:value="202">
            <text:p>202</text:p>
          </table:table-cell>
          <table:table-cell office:value-type="float" office:value="2">
            <text:p>2</text:p>
          </table:table-cell>
          <table:table-cell table:formula="of:=IF([.D205]=1;[.$D$1];[.$E$1])" office:value-type="string" office:string-value="O">
            <text:p>O</text:p>
          </table:table-cell>
          <table:table-cell office:value-type="float" office:value="11.771">
            <text:p>11.771</text:p>
          </table:table-cell>
          <table:table-cell office:value-type="float" office:value="5.0469">
            <text:p>5.0469</text:p>
          </table:table-cell>
          <table:table-cell office:value-type="float" office:value="15.727">
            <text:p>15.727</text:p>
          </table:table-cell>
        </table:table-row>
        <table:table-row table:style-name="ro1">
          <table:table-cell table:number-columns-repeated="2"/>
          <table:table-cell office:value-type="float" office:value="203">
            <text:p>203</text:p>
          </table:table-cell>
          <table:table-cell office:value-type="float" office:value="2">
            <text:p>2</text:p>
          </table:table-cell>
          <table:table-cell table:formula="of:=IF([.D206]=1;[.$D$1];[.$E$1])" office:value-type="string" office:string-value="O">
            <text:p>O</text:p>
          </table:table-cell>
          <table:table-cell office:value-type="float" office:value="6.2775">
            <text:p>6.2775</text:p>
          </table:table-cell>
          <table:table-cell office:value-type="float" office:value="5.8609">
            <text:p>5.8609</text:p>
          </table:table-cell>
          <table:table-cell office:value-type="float" office:value="7.2281">
            <text:p>7.2281</text:p>
          </table:table-cell>
        </table:table-row>
        <table:table-row table:style-name="ro1">
          <table:table-cell table:number-columns-repeated="2"/>
          <table:table-cell office:value-type="float" office:value="204">
            <text:p>204</text:p>
          </table:table-cell>
          <table:table-cell office:value-type="float" office:value="2">
            <text:p>2</text:p>
          </table:table-cell>
          <table:table-cell table:formula="of:=IF([.D207]=1;[.$D$1];[.$E$1])" office:value-type="string" office:string-value="O">
            <text:p>O</text:p>
          </table:table-cell>
          <table:table-cell office:value-type="float" office:value="14.208">
            <text:p>14.208</text:p>
          </table:table-cell>
          <table:table-cell office:value-type="float" office:value="1.2273">
            <text:p>1.2273</text:p>
          </table:table-cell>
          <table:table-cell office:value-type="float" office:value="3.6156">
            <text:p>3.6156</text:p>
          </table:table-cell>
        </table:table-row>
        <table:table-row table:style-name="ro1">
          <table:table-cell table:number-columns-repeated="2"/>
          <table:table-cell office:value-type="float" office:value="205">
            <text:p>205</text:p>
          </table:table-cell>
          <table:table-cell office:value-type="float" office:value="2">
            <text:p>2</text:p>
          </table:table-cell>
          <table:table-cell table:formula="of:=IF([.D208]=1;[.$D$1];[.$E$1])" office:value-type="string" office:string-value="O">
            <text:p>O</text:p>
          </table:table-cell>
          <table:table-cell office:value-type="float" office:value="8.0227">
            <text:p>8.0227</text:p>
          </table:table-cell>
          <table:table-cell office:value-type="float" office:value="14.301">
            <text:p>14.301</text:p>
          </table:table-cell>
          <table:table-cell office:value-type="float" office:value="15.516">
            <text:p>15.516</text:p>
          </table:table-cell>
        </table:table-row>
        <table:table-row table:style-name="ro1">
          <table:table-cell table:number-columns-repeated="2"/>
          <table:table-cell office:value-type="float" office:value="206">
            <text:p>206</text:p>
          </table:table-cell>
          <table:table-cell office:value-type="float" office:value="2">
            <text:p>2</text:p>
          </table:table-cell>
          <table:table-cell table:formula="of:=IF([.D209]=1;[.$D$1];[.$E$1])" office:value-type="string" office:string-value="O">
            <text:p>O</text:p>
          </table:table-cell>
          <table:table-cell office:value-type="float" office:value="13.042">
            <text:p>13.042</text:p>
          </table:table-cell>
          <table:table-cell office:value-type="float" office:value="3.4057">
            <text:p>3.4057</text:p>
          </table:table-cell>
          <table:table-cell office:value-type="float" office:value="4.2035">
            <text:p>4.2035</text:p>
          </table:table-cell>
        </table:table-row>
        <table:table-row table:style-name="ro1">
          <table:table-cell table:number-columns-repeated="2"/>
          <table:table-cell office:value-type="float" office:value="207">
            <text:p>207</text:p>
          </table:table-cell>
          <table:table-cell office:value-type="float" office:value="2">
            <text:p>2</text:p>
          </table:table-cell>
          <table:table-cell table:formula="of:=IF([.D210]=1;[.$D$1];[.$E$1])" office:value-type="string" office:string-value="O">
            <text:p>O</text:p>
          </table:table-cell>
          <table:table-cell office:value-type="float" office:value="0.3182">
            <text:p>0.3182</text:p>
          </table:table-cell>
          <table:table-cell office:value-type="float" office:value="8.9584">
            <text:p>8.9584</text:p>
          </table:table-cell>
          <table:table-cell office:value-type="float" office:value="2.2914">
            <text:p>2.2914</text:p>
          </table:table-cell>
        </table:table-row>
        <table:table-row table:style-name="ro1">
          <table:table-cell table:number-columns-repeated="2"/>
          <table:table-cell office:value-type="float" office:value="208">
            <text:p>208</text:p>
          </table:table-cell>
          <table:table-cell office:value-type="float" office:value="2">
            <text:p>2</text:p>
          </table:table-cell>
          <table:table-cell table:formula="of:=IF([.D211]=1;[.$D$1];[.$E$1])" office:value-type="string" office:string-value="O">
            <text:p>O</text:p>
          </table:table-cell>
          <table:table-cell office:value-type="float" office:value="14.159">
            <text:p>14.159</text:p>
          </table:table-cell>
          <table:table-cell office:value-type="float" office:value="6.4649">
            <text:p>6.4649</text:p>
          </table:table-cell>
          <table:table-cell office:value-type="float" office:value="12.325">
            <text:p>12.325</text:p>
          </table:table-cell>
        </table:table-row>
        <table:table-row table:style-name="ro1">
          <table:table-cell table:number-columns-repeated="2"/>
          <table:table-cell office:value-type="float" office:value="209">
            <text:p>209</text:p>
          </table:table-cell>
          <table:table-cell office:value-type="float" office:value="2">
            <text:p>2</text:p>
          </table:table-cell>
          <table:table-cell table:formula="of:=IF([.D212]=1;[.$D$1];[.$E$1])" office:value-type="string" office:string-value="O">
            <text:p>O</text:p>
          </table:table-cell>
          <table:table-cell office:value-type="float" office:value="9.9547">
            <text:p>9.9547</text:p>
          </table:table-cell>
          <table:table-cell office:value-type="float" office:value="12.414">
            <text:p>12.414</text:p>
          </table:table-cell>
          <table:table-cell office:value-type="float" office:value="8.3336">
            <text:p>8.3336</text:p>
          </table:table-cell>
        </table:table-row>
        <table:table-row table:style-name="ro1">
          <table:table-cell table:number-columns-repeated="2"/>
          <table:table-cell office:value-type="float" office:value="210">
            <text:p>210</text:p>
          </table:table-cell>
          <table:table-cell office:value-type="float" office:value="2">
            <text:p>2</text:p>
          </table:table-cell>
          <table:table-cell table:formula="of:=IF([.D213]=1;[.$D$1];[.$E$1])" office:value-type="string" office:string-value="O">
            <text:p>O</text:p>
          </table:table-cell>
          <table:table-cell office:value-type="float" office:value="6.7381">
            <text:p>6.7381</text:p>
          </table:table-cell>
          <table:table-cell office:value-type="float" office:value="10.692">
            <text:p>10.692</text:p>
          </table:table-cell>
          <table:table-cell office:value-type="float" office:value="4.6782">
            <text:p>4.6782</text:p>
          </table:table-cell>
        </table:table-row>
        <table:table-row table:style-name="ro1">
          <table:table-cell table:number-columns-repeated="2"/>
          <table:table-cell office:value-type="float" office:value="211">
            <text:p>211</text:p>
          </table:table-cell>
          <table:table-cell office:value-type="float" office:value="2">
            <text:p>2</text:p>
          </table:table-cell>
          <table:table-cell table:formula="of:=IF([.D214]=1;[.$D$1];[.$E$1])" office:value-type="string" office:string-value="O">
            <text:p>O</text:p>
          </table:table-cell>
          <table:table-cell office:value-type="float" office:value="2.6163">
            <text:p>2.6163</text:p>
          </table:table-cell>
          <table:table-cell office:value-type="float" office:value="8.3969">
            <text:p>8.3969</text:p>
          </table:table-cell>
          <table:table-cell office:value-type="float" office:value="10.125">
            <text:p>10.125</text:p>
          </table:table-cell>
        </table:table-row>
        <table:table-row table:style-name="ro1">
          <table:table-cell table:number-columns-repeated="2"/>
          <table:table-cell office:value-type="float" office:value="212">
            <text:p>212</text:p>
          </table:table-cell>
          <table:table-cell office:value-type="float" office:value="2">
            <text:p>2</text:p>
          </table:table-cell>
          <table:table-cell table:formula="of:=IF([.D215]=1;[.$D$1];[.$E$1])" office:value-type="string" office:string-value="O">
            <text:p>O</text:p>
          </table:table-cell>
          <table:table-cell office:value-type="float" office:value="10.845">
            <text:p>10.845</text:p>
          </table:table-cell>
          <table:table-cell office:value-type="float" office:value="12.817">
            <text:p>12.817</text:p>
          </table:table-cell>
          <table:table-cell office:value-type="float" office:value="3.2239">
            <text:p>3.2239</text:p>
          </table:table-cell>
        </table:table-row>
        <table:table-row table:style-name="ro1">
          <table:table-cell table:number-columns-repeated="2"/>
          <table:table-cell office:value-type="float" office:value="213">
            <text:p>213</text:p>
          </table:table-cell>
          <table:table-cell office:value-type="float" office:value="2">
            <text:p>2</text:p>
          </table:table-cell>
          <table:table-cell table:formula="of:=IF([.D216]=1;[.$D$1];[.$E$1])" office:value-type="string" office:string-value="O">
            <text:p>O</text:p>
          </table:table-cell>
          <table:table-cell office:value-type="float" office:value="3.5972">
            <text:p>3.5972</text:p>
          </table:table-cell>
          <table:table-cell office:value-type="float" office:value="3.773">
            <text:p>3.773</text:p>
          </table:table-cell>
          <table:table-cell office:value-type="float" office:value="6.6195">
            <text:p>6.6195</text:p>
          </table:table-cell>
        </table:table-row>
        <table:table-row table:style-name="ro1">
          <table:table-cell table:number-columns-repeated="2"/>
          <table:table-cell office:value-type="float" office:value="214">
            <text:p>214</text:p>
          </table:table-cell>
          <table:table-cell office:value-type="float" office:value="2">
            <text:p>2</text:p>
          </table:table-cell>
          <table:table-cell table:formula="of:=IF([.D217]=1;[.$D$1];[.$E$1])" office:value-type="string" office:string-value="O">
            <text:p>O</text:p>
          </table:table-cell>
          <table:table-cell office:value-type="float" office:value="8.2762">
            <text:p>8.2762</text:p>
          </table:table-cell>
          <table:table-cell office:value-type="float" office:value="4.4775">
            <text:p>4.4775</text:p>
          </table:table-cell>
          <table:table-cell office:value-type="float" office:value="7.7399">
            <text:p>7.7399</text:p>
          </table:table-cell>
        </table:table-row>
        <table:table-row table:style-name="ro1">
          <table:table-cell table:number-columns-repeated="2"/>
          <table:table-cell office:value-type="float" office:value="215">
            <text:p>215</text:p>
          </table:table-cell>
          <table:table-cell office:value-type="float" office:value="2">
            <text:p>2</text:p>
          </table:table-cell>
          <table:table-cell table:formula="of:=IF([.D218]=1;[.$D$1];[.$E$1])" office:value-type="string" office:string-value="O">
            <text:p>O</text:p>
          </table:table-cell>
          <table:table-cell office:value-type="float" office:value="15.116">
            <text:p>15.116</text:p>
          </table:table-cell>
          <table:table-cell office:value-type="float" office:value="6.5945">
            <text:p>6.5945</text:p>
          </table:table-cell>
          <table:table-cell office:value-type="float" office:value="2.8886">
            <text:p>2.8886</text:p>
          </table:table-cell>
        </table:table-row>
        <table:table-row table:style-name="ro1">
          <table:table-cell table:number-columns-repeated="2"/>
          <table:table-cell office:value-type="float" office:value="216">
            <text:p>216</text:p>
          </table:table-cell>
          <table:table-cell office:value-type="float" office:value="2">
            <text:p>2</text:p>
          </table:table-cell>
          <table:table-cell table:formula="of:=IF([.D219]=1;[.$D$1];[.$E$1])" office:value-type="string" office:string-value="O">
            <text:p>O</text:p>
          </table:table-cell>
          <table:table-cell office:value-type="float" office:value="9.8124">
            <text:p>9.8124</text:p>
          </table:table-cell>
          <table:table-cell office:value-type="float" office:value="8.8659">
            <text:p>8.8659</text:p>
          </table:table-cell>
          <table:table-cell office:value-type="float" office:value="7.1346">
            <text:p>7.1346</text:p>
          </table:table-cell>
        </table:table-row>
        <table:table-row table:style-name="ro1">
          <table:table-cell table:number-columns-repeated="2"/>
          <table:table-cell office:value-type="float" office:value="217">
            <text:p>217</text:p>
          </table:table-cell>
          <table:table-cell office:value-type="float" office:value="1">
            <text:p>1</text:p>
          </table:table-cell>
          <table:table-cell table:formula="of:=IF([.D220]=1;[.$D$1];[.$E$1])" office:value-type="string" office:string-value="Si">
            <text:p>Si</text:p>
          </table:table-cell>
          <table:table-cell office:value-type="float" office:value="6.4929">
            <text:p>6.4929</text:p>
          </table:table-cell>
          <table:table-cell office:value-type="float" office:value="7.4409">
            <text:p>7.4409</text:p>
          </table:table-cell>
          <table:table-cell office:value-type="float" office:value="7.221">
            <text:p>7.221</text:p>
          </table:table-cell>
        </table:table-row>
        <table:table-row table:style-name="ro1">
          <table:table-cell table:number-columns-repeated="2"/>
          <table:table-cell office:value-type="float" office:value="218">
            <text:p>218</text:p>
          </table:table-cell>
          <table:table-cell office:value-type="float" office:value="1">
            <text:p>1</text:p>
          </table:table-cell>
          <table:table-cell table:formula="of:=IF([.D221]=1;[.$D$1];[.$E$1])" office:value-type="string" office:string-value="Si">
            <text:p>Si</text:p>
          </table:table-cell>
          <table:table-cell office:value-type="float" office:value="12.308">
            <text:p>12.308</text:p>
          </table:table-cell>
          <table:table-cell office:value-type="float" office:value="10.275">
            <text:p>10.275</text:p>
          </table:table-cell>
          <table:table-cell office:value-type="float" office:value="13.372">
            <text:p>13.372</text:p>
          </table:table-cell>
        </table:table-row>
        <table:table-row table:style-name="ro1">
          <table:table-cell table:number-columns-repeated="2"/>
          <table:table-cell office:value-type="float" office:value="219">
            <text:p>219</text:p>
          </table:table-cell>
          <table:table-cell office:value-type="float" office:value="1">
            <text:p>1</text:p>
          </table:table-cell>
          <table:table-cell table:formula="of:=IF([.D222]=1;[.$D$1];[.$E$1])" office:value-type="string" office:string-value="Si">
            <text:p>Si</text:p>
          </table:table-cell>
          <table:table-cell office:value-type="float" office:value="11.659">
            <text:p>11.659</text:p>
          </table:table-cell>
          <table:table-cell office:value-type="float" office:value="2.9529">
            <text:p>2.9529</text:p>
          </table:table-cell>
          <table:table-cell office:value-type="float" office:value="12.016">
            <text:p>12.016</text:p>
          </table:table-cell>
        </table:table-row>
        <table:table-row table:style-name="ro1">
          <table:table-cell table:number-columns-repeated="2"/>
          <table:table-cell office:value-type="float" office:value="220">
            <text:p>220</text:p>
          </table:table-cell>
          <table:table-cell office:value-type="float" office:value="1">
            <text:p>1</text:p>
          </table:table-cell>
          <table:table-cell table:formula="of:=IF([.D223]=1;[.$D$1];[.$E$1])" office:value-type="string" office:string-value="Si">
            <text:p>Si</text:p>
          </table:table-cell>
          <table:table-cell office:value-type="float" office:value="14.891">
            <text:p>14.891</text:p>
          </table:table-cell>
          <table:table-cell office:value-type="float" office:value="5.2121">
            <text:p>5.2121</text:p>
          </table:table-cell>
          <table:table-cell office:value-type="float" office:value="13.058">
            <text:p>13.058</text:p>
          </table:table-cell>
        </table:table-row>
        <table:table-row table:style-name="ro1">
          <table:table-cell table:number-columns-repeated="2"/>
          <table:table-cell office:value-type="float" office:value="221">
            <text:p>221</text:p>
          </table:table-cell>
          <table:table-cell office:value-type="float" office:value="1">
            <text:p>1</text:p>
          </table:table-cell>
          <table:table-cell table:formula="of:=IF([.D224]=1;[.$D$1];[.$E$1])" office:value-type="string" office:string-value="Si">
            <text:p>Si</text:p>
          </table:table-cell>
          <table:table-cell office:value-type="float" office:value="7.2242">
            <text:p>7.2242</text:p>
          </table:table-cell>
          <table:table-cell office:value-type="float" office:value="10.668">
            <text:p>10.668</text:p>
          </table:table-cell>
          <table:table-cell office:value-type="float" office:value="3.1382">
            <text:p>3.1382</text:p>
          </table:table-cell>
        </table:table-row>
        <table:table-row table:style-name="ro1">
          <table:table-cell table:number-columns-repeated="2"/>
          <table:table-cell office:value-type="float" office:value="222">
            <text:p>222</text:p>
          </table:table-cell>
          <table:table-cell office:value-type="float" office:value="1">
            <text:p>1</text:p>
          </table:table-cell>
          <table:table-cell table:formula="of:=IF([.D225]=1;[.$D$1];[.$E$1])" office:value-type="string" office:string-value="Si">
            <text:p>Si</text:p>
          </table:table-cell>
          <table:table-cell office:value-type="float" office:value="1.4849">
            <text:p>1.4849</text:p>
          </table:table-cell>
          <table:table-cell office:value-type="float" office:value="9.8565">
            <text:p>9.8565</text:p>
          </table:table-cell>
          <table:table-cell office:value-type="float" office:value="1.6367">
            <text:p>1.6367</text:p>
          </table:table-cell>
        </table:table-row>
        <table:table-row table:style-name="ro1">
          <table:table-cell table:number-columns-repeated="2"/>
          <table:table-cell office:value-type="float" office:value="223">
            <text:p>223</text:p>
          </table:table-cell>
          <table:table-cell office:value-type="float" office:value="1">
            <text:p>1</text:p>
          </table:table-cell>
          <table:table-cell table:formula="of:=IF([.D226]=1;[.$D$1];[.$E$1])" office:value-type="string" office:string-value="Si">
            <text:p>Si</text:p>
          </table:table-cell>
          <table:table-cell office:value-type="float" office:value="12.98">
            <text:p>12.98</text:p>
          </table:table-cell>
          <table:table-cell office:value-type="float" office:value="1.3832">
            <text:p>1.3832</text:p>
          </table:table-cell>
          <table:table-cell office:value-type="float" office:value="14.053">
            <text:p>14.053</text:p>
          </table:table-cell>
        </table:table-row>
        <table:table-row table:style-name="ro1">
          <table:table-cell table:number-columns-repeated="2"/>
          <table:table-cell office:value-type="float" office:value="224">
            <text:p>224</text:p>
          </table:table-cell>
          <table:table-cell office:value-type="float" office:value="1">
            <text:p>1</text:p>
          </table:table-cell>
          <table:table-cell table:formula="of:=IF([.D227]=1;[.$D$1];[.$E$1])" office:value-type="string" office:string-value="Si">
            <text:p>Si</text:p>
          </table:table-cell>
          <table:table-cell office:value-type="float" office:value="7.339">
            <text:p>7.339</text:p>
          </table:table-cell>
          <table:table-cell office:value-type="float" office:value="3.4146">
            <text:p>3.4146</text:p>
          </table:table-cell>
          <table:table-cell office:value-type="float" office:value="4.0757">
            <text:p>4.0757</text:p>
          </table:table-cell>
        </table:table-row>
        <table:table-row table:style-name="ro1">
          <table:table-cell table:number-columns-repeated="2"/>
          <table:table-cell office:value-type="float" office:value="225">
            <text:p>225</text:p>
          </table:table-cell>
          <table:table-cell office:value-type="float" office:value="1">
            <text:p>1</text:p>
          </table:table-cell>
          <table:table-cell table:formula="of:=IF([.D228]=1;[.$D$1];[.$E$1])" office:value-type="string" office:string-value="Si">
            <text:p>Si</text:p>
          </table:table-cell>
          <table:table-cell office:value-type="float" office:value="12.879">
            <text:p>12.879</text:p>
          </table:table-cell>
          <table:table-cell office:value-type="float" office:value="15.241">
            <text:p>15.241</text:p>
          </table:table-cell>
          <table:table-cell office:value-type="float" office:value="0.87309">
            <text:p>0.87309</text:p>
          </table:table-cell>
        </table:table-row>
        <table:table-row table:style-name="ro1">
          <table:table-cell table:number-columns-repeated="2"/>
          <table:table-cell office:value-type="float" office:value="226">
            <text:p>226</text:p>
          </table:table-cell>
          <table:table-cell office:value-type="float" office:value="1">
            <text:p>1</text:p>
          </table:table-cell>
          <table:table-cell table:formula="of:=IF([.D229]=1;[.$D$1];[.$E$1])" office:value-type="string" office:string-value="Si">
            <text:p>Si</text:p>
          </table:table-cell>
          <table:table-cell office:value-type="float" office:value="8.3141">
            <text:p>8.3141</text:p>
          </table:table-cell>
          <table:table-cell office:value-type="float" office:value="3.0966">
            <text:p>3.0966</text:p>
          </table:table-cell>
          <table:table-cell office:value-type="float" office:value="0.064333">
            <text:p>0.064333</text:p>
          </table:table-cell>
        </table:table-row>
        <table:table-row table:style-name="ro1">
          <table:table-cell table:number-columns-repeated="2"/>
          <table:table-cell office:value-type="float" office:value="227">
            <text:p>227</text:p>
          </table:table-cell>
          <table:table-cell office:value-type="float" office:value="1">
            <text:p>1</text:p>
          </table:table-cell>
          <table:table-cell table:formula="of:=IF([.D230]=1;[.$D$1];[.$E$1])" office:value-type="string" office:string-value="Si">
            <text:p>Si</text:p>
          </table:table-cell>
          <table:table-cell office:value-type="float" office:value="13.803">
            <text:p>13.803</text:p>
          </table:table-cell>
          <table:table-cell office:value-type="float" office:value="8.0274">
            <text:p>8.0274</text:p>
          </table:table-cell>
          <table:table-cell office:value-type="float" office:value="12.12">
            <text:p>12.12</text:p>
          </table:table-cell>
        </table:table-row>
        <table:table-row table:style-name="ro1">
          <table:table-cell table:number-columns-repeated="2"/>
          <table:table-cell office:value-type="float" office:value="228">
            <text:p>228</text:p>
          </table:table-cell>
          <table:table-cell office:value-type="float" office:value="1">
            <text:p>1</text:p>
          </table:table-cell>
          <table:table-cell table:formula="of:=IF([.D231]=1;[.$D$1];[.$E$1])" office:value-type="string" office:string-value="Si">
            <text:p>Si</text:p>
          </table:table-cell>
          <table:table-cell office:value-type="float" office:value="15.854">
            <text:p>15.854</text:p>
          </table:table-cell>
          <table:table-cell office:value-type="float" office:value="11.491">
            <text:p>11.491</text:p>
          </table:table-cell>
          <table:table-cell office:value-type="float" office:value="15.496">
            <text:p>15.496</text:p>
          </table:table-cell>
        </table:table-row>
        <table:table-row table:style-name="ro1">
          <table:table-cell table:number-columns-repeated="2"/>
          <table:table-cell office:value-type="float" office:value="229">
            <text:p>229</text:p>
          </table:table-cell>
          <table:table-cell office:value-type="float" office:value="2">
            <text:p>2</text:p>
          </table:table-cell>
          <table:table-cell table:formula="of:=IF([.D232]=1;[.$D$1];[.$E$1])" office:value-type="string" office:string-value="O">
            <text:p>O</text:p>
          </table:table-cell>
          <table:table-cell office:value-type="float" office:value="8.659">
            <text:p>8.659</text:p>
          </table:table-cell>
          <table:table-cell office:value-type="float" office:value="11.546">
            <text:p>11.546</text:p>
          </table:table-cell>
          <table:table-cell office:value-type="float" office:value="11.899">
            <text:p>11.899</text:p>
          </table:table-cell>
        </table:table-row>
        <table:table-row table:style-name="ro1">
          <table:table-cell table:number-columns-repeated="2"/>
          <table:table-cell office:value-type="float" office:value="230">
            <text:p>230</text:p>
          </table:table-cell>
          <table:table-cell office:value-type="float" office:value="2">
            <text:p>2</text:p>
          </table:table-cell>
          <table:table-cell table:formula="of:=IF([.D233]=1;[.$D$1];[.$E$1])" office:value-type="string" office:string-value="O">
            <text:p>O</text:p>
          </table:table-cell>
          <table:table-cell office:value-type="float" office:value="10.221">
            <text:p>10.221</text:p>
          </table:table-cell>
          <table:table-cell office:value-type="float" office:value="6.7431">
            <text:p>6.7431</text:p>
          </table:table-cell>
          <table:table-cell office:value-type="float" office:value="5.9615">
            <text:p>5.9615</text:p>
          </table:table-cell>
        </table:table-row>
        <table:table-row table:style-name="ro1">
          <table:table-cell table:number-columns-repeated="2"/>
          <table:table-cell office:value-type="float" office:value="231">
            <text:p>231</text:p>
          </table:table-cell>
          <table:table-cell office:value-type="float" office:value="2">
            <text:p>2</text:p>
          </table:table-cell>
          <table:table-cell table:formula="of:=IF([.D234]=1;[.$D$1];[.$E$1])" office:value-type="string" office:string-value="O">
            <text:p>O</text:p>
          </table:table-cell>
          <table:table-cell office:value-type="float" office:value="14.057">
            <text:p>14.057</text:p>
          </table:table-cell>
          <table:table-cell office:value-type="float" office:value="1.9348">
            <text:p>1.9348</text:p>
          </table:table-cell>
          <table:table-cell office:value-type="float" office:value="8.8541">
            <text:p>8.8541</text:p>
          </table:table-cell>
        </table:table-row>
        <table:table-row table:style-name="ro1">
          <table:table-cell table:number-columns-repeated="2"/>
          <table:table-cell office:value-type="float" office:value="232">
            <text:p>232</text:p>
          </table:table-cell>
          <table:table-cell office:value-type="float" office:value="2">
            <text:p>2</text:p>
          </table:table-cell>
          <table:table-cell table:formula="of:=IF([.D235]=1;[.$D$1];[.$E$1])" office:value-type="string" office:string-value="O">
            <text:p>O</text:p>
          </table:table-cell>
          <table:table-cell office:value-type="float" office:value="12.376">
            <text:p>12.376</text:p>
          </table:table-cell>
          <table:table-cell office:value-type="float" office:value="11.772">
            <text:p>11.772</text:p>
          </table:table-cell>
          <table:table-cell office:value-type="float" office:value="1.4947">
            <text:p>1.4947</text:p>
          </table:table-cell>
        </table:table-row>
        <table:table-row table:style-name="ro1">
          <table:table-cell table:number-columns-repeated="2"/>
          <table:table-cell office:value-type="float" office:value="233">
            <text:p>233</text:p>
          </table:table-cell>
          <table:table-cell office:value-type="float" office:value="2">
            <text:p>2</text:p>
          </table:table-cell>
          <table:table-cell table:formula="of:=IF([.D236]=1;[.$D$1];[.$E$1])" office:value-type="string" office:string-value="O">
            <text:p>O</text:p>
          </table:table-cell>
          <table:table-cell office:value-type="float" office:value="11.963">
            <text:p>11.963</text:p>
          </table:table-cell>
          <table:table-cell office:value-type="float" office:value="5.7121">
            <text:p>5.7121</text:p>
          </table:table-cell>
          <table:table-cell office:value-type="float" office:value="4.4355">
            <text:p>4.4355</text:p>
          </table:table-cell>
        </table:table-row>
        <table:table-row table:style-name="ro1">
          <table:table-cell table:number-columns-repeated="2"/>
          <table:table-cell office:value-type="float" office:value="234">
            <text:p>234</text:p>
          </table:table-cell>
          <table:table-cell office:value-type="float" office:value="2">
            <text:p>2</text:p>
          </table:table-cell>
          <table:table-cell table:formula="of:=IF([.D237]=1;[.$D$1];[.$E$1])" office:value-type="string" office:string-value="O">
            <text:p>O</text:p>
          </table:table-cell>
          <table:table-cell office:value-type="float" office:value="12.461">
            <text:p>12.461</text:p>
          </table:table-cell>
          <table:table-cell office:value-type="float" office:value="2.5785">
            <text:p>2.5785</text:p>
          </table:table-cell>
          <table:table-cell office:value-type="float" office:value="14.987">
            <text:p>14.987</text:p>
          </table:table-cell>
        </table:table-row>
        <table:table-row table:style-name="ro1">
          <table:table-cell table:number-columns-repeated="2"/>
          <table:table-cell office:value-type="float" office:value="235">
            <text:p>235</text:p>
          </table:table-cell>
          <table:table-cell office:value-type="float" office:value="2">
            <text:p>2</text:p>
          </table:table-cell>
          <table:table-cell table:formula="of:=IF([.D238]=1;[.$D$1];[.$E$1])" office:value-type="string" office:string-value="O">
            <text:p>O</text:p>
          </table:table-cell>
          <table:table-cell office:value-type="float" office:value="10.444">
            <text:p>10.444</text:p>
          </table:table-cell>
          <table:table-cell office:value-type="float" office:value="0.44736">
            <text:p>0.44736</text:p>
          </table:table-cell>
          <table:table-cell office:value-type="float" office:value="7.4934">
            <text:p>7.4934</text:p>
          </table:table-cell>
        </table:table-row>
        <table:table-row table:style-name="ro1">
          <table:table-cell table:number-columns-repeated="2"/>
          <table:table-cell office:value-type="float" office:value="236">
            <text:p>236</text:p>
          </table:table-cell>
          <table:table-cell office:value-type="float" office:value="2">
            <text:p>2</text:p>
          </table:table-cell>
          <table:table-cell table:formula="of:=IF([.D239]=1;[.$D$1];[.$E$1])" office:value-type="string" office:string-value="O">
            <text:p>O</text:p>
          </table:table-cell>
          <table:table-cell office:value-type="float" office:value="13.536">
            <text:p>13.536</text:p>
          </table:table-cell>
          <table:table-cell office:value-type="float" office:value="15.461">
            <text:p>15.461</text:p>
          </table:table-cell>
          <table:table-cell office:value-type="float" office:value="7.9404">
            <text:p>7.9404</text:p>
          </table:table-cell>
        </table:table-row>
        <table:table-row table:style-name="ro1">
          <table:table-cell table:number-columns-repeated="2"/>
          <table:table-cell office:value-type="float" office:value="237">
            <text:p>237</text:p>
          </table:table-cell>
          <table:table-cell office:value-type="float" office:value="2">
            <text:p>2</text:p>
          </table:table-cell>
          <table:table-cell table:formula="of:=IF([.D240]=1;[.$D$1];[.$E$1])" office:value-type="string" office:string-value="O">
            <text:p>O</text:p>
          </table:table-cell>
          <table:table-cell office:value-type="float" office:value="7.955">
            <text:p>7.955</text:p>
          </table:table-cell>
          <table:table-cell office:value-type="float" office:value="4.7127">
            <text:p>4.7127</text:p>
          </table:table-cell>
          <table:table-cell office:value-type="float" office:value="3.397">
            <text:p>3.397</text:p>
          </table:table-cell>
        </table:table-row>
        <table:table-row table:style-name="ro1">
          <table:table-cell table:number-columns-repeated="2"/>
          <table:table-cell office:value-type="float" office:value="238">
            <text:p>238</text:p>
          </table:table-cell>
          <table:table-cell office:value-type="float" office:value="2">
            <text:p>2</text:p>
          </table:table-cell>
          <table:table-cell table:formula="of:=IF([.D241]=1;[.$D$1];[.$E$1])" office:value-type="string" office:string-value="O">
            <text:p>O</text:p>
          </table:table-cell>
          <table:table-cell office:value-type="float" office:value="1.8788">
            <text:p>1.8788</text:p>
          </table:table-cell>
          <table:table-cell office:value-type="float" office:value="3.3879">
            <text:p>3.3879</text:p>
          </table:table-cell>
          <table:table-cell office:value-type="float" office:value="0.21689">
            <text:p>0.21689</text:p>
          </table:table-cell>
        </table:table-row>
        <table:table-row table:style-name="ro1">
          <table:table-cell table:number-columns-repeated="2"/>
          <table:table-cell office:value-type="float" office:value="239">
            <text:p>239</text:p>
          </table:table-cell>
          <table:table-cell office:value-type="float" office:value="2">
            <text:p>2</text:p>
          </table:table-cell>
          <table:table-cell table:formula="of:=IF([.D242]=1;[.$D$1];[.$E$1])" office:value-type="string" office:string-value="O">
            <text:p>O</text:p>
          </table:table-cell>
          <table:table-cell office:value-type="float" office:value="15.677">
            <text:p>15.677</text:p>
          </table:table-cell>
          <table:table-cell office:value-type="float" office:value="6.3084">
            <text:p>6.3084</text:p>
          </table:table-cell>
          <table:table-cell office:value-type="float" office:value="0.44521">
            <text:p>0.44521</text:p>
          </table:table-cell>
        </table:table-row>
        <table:table-row table:style-name="ro1">
          <table:table-cell table:number-columns-repeated="2"/>
          <table:table-cell office:value-type="float" office:value="240">
            <text:p>240</text:p>
          </table:table-cell>
          <table:table-cell office:value-type="float" office:value="2">
            <text:p>2</text:p>
          </table:table-cell>
          <table:table-cell table:formula="of:=IF([.D243]=1;[.$D$1];[.$E$1])" office:value-type="string" office:string-value="O">
            <text:p>O</text:p>
          </table:table-cell>
          <table:table-cell office:value-type="float" office:value="12.487">
            <text:p>12.487</text:p>
          </table:table-cell>
          <table:table-cell office:value-type="float" office:value="10.987">
            <text:p>10.987</text:p>
          </table:table-cell>
          <table:table-cell office:value-type="float" office:value="14.798">
            <text:p>14.798</text:p>
          </table:table-cell>
        </table:table-row>
        <table:table-row table:style-name="ro1">
          <table:table-cell table:number-columns-repeated="2"/>
          <table:table-cell office:value-type="float" office:value="241">
            <text:p>241</text:p>
          </table:table-cell>
          <table:table-cell office:value-type="float" office:value="2">
            <text:p>2</text:p>
          </table:table-cell>
          <table:table-cell table:formula="of:=IF([.D244]=1;[.$D$1];[.$E$1])" office:value-type="string" office:string-value="O">
            <text:p>O</text:p>
          </table:table-cell>
          <table:table-cell office:value-type="float" office:value="3.6271">
            <text:p>3.6271</text:p>
          </table:table-cell>
          <table:table-cell office:value-type="float" office:value="4.2575">
            <text:p>4.2575</text:p>
          </table:table-cell>
          <table:table-cell office:value-type="float" office:value="14.108">
            <text:p>14.108</text:p>
          </table:table-cell>
        </table:table-row>
        <table:table-row table:style-name="ro1">
          <table:table-cell table:number-columns-repeated="2"/>
          <table:table-cell office:value-type="float" office:value="242">
            <text:p>242</text:p>
          </table:table-cell>
          <table:table-cell office:value-type="float" office:value="2">
            <text:p>2</text:p>
          </table:table-cell>
          <table:table-cell table:formula="of:=IF([.D245]=1;[.$D$1];[.$E$1])" office:value-type="string" office:string-value="O">
            <text:p>O</text:p>
          </table:table-cell>
          <table:table-cell office:value-type="float" office:value="10.579">
            <text:p>10.579</text:p>
          </table:table-cell>
          <table:table-cell office:value-type="float" office:value="14.599">
            <text:p>14.599</text:p>
          </table:table-cell>
          <table:table-cell office:value-type="float" office:value="9.3582">
            <text:p>9.3582</text:p>
          </table:table-cell>
        </table:table-row>
        <table:table-row table:style-name="ro1">
          <table:table-cell table:number-columns-repeated="2"/>
          <table:table-cell office:value-type="float" office:value="243">
            <text:p>243</text:p>
          </table:table-cell>
          <table:table-cell office:value-type="float" office:value="2">
            <text:p>2</text:p>
          </table:table-cell>
          <table:table-cell table:formula="of:=IF([.D246]=1;[.$D$1];[.$E$1])" office:value-type="string" office:string-value="O">
            <text:p>O</text:p>
          </table:table-cell>
          <table:table-cell office:value-type="float" office:value="8.9772">
            <text:p>8.9772</text:p>
          </table:table-cell>
          <table:table-cell office:value-type="float" office:value="10.284">
            <text:p>10.284</text:p>
          </table:table-cell>
          <table:table-cell office:value-type="float" office:value="9.0228">
            <text:p>9.0228</text:p>
          </table:table-cell>
        </table:table-row>
        <table:table-row table:style-name="ro1">
          <table:table-cell table:number-columns-repeated="2"/>
          <table:table-cell office:value-type="float" office:value="244">
            <text:p>244</text:p>
          </table:table-cell>
          <table:table-cell office:value-type="float" office:value="2">
            <text:p>2</text:p>
          </table:table-cell>
          <table:table-cell table:formula="of:=IF([.D247]=1;[.$D$1];[.$E$1])" office:value-type="string" office:string-value="O">
            <text:p>O</text:p>
          </table:table-cell>
          <table:table-cell office:value-type="float" office:value="0.10794">
            <text:p>0.10794</text:p>
          </table:table-cell>
          <table:table-cell office:value-type="float" office:value="5.8514">
            <text:p>5.8514</text:p>
          </table:table-cell>
          <table:table-cell office:value-type="float" office:value="13.929">
            <text:p>13.929</text:p>
          </table:table-cell>
        </table:table-row>
        <table:table-row table:style-name="ro1">
          <table:table-cell table:number-columns-repeated="2"/>
          <table:table-cell office:value-type="float" office:value="245">
            <text:p>245</text:p>
          </table:table-cell>
          <table:table-cell office:value-type="float" office:value="2">
            <text:p>2</text:p>
          </table:table-cell>
          <table:table-cell table:formula="of:=IF([.D248]=1;[.$D$1];[.$E$1])" office:value-type="string" office:string-value="O">
            <text:p>O</text:p>
          </table:table-cell>
          <table:table-cell office:value-type="float" office:value="12.96">
            <text:p>12.96</text:p>
          </table:table-cell>
          <table:table-cell office:value-type="float" office:value="14.367">
            <text:p>14.367</text:p>
          </table:table-cell>
          <table:table-cell office:value-type="float" office:value="15.499">
            <text:p>15.499</text:p>
          </table:table-cell>
        </table:table-row>
        <table:table-row table:style-name="ro1">
          <table:table-cell table:number-columns-repeated="2"/>
          <table:table-cell office:value-type="float" office:value="246">
            <text:p>246</text:p>
          </table:table-cell>
          <table:table-cell office:value-type="float" office:value="2">
            <text:p>2</text:p>
          </table:table-cell>
          <table:table-cell table:formula="of:=IF([.D249]=1;[.$D$1];[.$E$1])" office:value-type="string" office:string-value="O">
            <text:p>O</text:p>
          </table:table-cell>
          <table:table-cell office:value-type="float" office:value="1.8517">
            <text:p>1.8517</text:p>
          </table:table-cell>
          <table:table-cell office:value-type="float" office:value="15.323">
            <text:p>15.323</text:p>
          </table:table-cell>
          <table:table-cell office:value-type="float" office:value="8.3628">
            <text:p>8.3628</text:p>
          </table:table-cell>
        </table:table-row>
        <table:table-row table:style-name="ro1">
          <table:table-cell table:number-columns-repeated="2"/>
          <table:table-cell office:value-type="float" office:value="247">
            <text:p>247</text:p>
          </table:table-cell>
          <table:table-cell office:value-type="float" office:value="2">
            <text:p>2</text:p>
          </table:table-cell>
          <table:table-cell table:formula="of:=IF([.D250]=1;[.$D$1];[.$E$1])" office:value-type="string" office:string-value="O">
            <text:p>O</text:p>
          </table:table-cell>
          <table:table-cell office:value-type="float" office:value="12.5">
            <text:p>12.5</text:p>
          </table:table-cell>
          <table:table-cell office:value-type="float" office:value="1.31">
            <text:p>1.31</text:p>
          </table:table-cell>
          <table:table-cell office:value-type="float" office:value="5.7292">
            <text:p>5.7292</text:p>
          </table:table-cell>
        </table:table-row>
        <table:table-row table:style-name="ro1">
          <table:table-cell table:number-columns-repeated="2"/>
          <table:table-cell office:value-type="float" office:value="248">
            <text:p>248</text:p>
          </table:table-cell>
          <table:table-cell office:value-type="float" office:value="2">
            <text:p>2</text:p>
          </table:table-cell>
          <table:table-cell table:formula="of:=IF([.D251]=1;[.$D$1];[.$E$1])" office:value-type="string" office:string-value="O">
            <text:p>O</text:p>
          </table:table-cell>
          <table:table-cell office:value-type="float" office:value="0">
            <text:p>0</text:p>
          </table:table-cell>
          <table:table-cell office:value-type="float" office:value="11.432">
            <text:p>11.432</text:p>
          </table:table-cell>
          <table:table-cell office:value-type="float" office:value="7.792">
            <text:p>7.792</text:p>
          </table:table-cell>
        </table:table-row>
        <table:table-row table:style-name="ro1">
          <table:table-cell table:number-columns-repeated="2"/>
          <table:table-cell office:value-type="float" office:value="249">
            <text:p>249</text:p>
          </table:table-cell>
          <table:table-cell office:value-type="float" office:value="2">
            <text:p>2</text:p>
          </table:table-cell>
          <table:table-cell table:formula="of:=IF([.D252]=1;[.$D$1];[.$E$1])" office:value-type="string" office:string-value="O">
            <text:p>O</text:p>
          </table:table-cell>
          <table:table-cell office:value-type="float" office:value="10.891">
            <text:p>10.891</text:p>
          </table:table-cell>
          <table:table-cell office:value-type="float" office:value="1.9287">
            <text:p>1.9287</text:p>
          </table:table-cell>
          <table:table-cell office:value-type="float" office:value="2.7204">
            <text:p>2.7204</text:p>
          </table:table-cell>
        </table:table-row>
        <table:table-row table:style-name="ro1">
          <table:table-cell table:number-columns-repeated="2"/>
          <table:table-cell office:value-type="float" office:value="250">
            <text:p>250</text:p>
          </table:table-cell>
          <table:table-cell office:value-type="float" office:value="2">
            <text:p>2</text:p>
          </table:table-cell>
          <table:table-cell table:formula="of:=IF([.D253]=1;[.$D$1];[.$E$1])" office:value-type="string" office:string-value="O">
            <text:p>O</text:p>
          </table:table-cell>
          <table:table-cell office:value-type="float" office:value="4.1884">
            <text:p>4.1884</text:p>
          </table:table-cell>
          <table:table-cell office:value-type="float" office:value="9.0566">
            <text:p>9.0566</text:p>
          </table:table-cell>
          <table:table-cell office:value-type="float" office:value="12.226">
            <text:p>12.226</text:p>
          </table:table-cell>
        </table:table-row>
        <table:table-row table:style-name="ro1">
          <table:table-cell table:number-columns-repeated="2"/>
          <table:table-cell office:value-type="float" office:value="251">
            <text:p>251</text:p>
          </table:table-cell>
          <table:table-cell office:value-type="float" office:value="2">
            <text:p>2</text:p>
          </table:table-cell>
          <table:table-cell table:formula="of:=IF([.D254]=1;[.$D$1];[.$E$1])" office:value-type="string" office:string-value="O">
            <text:p>O</text:p>
          </table:table-cell>
          <table:table-cell office:value-type="float" office:value="12.124">
            <text:p>12.124</text:p>
          </table:table-cell>
          <table:table-cell office:value-type="float" office:value="3.8455">
            <text:p>3.8455</text:p>
          </table:table-cell>
          <table:table-cell office:value-type="float" office:value="10.8">
            <text:p>10.8</text:p>
          </table:table-cell>
        </table:table-row>
        <table:table-row table:style-name="ro1">
          <table:table-cell table:number-columns-repeated="2"/>
          <table:table-cell office:value-type="float" office:value="252">
            <text:p>252</text:p>
          </table:table-cell>
          <table:table-cell office:value-type="float" office:value="2">
            <text:p>2</text:p>
          </table:table-cell>
          <table:table-cell table:formula="of:=IF([.D255]=1;[.$D$1];[.$E$1])" office:value-type="string" office:string-value="O">
            <text:p>O</text:p>
          </table:table-cell>
          <table:table-cell office:value-type="float" office:value="2.3466">
            <text:p>2.3466</text:p>
          </table:table-cell>
          <table:table-cell office:value-type="float" office:value="2.5488">
            <text:p>2.5488</text:p>
          </table:table-cell>
          <table:table-cell office:value-type="float" office:value="2.5753">
            <text:p>2.5753</text:p>
          </table:table-cell>
        </table:table-row>
        <table:table-row table:style-name="ro1">
          <table:table-cell table:number-columns-repeated="2"/>
          <table:table-cell office:value-type="float" office:value="253">
            <text:p>253</text:p>
          </table:table-cell>
          <table:table-cell office:value-type="float" office:value="1">
            <text:p>1</text:p>
          </table:table-cell>
          <table:table-cell table:formula="of:=IF([.D256]=1;[.$D$1];[.$E$1])" office:value-type="string" office:string-value="Si">
            <text:p>Si</text:p>
          </table:table-cell>
          <table:table-cell office:value-type="float" office:value="11.266">
            <text:p>11.266</text:p>
          </table:table-cell>
          <table:table-cell office:value-type="float" office:value="0.3091">
            <text:p>0.3091</text:p>
          </table:table-cell>
          <table:table-cell office:value-type="float" office:value="6.0966">
            <text:p>6.0966</text:p>
          </table:table-cell>
        </table:table-row>
        <table:table-row table:style-name="ro1">
          <table:table-cell table:number-columns-repeated="2"/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table:formula="of:=IF([.D257]=1;[.$D$1];[.$E$1])" office:value-type="string" office:string-value="Si">
            <text:p>Si</text:p>
          </table:table-cell>
          <table:table-cell office:value-type="float" office:value="7.3722">
            <text:p>7.3722</text:p>
          </table:table-cell>
          <table:table-cell office:value-type="float" office:value="11.607">
            <text:p>11.607</text:p>
          </table:table-cell>
          <table:table-cell office:value-type="float" office:value="10.957">
            <text:p>10.957</text:p>
          </table:table-cell>
        </table:table-row>
        <table:table-row table:style-name="ro1">
          <table:table-cell table:number-columns-repeated="2"/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table:formula="of:=IF([.D258]=1;[.$D$1];[.$E$1])" office:value-type="string" office:string-value="Si">
            <text:p>Si</text:p>
          </table:table-cell>
          <table:table-cell office:value-type="float" office:value="10.434">
            <text:p>10.434</text:p>
          </table:table-cell>
          <table:table-cell office:value-type="float" office:value="1.1554">
            <text:p>1.1554</text:p>
          </table:table-cell>
          <table:table-cell office:value-type="float" office:value="1.3781">
            <text:p>1.3781</text:p>
          </table:table-cell>
        </table:table-row>
        <table:table-row table:style-name="ro1">
          <table:table-cell table:number-columns-repeated="2"/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table:formula="of:=IF([.D259]=1;[.$D$1];[.$E$1])" office:value-type="string" office:string-value="Si">
            <text:p>Si</text:p>
          </table:table-cell>
          <table:table-cell office:value-type="float" office:value="14.242">
            <text:p>14.242</text:p>
          </table:table-cell>
          <table:table-cell office:value-type="float" office:value="11.986">
            <text:p>11.986</text:p>
          </table:table-cell>
          <table:table-cell office:value-type="float" office:value="5.1086">
            <text:p>5.1086</text:p>
          </table:table-cell>
        </table:table-row>
        <table:table-row table:style-name="ro1">
          <table:table-cell table:number-columns-repeated="2"/>
          <table:table-cell office:value-type="float" office:value="257">
            <text:p>257</text:p>
          </table:table-cell>
          <table:table-cell office:value-type="float" office:value="1">
            <text:p>1</text:p>
          </table:table-cell>
          <table:table-cell table:formula="of:=IF([.D260]=1;[.$D$1];[.$E$1])" office:value-type="string" office:string-value="Si">
            <text:p>Si</text:p>
          </table:table-cell>
          <table:table-cell office:value-type="float" office:value="15.101">
            <text:p>15.101</text:p>
          </table:table-cell>
          <table:table-cell office:value-type="float" office:value="0.71496">
            <text:p>0.71496</text:p>
          </table:table-cell>
          <table:table-cell office:value-type="float" office:value="2.3818">
            <text:p>2.3818</text:p>
          </table:table-cell>
        </table:table-row>
        <table:table-row table:style-name="ro1">
          <table:table-cell table:number-columns-repeated="2"/>
          <table:table-cell office:value-type="float" office:value="258">
            <text:p>258</text:p>
          </table:table-cell>
          <table:table-cell office:value-type="float" office:value="1">
            <text:p>1</text:p>
          </table:table-cell>
          <table:table-cell table:formula="of:=IF([.D261]=1;[.$D$1];[.$E$1])" office:value-type="string" office:string-value="Si">
            <text:p>Si</text:p>
          </table:table-cell>
          <table:table-cell office:value-type="float" office:value="13.452">
            <text:p>13.452</text:p>
          </table:table-cell>
          <table:table-cell office:value-type="float" office:value="9.0548">
            <text:p>9.0548</text:p>
          </table:table-cell>
          <table:table-cell office:value-type="float" office:value="4.7073">
            <text:p>4.7073</text:p>
          </table:table-cell>
        </table:table-row>
        <table:table-row table:style-name="ro1">
          <table:table-cell table:number-columns-repeated="2"/>
          <table:table-cell office:value-type="float" office:value="259">
            <text:p>259</text:p>
          </table:table-cell>
          <table:table-cell office:value-type="float" office:value="1">
            <text:p>1</text:p>
          </table:table-cell>
          <table:table-cell table:formula="of:=IF([.D262]=1;[.$D$1];[.$E$1])" office:value-type="string" office:string-value="Si">
            <text:p>Si</text:p>
          </table:table-cell>
          <table:table-cell office:value-type="float" office:value="12.867">
            <text:p>12.867</text:p>
          </table:table-cell>
          <table:table-cell office:value-type="float" office:value="12.64">
            <text:p>12.64</text:p>
          </table:table-cell>
          <table:table-cell office:value-type="float" office:value="11.695">
            <text:p>11.695</text:p>
          </table:table-cell>
        </table:table-row>
        <table:table-row table:style-name="ro1">
          <table:table-cell table:number-columns-repeated="2"/>
          <table:table-cell office:value-type="float" office:value="260">
            <text:p>260</text:p>
          </table:table-cell>
          <table:table-cell office:value-type="float" office:value="1">
            <text:p>1</text:p>
          </table:table-cell>
          <table:table-cell table:formula="of:=IF([.D263]=1;[.$D$1];[.$E$1])" office:value-type="string" office:string-value="Si">
            <text:p>Si</text:p>
          </table:table-cell>
          <table:table-cell office:value-type="float" office:value="15.848">
            <text:p>15.848</text:p>
          </table:table-cell>
          <table:table-cell office:value-type="float" office:value="0.43687">
            <text:p>0.43687</text:p>
          </table:table-cell>
          <table:table-cell office:value-type="float" office:value="13.797">
            <text:p>13.797</text:p>
          </table:table-cell>
        </table:table-row>
        <table:table-row table:style-name="ro1">
          <table:table-cell table:number-columns-repeated="2"/>
          <table:table-cell office:value-type="float" office:value="261">
            <text:p>261</text:p>
          </table:table-cell>
          <table:table-cell office:value-type="float" office:value="1">
            <text:p>1</text:p>
          </table:table-cell>
          <table:table-cell table:formula="of:=IF([.D264]=1;[.$D$1];[.$E$1])" office:value-type="string" office:string-value="Si">
            <text:p>Si</text:p>
          </table:table-cell>
          <table:table-cell office:value-type="float" office:value="13.09">
            <text:p>13.09</text:p>
          </table:table-cell>
          <table:table-cell office:value-type="float" office:value="14.158">
            <text:p>14.158</text:p>
          </table:table-cell>
          <table:table-cell office:value-type="float" office:value="7.0568">
            <text:p>7.0568</text:p>
          </table:table-cell>
        </table:table-row>
        <table:table-row table:style-name="ro1">
          <table:table-cell table:number-columns-repeated="2"/>
          <table:table-cell office:value-type="float" office:value="262">
            <text:p>262</text:p>
          </table:table-cell>
          <table:table-cell office:value-type="float" office:value="1">
            <text:p>1</text:p>
          </table:table-cell>
          <table:table-cell table:formula="of:=IF([.D265]=1;[.$D$1];[.$E$1])" office:value-type="string" office:string-value="Si">
            <text:p>Si</text:p>
          </table:table-cell>
          <table:table-cell office:value-type="float" office:value="1.4849">
            <text:p>1.4849</text:p>
          </table:table-cell>
          <table:table-cell office:value-type="float" office:value="15.124">
            <text:p>15.124</text:p>
          </table:table-cell>
          <table:table-cell office:value-type="float" office:value="6.8031">
            <text:p>6.8031</text:p>
          </table:table-cell>
        </table:table-row>
        <table:table-row table:style-name="ro1">
          <table:table-cell table:number-columns-repeated="2"/>
          <table:table-cell office:value-type="float" office:value="263">
            <text:p>263</text:p>
          </table:table-cell>
          <table:table-cell office:value-type="float" office:value="1">
            <text:p>1</text:p>
          </table:table-cell>
          <table:table-cell table:formula="of:=IF([.D266]=1;[.$D$1];[.$E$1])" office:value-type="string" office:string-value="Si">
            <text:p>Si</text:p>
          </table:table-cell>
          <table:table-cell office:value-type="float" office:value="6.2701">
            <text:p>6.2701</text:p>
          </table:table-cell>
          <table:table-cell office:value-type="float" office:value="8.8658">
            <text:p>8.8658</text:p>
          </table:table-cell>
          <table:table-cell office:value-type="float" office:value="9.8852">
            <text:p>9.8852</text:p>
          </table:table-cell>
        </table:table-row>
        <table:table-row table:style-name="ro1">
          <table:table-cell table:number-columns-repeated="2"/>
          <table:table-cell office:value-type="float" office:value="264">
            <text:p>264</text:p>
          </table:table-cell>
          <table:table-cell office:value-type="float" office:value="1">
            <text:p>1</text:p>
          </table:table-cell>
          <table:table-cell table:formula="of:=IF([.D267]=1;[.$D$1];[.$E$1])" office:value-type="string" office:string-value="Si">
            <text:p>Si</text:p>
          </table:table-cell>
          <table:table-cell office:value-type="float" office:value="3.2826">
            <text:p>3.2826</text:p>
          </table:table-cell>
          <table:table-cell office:value-type="float" office:value="7.8805">
            <text:p>7.880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265">
            <text:p>265</text:p>
          </table:table-cell>
          <table:table-cell office:value-type="float" office:value="2">
            <text:p>2</text:p>
          </table:table-cell>
          <table:table-cell table:formula="of:=IF([.D268]=1;[.$D$1];[.$E$1])" office:value-type="string" office:string-value="O">
            <text:p>O</text:p>
          </table:table-cell>
          <table:table-cell office:value-type="float" office:value="15.833">
            <text:p>15.833</text:p>
          </table:table-cell>
          <table:table-cell office:value-type="float" office:value="11.754">
            <text:p>11.754</text:p>
          </table:table-cell>
          <table:table-cell office:value-type="float" office:value="5.2506">
            <text:p>5.2506</text:p>
          </table:table-cell>
        </table:table-row>
        <table:table-row table:style-name="ro1">
          <table:table-cell table:number-columns-repeated="2"/>
          <table:table-cell office:value-type="float" office:value="266">
            <text:p>266</text:p>
          </table:table-cell>
          <table:table-cell office:value-type="float" office:value="2">
            <text:p>2</text:p>
          </table:table-cell>
          <table:table-cell table:formula="of:=IF([.D269]=1;[.$D$1];[.$E$1])" office:value-type="string" office:string-value="O">
            <text:p>O</text:p>
          </table:table-cell>
          <table:table-cell office:value-type="float" office:value="4.5146">
            <text:p>4.5146</text:p>
          </table:table-cell>
          <table:table-cell office:value-type="float" office:value="6.4262">
            <text:p>6.4262</text:p>
          </table:table-cell>
          <table:table-cell office:value-type="float" office:value="12.882">
            <text:p>12.882</text:p>
          </table:table-cell>
        </table:table-row>
        <table:table-row table:style-name="ro1">
          <table:table-cell table:number-columns-repeated="2"/>
          <table:table-cell office:value-type="float" office:value="267">
            <text:p>267</text:p>
          </table:table-cell>
          <table:table-cell office:value-type="float" office:value="2">
            <text:p>2</text:p>
          </table:table-cell>
          <table:table-cell table:formula="of:=IF([.D270]=1;[.$D$1];[.$E$1])" office:value-type="string" office:string-value="O">
            <text:p>O</text:p>
          </table:table-cell>
          <table:table-cell office:value-type="float" office:value="6.1867">
            <text:p>6.1867</text:p>
          </table:table-cell>
          <table:table-cell office:value-type="float" office:value="11.575">
            <text:p>11.575</text:p>
          </table:table-cell>
          <table:table-cell office:value-type="float" office:value="2.3194">
            <text:p>2.3194</text:p>
          </table:table-cell>
        </table:table-row>
        <table:table-row table:style-name="ro1">
          <table:table-cell table:number-columns-repeated="2"/>
          <table:table-cell office:value-type="float" office:value="268">
            <text:p>268</text:p>
          </table:table-cell>
          <table:table-cell office:value-type="float" office:value="2">
            <text:p>2</text:p>
          </table:table-cell>
          <table:table-cell table:formula="of:=IF([.D271]=1;[.$D$1];[.$E$1])" office:value-type="string" office:string-value="O">
            <text:p>O</text:p>
          </table:table-cell>
          <table:table-cell office:value-type="float" office:value="10.754">
            <text:p>10.754</text:p>
          </table:table-cell>
          <table:table-cell office:value-type="float" office:value="10.436">
            <text:p>10.436</text:p>
          </table:table-cell>
          <table:table-cell office:value-type="float" office:value="13.07">
            <text:p>13.07</text:p>
          </table:table-cell>
        </table:table-row>
        <table:table-row table:style-name="ro1">
          <table:table-cell table:number-columns-repeated="2"/>
          <table:table-cell office:value-type="float" office:value="269">
            <text:p>269</text:p>
          </table:table-cell>
          <table:table-cell office:value-type="float" office:value="2">
            <text:p>2</text:p>
          </table:table-cell>
          <table:table-cell table:formula="of:=IF([.D272]=1;[.$D$1];[.$E$1])" office:value-type="string" office:string-value="O">
            <text:p>O</text:p>
          </table:table-cell>
          <table:table-cell office:value-type="float" office:value="11.618">
            <text:p>11.618</text:p>
          </table:table-cell>
          <table:table-cell office:value-type="float" office:value="0.27686">
            <text:p>0.27686</text:p>
          </table:table-cell>
          <table:table-cell office:value-type="float" office:value="0.77512">
            <text:p>0.77512</text:p>
          </table:table-cell>
        </table:table-row>
        <table:table-row table:style-name="ro1">
          <table:table-cell table:number-columns-repeated="2"/>
          <table:table-cell office:value-type="float" office:value="270">
            <text:p>270</text:p>
          </table:table-cell>
          <table:table-cell office:value-type="float" office:value="2">
            <text:p>2</text:p>
          </table:table-cell>
          <table:table-cell table:formula="of:=IF([.D273]=1;[.$D$1];[.$E$1])" office:value-type="string" office:string-value="O">
            <text:p>O</text:p>
          </table:table-cell>
          <table:table-cell office:value-type="float" office:value="2.875">
            <text:p>2.875</text:p>
          </table:table-cell>
          <table:table-cell office:value-type="float" office:value="15.585">
            <text:p>15.585</text:p>
          </table:table-cell>
          <table:table-cell office:value-type="float" office:value="10.85">
            <text:p>10.85</text:p>
          </table:table-cell>
        </table:table-row>
        <table:table-row table:style-name="ro1">
          <table:table-cell table:number-columns-repeated="2"/>
          <table:table-cell office:value-type="float" office:value="271">
            <text:p>271</text:p>
          </table:table-cell>
          <table:table-cell office:value-type="float" office:value="2">
            <text:p>2</text:p>
          </table:table-cell>
          <table:table-cell table:formula="of:=IF([.D274]=1;[.$D$1];[.$E$1])" office:value-type="string" office:string-value="O">
            <text:p>O</text:p>
          </table:table-cell>
          <table:table-cell office:value-type="float" office:value="5.6061">
            <text:p>5.6061</text:p>
          </table:table-cell>
          <table:table-cell office:value-type="float" office:value="15.837">
            <text:p>15.837</text:p>
          </table:table-cell>
          <table:table-cell office:value-type="float" office:value="15.363">
            <text:p>15.363</text:p>
          </table:table-cell>
        </table:table-row>
        <table:table-row table:style-name="ro1">
          <table:table-cell table:number-columns-repeated="2"/>
          <table:table-cell office:value-type="float" office:value="272">
            <text:p>272</text:p>
          </table:table-cell>
          <table:table-cell office:value-type="float" office:value="2">
            <text:p>2</text:p>
          </table:table-cell>
          <table:table-cell table:formula="of:=IF([.D275]=1;[.$D$1];[.$E$1])" office:value-type="string" office:string-value="O">
            <text:p>O</text:p>
          </table:table-cell>
          <table:table-cell office:value-type="float" office:value="2.5371">
            <text:p>2.5371</text:p>
          </table:table-cell>
          <table:table-cell office:value-type="float" office:value="8.0178">
            <text:p>8.0178</text:p>
          </table:table-cell>
          <table:table-cell office:value-type="float" office:value="7.5147">
            <text:p>7.5147</text:p>
          </table:table-cell>
        </table:table-row>
        <table:table-row table:style-name="ro1">
          <table:table-cell table:number-columns-repeated="2"/>
          <table:table-cell office:value-type="float" office:value="273">
            <text:p>273</text:p>
          </table:table-cell>
          <table:table-cell office:value-type="float" office:value="2">
            <text:p>2</text:p>
          </table:table-cell>
          <table:table-cell table:formula="of:=IF([.D276]=1;[.$D$1];[.$E$1])" office:value-type="string" office:string-value="O">
            <text:p>O</text:p>
          </table:table-cell>
          <table:table-cell office:value-type="float" office:value="3.8221">
            <text:p>3.8221</text:p>
          </table:table-cell>
          <table:table-cell office:value-type="float" office:value="12.637">
            <text:p>12.637</text:p>
          </table:table-cell>
          <table:table-cell office:value-type="float" office:value="2.0591">
            <text:p>2.0591</text:p>
          </table:table-cell>
        </table:table-row>
        <table:table-row table:style-name="ro1">
          <table:table-cell table:number-columns-repeated="2"/>
          <table:table-cell office:value-type="float" office:value="274">
            <text:p>274</text:p>
          </table:table-cell>
          <table:table-cell office:value-type="float" office:value="2">
            <text:p>2</text:p>
          </table:table-cell>
          <table:table-cell table:formula="of:=IF([.D277]=1;[.$D$1];[.$E$1])" office:value-type="string" office:string-value="O">
            <text:p>O</text:p>
          </table:table-cell>
          <table:table-cell office:value-type="float" office:value="2.0526">
            <text:p>2.0526</text:p>
          </table:table-cell>
          <table:table-cell office:value-type="float" office:value="6.9336">
            <text:p>6.9336</text:p>
          </table:table-cell>
          <table:table-cell office:value-type="float" office:value="15.505">
            <text:p>15.505</text:p>
          </table:table-cell>
        </table:table-row>
        <table:table-row table:style-name="ro1">
          <table:table-cell table:number-columns-repeated="2"/>
          <table:table-cell office:value-type="float" office:value="275">
            <text:p>275</text:p>
          </table:table-cell>
          <table:table-cell office:value-type="float" office:value="2">
            <text:p>2</text:p>
          </table:table-cell>
          <table:table-cell table:formula="of:=IF([.D278]=1;[.$D$1];[.$E$1])" office:value-type="string" office:string-value="O">
            <text:p>O</text:p>
          </table:table-cell>
          <table:table-cell office:value-type="float" office:value="10.292">
            <text:p>10.292</text:p>
          </table:table-cell>
          <table:table-cell office:value-type="float" office:value="0.70306">
            <text:p>0.70306</text:p>
          </table:table-cell>
          <table:table-cell office:value-type="float" office:value="4.9206">
            <text:p>4.9206</text:p>
          </table:table-cell>
        </table:table-row>
        <table:table-row table:style-name="ro1">
          <table:table-cell table:number-columns-repeated="2"/>
          <table:table-cell office:value-type="float" office:value="276">
            <text:p>276</text:p>
          </table:table-cell>
          <table:table-cell office:value-type="float" office:value="2">
            <text:p>2</text:p>
          </table:table-cell>
          <table:table-cell table:formula="of:=IF([.D279]=1;[.$D$1];[.$E$1])" office:value-type="string" office:string-value="O">
            <text:p>O</text:p>
          </table:table-cell>
          <table:table-cell office:value-type="float" office:value="4.2266">
            <text:p>4.2266</text:p>
          </table:table-cell>
          <table:table-cell office:value-type="float" office:value="4.3993">
            <text:p>4.3993</text:p>
          </table:table-cell>
          <table:table-cell office:value-type="float" office:value="0.65285">
            <text:p>0.65285</text:p>
          </table:table-cell>
        </table:table-row>
        <table:table-row table:style-name="ro1">
          <table:table-cell table:number-columns-repeated="2"/>
          <table:table-cell office:value-type="float" office:value="277">
            <text:p>277</text:p>
          </table:table-cell>
          <table:table-cell office:value-type="float" office:value="2">
            <text:p>2</text:p>
          </table:table-cell>
          <table:table-cell table:formula="of:=IF([.D280]=1;[.$D$1];[.$E$1])" office:value-type="string" office:string-value="O">
            <text:p>O</text:p>
          </table:table-cell>
          <table:table-cell office:value-type="float" office:value="12.111">
            <text:p>12.111</text:p>
          </table:table-cell>
          <table:table-cell office:value-type="float" office:value="0.053582">
            <text:p>0.053582</text:p>
          </table:table-cell>
          <table:table-cell office:value-type="float" office:value="13.895">
            <text:p>13.895</text:p>
          </table:table-cell>
        </table:table-row>
        <table:table-row table:style-name="ro1">
          <table:table-cell table:number-columns-repeated="2"/>
          <table:table-cell office:value-type="float" office:value="278">
            <text:p>278</text:p>
          </table:table-cell>
          <table:table-cell office:value-type="float" office:value="2">
            <text:p>2</text:p>
          </table:table-cell>
          <table:table-cell table:formula="of:=IF([.D281]=1;[.$D$1];[.$E$1])" office:value-type="string" office:string-value="O">
            <text:p>O</text:p>
          </table:table-cell>
          <table:table-cell office:value-type="float" office:value="3.4359">
            <text:p>3.4359</text:p>
          </table:table-cell>
          <table:table-cell office:value-type="float" office:value="9.5256">
            <text:p>9.5256</text:p>
          </table:table-cell>
          <table:table-cell office:value-type="float" office:value="5.5652">
            <text:p>5.5652</text:p>
          </table:table-cell>
        </table:table-row>
        <table:table-row table:style-name="ro1">
          <table:table-cell table:number-columns-repeated="2"/>
          <table:table-cell office:value-type="float" office:value="279">
            <text:p>279</text:p>
          </table:table-cell>
          <table:table-cell office:value-type="float" office:value="2">
            <text:p>2</text:p>
          </table:table-cell>
          <table:table-cell table:formula="of:=IF([.D282]=1;[.$D$1];[.$E$1])" office:value-type="string" office:string-value="O">
            <text:p>O</text:p>
          </table:table-cell>
          <table:table-cell office:value-type="float" office:value="6.2477">
            <text:p>6.2477</text:p>
          </table:table-cell>
          <table:table-cell office:value-type="float" office:value="2.791">
            <text:p>2.791</text:p>
          </table:table-cell>
          <table:table-cell office:value-type="float" office:value="3.0837">
            <text:p>3.0837</text:p>
          </table:table-cell>
        </table:table-row>
        <table:table-row table:style-name="ro1">
          <table:table-cell table:number-columns-repeated="2"/>
          <table:table-cell office:value-type="float" office:value="280">
            <text:p>280</text:p>
          </table:table-cell>
          <table:table-cell office:value-type="float" office:value="2">
            <text:p>2</text:p>
          </table:table-cell>
          <table:table-cell table:formula="of:=IF([.D283]=1;[.$D$1];[.$E$1])" office:value-type="string" office:string-value="O">
            <text:p>O</text:p>
          </table:table-cell>
          <table:table-cell office:value-type="float" office:value="6.8951">
            <text:p>6.8951</text:p>
          </table:table-cell>
          <table:table-cell office:value-type="float" office:value="3.7772">
            <text:p>3.7772</text:p>
          </table:table-cell>
          <table:table-cell office:value-type="float" office:value="5.5645">
            <text:p>5.5645</text:p>
          </table:table-cell>
        </table:table-row>
        <table:table-row table:style-name="ro1">
          <table:table-cell table:number-columns-repeated="2"/>
          <table:table-cell office:value-type="float" office:value="281">
            <text:p>281</text:p>
          </table:table-cell>
          <table:table-cell office:value-type="float" office:value="2">
            <text:p>2</text:p>
          </table:table-cell>
          <table:table-cell table:formula="of:=IF([.D284]=1;[.$D$1];[.$E$1])" office:value-type="string" office:string-value="O">
            <text:p>O</text:p>
          </table:table-cell>
          <table:table-cell office:value-type="float" office:value="6.527">
            <text:p>6.527</text:p>
          </table:table-cell>
          <table:table-cell office:value-type="float" office:value="7.974">
            <text:p>7.974</text:p>
          </table:table-cell>
          <table:table-cell office:value-type="float" office:value="13.369">
            <text:p>13.369</text:p>
          </table:table-cell>
        </table:table-row>
        <table:table-row table:style-name="ro1">
          <table:table-cell table:number-columns-repeated="2"/>
          <table:table-cell office:value-type="float" office:value="282">
            <text:p>282</text:p>
          </table:table-cell>
          <table:table-cell office:value-type="float" office:value="2">
            <text:p>2</text:p>
          </table:table-cell>
          <table:table-cell table:formula="of:=IF([.D285]=1;[.$D$1];[.$E$1])" office:value-type="string" office:string-value="O">
            <text:p>O</text:p>
          </table:table-cell>
          <table:table-cell office:value-type="float" office:value="5.9872">
            <text:p>5.9872</text:p>
          </table:table-cell>
          <table:table-cell office:value-type="float" office:value="1.8016">
            <text:p>1.8016</text:p>
          </table:table-cell>
          <table:table-cell office:value-type="float" office:value="13.746">
            <text:p>13.746</text:p>
          </table:table-cell>
        </table:table-row>
        <table:table-row table:style-name="ro1">
          <table:table-cell table:number-columns-repeated="2"/>
          <table:table-cell office:value-type="float" office:value="283">
            <text:p>283</text:p>
          </table:table-cell>
          <table:table-cell office:value-type="float" office:value="2">
            <text:p>2</text:p>
          </table:table-cell>
          <table:table-cell table:formula="of:=IF([.D286]=1;[.$D$1];[.$E$1])" office:value-type="string" office:string-value="O">
            <text:p>O</text:p>
          </table:table-cell>
          <table:table-cell office:value-type="float" office:value="10.977">
            <text:p>10.977</text:p>
          </table:table-cell>
          <table:table-cell office:value-type="float" office:value="6.1734">
            <text:p>6.1734</text:p>
          </table:table-cell>
          <table:table-cell office:value-type="float" office:value="11.037">
            <text:p>11.037</text:p>
          </table:table-cell>
        </table:table-row>
        <table:table-row table:style-name="ro1">
          <table:table-cell table:number-columns-repeated="2"/>
          <table:table-cell office:value-type="float" office:value="284">
            <text:p>284</text:p>
          </table:table-cell>
          <table:table-cell office:value-type="float" office:value="2">
            <text:p>2</text:p>
          </table:table-cell>
          <table:table-cell table:formula="of:=IF([.D287]=1;[.$D$1];[.$E$1])" office:value-type="string" office:string-value="O">
            <text:p>O</text:p>
          </table:table-cell>
          <table:table-cell office:value-type="float" office:value="15.239">
            <text:p>15.239</text:p>
          </table:table-cell>
          <table:table-cell office:value-type="float" office:value="8.7883">
            <text:p>8.7883</text:p>
          </table:table-cell>
          <table:table-cell office:value-type="float" office:value="12.263">
            <text:p>12.263</text:p>
          </table:table-cell>
        </table:table-row>
        <table:table-row table:style-name="ro1">
          <table:table-cell table:number-columns-repeated="2"/>
          <table:table-cell office:value-type="float" office:value="285">
            <text:p>285</text:p>
          </table:table-cell>
          <table:table-cell office:value-type="float" office:value="2">
            <text:p>2</text:p>
          </table:table-cell>
          <table:table-cell table:formula="of:=IF([.D288]=1;[.$D$1];[.$E$1])" office:value-type="string" office:string-value="O">
            <text:p>O</text:p>
          </table:table-cell>
          <table:table-cell office:value-type="float" office:value="12.345">
            <text:p>12.345</text:p>
          </table:table-cell>
          <table:table-cell office:value-type="float" office:value="13.564">
            <text:p>13.564</text:p>
          </table:table-cell>
          <table:table-cell office:value-type="float" office:value="12.94">
            <text:p>12.94</text:p>
          </table:table-cell>
        </table:table-row>
        <table:table-row table:style-name="ro1">
          <table:table-cell table:number-columns-repeated="2"/>
          <table:table-cell office:value-type="float" office:value="286">
            <text:p>286</text:p>
          </table:table-cell>
          <table:table-cell office:value-type="float" office:value="2">
            <text:p>2</text:p>
          </table:table-cell>
          <table:table-cell table:formula="of:=IF([.D289]=1;[.$D$1];[.$E$1])" office:value-type="string" office:string-value="O">
            <text:p>O</text:p>
          </table:table-cell>
          <table:table-cell office:value-type="float" office:value="11.785">
            <text:p>11.785</text:p>
          </table:table-cell>
          <table:table-cell office:value-type="float" office:value="0.82588">
            <text:p>0.82588</text:p>
          </table:table-cell>
          <table:table-cell office:value-type="float" office:value="9.4883">
            <text:p>9.4883</text:p>
          </table:table-cell>
        </table:table-row>
        <table:table-row table:style-name="ro1">
          <table:table-cell table:number-columns-repeated="2"/>
          <table:table-cell office:value-type="float" office:value="287">
            <text:p>287</text:p>
          </table:table-cell>
          <table:table-cell office:value-type="float" office:value="2">
            <text:p>2</text:p>
          </table:table-cell>
          <table:table-cell table:formula="of:=IF([.D290]=1;[.$D$1];[.$E$1])" office:value-type="string" office:string-value="O">
            <text:p>O</text:p>
          </table:table-cell>
          <table:table-cell office:value-type="float" office:value="0.60452">
            <text:p>0.60452</text:p>
          </table:table-cell>
          <table:table-cell office:value-type="float" office:value="1.6774">
            <text:p>1.6774</text:p>
          </table:table-cell>
          <table:table-cell office:value-type="float" office:value="13.073">
            <text:p>13.073</text:p>
          </table:table-cell>
        </table:table-row>
        <table:table-row table:style-name="ro1">
          <table:table-cell table:number-columns-repeated="2"/>
          <table:table-cell office:value-type="float" office:value="288">
            <text:p>288</text:p>
          </table:table-cell>
          <table:table-cell office:value-type="float" office:value="2">
            <text:p>2</text:p>
          </table:table-cell>
          <table:table-cell table:formula="of:=IF([.D291]=1;[.$D$1];[.$E$1])" office:value-type="string" office:string-value="O">
            <text:p>O</text:p>
          </table:table-cell>
          <table:table-cell office:value-type="float" office:value="14.205">
            <text:p>14.205</text:p>
          </table:table-cell>
          <table:table-cell office:value-type="float" office:value="13.385">
            <text:p>13.385</text:p>
          </table:table-cell>
          <table:table-cell office:value-type="float" office:value="11.247">
            <text:p>11.247</text:p>
          </table:table-cell>
        </table:table-row>
        <table:table-row table:style-name="ro1" table:number-rows-repeated="104828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</meta:initial-creator>
    <meta:creation-date>2013-07-09T17:51:29</meta:creation-date>
    <dc:date>2013-07-09T18:29:35</dc:date>
    <dc:creator>jason </dc:creator>
    <meta:editing-duration>PT35M16S</meta:editing-duration>
    <meta:editing-cycles>2</meta:editing-cycles>
    <meta:generator>LibreOffice/4.0.2.2$Linux_X86_64 LibreOffice_project/400m0$Build-2</meta:generator>
    <meta:document-statistic meta:table-count="2" meta:cell-count="3026" meta:object-count="0"/>
  </office:meta>
</office:document-meta>
</file>